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5" table:number-columns-repeated="16274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5-01T00:00:00" table:style-name="ce5">
            <text:p>2019/5/1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49599" table:style-name="ce6">
            <text:p>49,599<text:s/></text:p>
          </table:table-cell>
          <table:table-cell office:value-type="float" office:value="21060" table:style-name="ce6">
            <text:p>21,060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7214" table:style-name="ce6">
            <text:p>17,214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15425" table:style-name="ce6">
            <text:p>15,425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32476" table:style-name="ce6">
            <text:p>32,476<text:s/></text:p>
          </table:table-cell>
          <table:table-cell office:value-type="float" office:value="22773" table:style-name="ce6">
            <text:p>22,773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131882" table:style-name="ce6">
            <text:p>131,882<text:s/></text:p>
          </table:table-cell>
          <table:table-cell office:value-type="float" office:value="46255" table:style-name="ce6">
            <text:p>46,255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23204" table:style-name="ce6">
            <text:p>23,204<text:s/></text:p>
          </table:table-cell>
          <table:table-cell office:value-type="float" office:value="30495" table:style-name="ce6">
            <text:p>30,495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9976" table:style-name="ce6">
            <text:p>19,976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29978" table:style-name="ce6">
            <text:p>29,978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20034" table:style-name="ce6">
            <text:p>20,034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39862" table:style-name="ce6">
            <text:p>39,862<text:s/></text:p>
          </table:table-cell>
          <table:table-cell office:value-type="float" office:value="34014" table:style-name="ce6">
            <text:p>34,014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28882" table:style-name="ce6">
            <text:p>28,882<text:s/></text:p>
          </table:table-cell>
          <table:table-cell office:value-type="float" office:value="74407" table:style-name="ce6">
            <text:p>74,407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30609" table:style-name="ce6">
            <text:p>30,609<text:s/></text:p>
          </table:table-cell>
          <table:table-cell office:value-type="float" office:value="31029" table:style-name="ce6">
            <text:p>31,029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53539" table:style-name="ce6">
            <text:p>53,539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4786" table:style-name="ce6">
            <text:p>14,786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15713" table:style-name="ce6">
            <text:p>15,713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29940" table:style-name="ce6">
            <text:p>29,940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25481" table:style-name="ce6">
            <text:p>25,481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17894" table:style-name="ce6">
            <text:p>17,894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27689" table:style-name="ce6">
            <text:p>27,689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7340" table:style-name="ce6">
            <text:p>7,340<text:s/></text:p>
          </table:table-cell>
          <table:table-cell table:number-columns-repeated="16275"/>
        </table:table-row>
        <table:table-row table:style-name="ro2">
          <table:table-cell office:value-type="date" office:date-value="2019-05-02T00:00:00" table:style-name="ce5">
            <text:p>2019/5/2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17016" table:style-name="ce6">
            <text:p>17,016<text:s/></text:p>
          </table:table-cell>
          <table:table-cell office:value-type="float" office:value="47512" table:style-name="ce6">
            <text:p>47,512<text:s/></text:p>
          </table:table-cell>
          <table:table-cell office:value-type="float" office:value="50946" table:style-name="ce6">
            <text:p>50,946<text:s/></text:p>
          </table:table-cell>
          <table:table-cell office:value-type="float" office:value="28926" table:style-name="ce6">
            <text:p>28,926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5812" table:style-name="ce6">
            <text:p>15,812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18418" table:style-name="ce6">
            <text:p>18,418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29880" table:style-name="ce6">
            <text:p>29,880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28912" table:style-name="ce6">
            <text:p>28,912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36999" table:style-name="ce6">
            <text:p>36,999<text:s/></text:p>
          </table:table-cell>
          <table:table-cell office:value-type="float" office:value="32525" table:style-name="ce6">
            <text:p>32,525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39744" table:style-name="ce6">
            <text:p>39,744<text:s/></text:p>
          </table:table-cell>
          <table:table-cell office:value-type="float" office:value="29048" table:style-name="ce6">
            <text:p>29,048<text:s/></text:p>
          </table:table-cell>
          <table:table-cell office:value-type="float" office:value="26865" table:style-name="ce6">
            <text:p>26,865<text:s/></text:p>
          </table:table-cell>
          <table:table-cell office:value-type="float" office:value="22671" table:style-name="ce6">
            <text:p>22,671<text:s/></text:p>
          </table:table-cell>
          <table:table-cell office:value-type="float" office:value="27811" table:style-name="ce6">
            <text:p>27,811<text:s/></text:p>
          </table:table-cell>
          <table:table-cell office:value-type="float" office:value="149130" table:style-name="ce6">
            <text:p>149,130<text:s/></text:p>
          </table:table-cell>
          <table:table-cell office:value-type="float" office:value="46710" table:style-name="ce6">
            <text:p>46,710<text:s/></text:p>
          </table:table-cell>
          <table:table-cell office:value-type="float" office:value="26434" table:style-name="ce6">
            <text:p>26,434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33782" table:style-name="ce6">
            <text:p>33,782<text:s/></text:p>
          </table:table-cell>
          <table:table-cell office:value-type="float" office:value="32054" table:style-name="ce6">
            <text:p>32,054<text:s/></text:p>
          </table:table-cell>
          <table:table-cell office:value-type="float" office:value="24165" table:style-name="ce6">
            <text:p>24,165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34003" table:style-name="ce6">
            <text:p>34,003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34036" table:style-name="ce6">
            <text:p>34,036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28375" table:style-name="ce6">
            <text:p>28,375<text:s/></text:p>
          </table:table-cell>
          <table:table-cell office:value-type="float" office:value="44231" table:style-name="ce6">
            <text:p>44,231<text:s/></text:p>
          </table:table-cell>
          <table:table-cell office:value-type="float" office:value="43266" table:style-name="ce6">
            <text:p>43,266<text:s/></text:p>
          </table:table-cell>
          <table:table-cell office:value-type="float" office:value="27637" table:style-name="ce6">
            <text:p>27,637<text:s/></text:p>
          </table:table-cell>
          <table:table-cell office:value-type="float" office:value="32183" table:style-name="ce6">
            <text:p>32,183<text:s/></text:p>
          </table:table-cell>
          <table:table-cell office:value-type="float" office:value="74303" table:style-name="ce6">
            <text:p>74,303<text:s/></text:p>
          </table:table-cell>
          <table:table-cell office:value-type="float" office:value="27396" table:style-name="ce6">
            <text:p>27,396<text:s/></text:p>
          </table:table-cell>
          <table:table-cell office:value-type="float" office:value="35980" table:style-name="ce6">
            <text:p>35,980<text:s/></text:p>
          </table:table-cell>
          <table:table-cell office:value-type="float" office:value="37696" table:style-name="ce6">
            <text:p>37,696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63866" table:style-name="ce6">
            <text:p>63,866<text:s/></text:p>
          </table:table-cell>
          <table:table-cell office:value-type="float" office:value="22094" table:style-name="ce6">
            <text:p>22,094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16065" table:style-name="ce6">
            <text:p>16,065<text:s/></text:p>
          </table:table-cell>
          <table:table-cell office:value-type="float" office:value="18845" table:style-name="ce6">
            <text:p>18,845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40798" table:style-name="ce6">
            <text:p>40,798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46912" table:style-name="ce6">
            <text:p>46,912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7808" table:style-name="ce6">
            <text:p>27,808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32905" table:style-name="ce6">
            <text:p>32,905<text:s/></text:p>
          </table:table-cell>
          <table:table-cell office:value-type="float" office:value="31146" table:style-name="ce6">
            <text:p>31,146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9234" table:style-name="ce6">
            <text:p>9,234<text:s/></text:p>
          </table:table-cell>
          <table:table-cell table:number-columns-repeated="16275"/>
        </table:table-row>
        <table:table-row table:style-name="ro2">
          <table:table-cell office:value-type="date" office:date-value="2019-05-03T00:00:00" table:style-name="ce5">
            <text:p>2019/5/3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17470" table:style-name="ce6">
            <text:p>17,470<text:s/></text:p>
          </table:table-cell>
          <table:table-cell office:value-type="float" office:value="49114" table:style-name="ce6">
            <text:p>49,114<text:s/></text:p>
          </table:table-cell>
          <table:table-cell office:value-type="float" office:value="57577" table:style-name="ce6">
            <text:p>57,577<text:s/></text:p>
          </table:table-cell>
          <table:table-cell office:value-type="float" office:value="29756" table:style-name="ce6">
            <text:p>29,756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6256" table:style-name="ce6">
            <text:p>16,256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8644" table:style-name="ce6">
            <text:p>18,644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30635" table:style-name="ce6">
            <text:p>30,635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23585" table:style-name="ce6">
            <text:p>23,585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33386" table:style-name="ce6">
            <text:p>33,386<text:s/></text:p>
          </table:table-cell>
          <table:table-cell office:value-type="float" office:value="21632" table:style-name="ce6">
            <text:p>21,632<text:s/></text:p>
          </table:table-cell>
          <table:table-cell office:value-type="float" office:value="37695" table:style-name="ce6">
            <text:p>37,695<text:s/></text:p>
          </table:table-cell>
          <table:table-cell office:value-type="float" office:value="34083" table:style-name="ce6">
            <text:p>34,083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41457" table:style-name="ce6">
            <text:p>41,457<text:s/></text:p>
          </table:table-cell>
          <table:table-cell office:value-type="float" office:value="30334" table:style-name="ce6">
            <text:p>30,334<text:s/></text:p>
          </table:table-cell>
          <table:table-cell office:value-type="float" office:value="27379" table:style-name="ce6">
            <text:p>27,379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29216" table:style-name="ce6">
            <text:p>29,216<text:s/></text:p>
          </table:table-cell>
          <table:table-cell office:value-type="float" office:value="190734" table:style-name="ce6">
            <text:p>190,734<text:s/></text:p>
          </table:table-cell>
          <table:table-cell office:value-type="float" office:value="53075" table:style-name="ce6">
            <text:p>53,075<text:s/></text:p>
          </table:table-cell>
          <table:table-cell office:value-type="float" office:value="29365" table:style-name="ce6">
            <text:p>29,365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31729" table:style-name="ce6">
            <text:p>31,729<text:s/></text:p>
          </table:table-cell>
          <table:table-cell office:value-type="float" office:value="40362" table:style-name="ce6">
            <text:p>40,362<text:s/></text:p>
          </table:table-cell>
          <table:table-cell office:value-type="float" office:value="34741" table:style-name="ce6">
            <text:p>34,741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35426" table:style-name="ce6">
            <text:p>35,426<text:s/></text:p>
          </table:table-cell>
          <table:table-cell office:value-type="float" office:value="7661" table:style-name="ce6">
            <text:p>7,661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21972" table:style-name="ce6">
            <text:p>21,972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41283" table:style-name="ce6">
            <text:p>41,283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24251" table:style-name="ce6">
            <text:p>24,251<text:s/></text:p>
          </table:table-cell>
          <table:table-cell office:value-type="float" office:value="25619" table:style-name="ce6">
            <text:p>25,619<text:s/></text:p>
          </table:table-cell>
          <table:table-cell office:value-type="float" office:value="32267" table:style-name="ce6">
            <text:p>32,267<text:s/></text:p>
          </table:table-cell>
          <table:table-cell office:value-type="float" office:value="48476" table:style-name="ce6">
            <text:p>48,476<text:s/></text:p>
          </table:table-cell>
          <table:table-cell office:value-type="float" office:value="44670" table:style-name="ce6">
            <text:p>44,670<text:s/></text:p>
          </table:table-cell>
          <table:table-cell office:value-type="float" office:value="28722" table:style-name="ce6">
            <text:p>28,722<text:s/></text:p>
          </table:table-cell>
          <table:table-cell office:value-type="float" office:value="35022" table:style-name="ce6">
            <text:p>35,022<text:s/></text:p>
          </table:table-cell>
          <table:table-cell office:value-type="float" office:value="87395" table:style-name="ce6">
            <text:p>87,395<text:s/></text:p>
          </table:table-cell>
          <table:table-cell office:value-type="float" office:value="27790" table:style-name="ce6">
            <text:p>27,790<text:s/></text:p>
          </table:table-cell>
          <table:table-cell office:value-type="float" office:value="38156" table:style-name="ce6">
            <text:p>38,156<text:s/></text:p>
          </table:table-cell>
          <table:table-cell office:value-type="float" office:value="42405" table:style-name="ce6">
            <text:p>42,405<text:s/></text:p>
          </table:table-cell>
          <table:table-cell office:value-type="float" office:value="29510" table:style-name="ce6">
            <text:p>29,510<text:s/></text:p>
          </table:table-cell>
          <table:table-cell office:value-type="float" office:value="73282" table:style-name="ce6">
            <text:p>73,282<text:s/></text:p>
          </table:table-cell>
          <table:table-cell office:value-type="float" office:value="22986" table:style-name="ce6">
            <text:p>22,986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21877" table:style-name="ce6">
            <text:p>21,877<text:s/></text:p>
          </table:table-cell>
          <table:table-cell office:value-type="float" office:value="15913" table:style-name="ce6">
            <text:p>15,913<text:s/></text:p>
          </table:table-cell>
          <table:table-cell office:value-type="float" office:value="53687" table:style-name="ce6">
            <text:p>53,687<text:s/></text:p>
          </table:table-cell>
          <table:table-cell office:value-type="float" office:value="22658" table:style-name="ce6">
            <text:p>22,658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47617" table:style-name="ce6">
            <text:p>47,617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28627" table:style-name="ce6">
            <text:p>28,627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35166" table:style-name="ce6">
            <text:p>35,166<text:s/></text:p>
          </table:table-cell>
          <table:table-cell office:value-type="float" office:value="32529" table:style-name="ce6">
            <text:p>32,529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3852" table:style-name="ce6">
            <text:p>13,852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9779" table:style-name="ce6">
            <text:p>9,779<text:s/></text:p>
          </table:table-cell>
          <table:table-cell table:number-columns-repeated="16275"/>
        </table:table-row>
        <table:table-row table:style-name="ro2">
          <table:table-cell office:value-type="date" office:date-value="2019-05-04T00:00:00" table:style-name="ce5">
            <text:p>2019/5/4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28361" table:style-name="ce6">
            <text:p>28,361<text:s/></text:p>
          </table:table-cell>
          <table:table-cell office:value-type="float" office:value="56250" table:style-name="ce6">
            <text:p>56,250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8916" table:style-name="ce6">
            <text:p>18,916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33287" table:style-name="ce6">
            <text:p>33,287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30278" table:style-name="ce6">
            <text:p>30,278<text:s/></text:p>
          </table:table-cell>
          <table:table-cell office:value-type="float" office:value="27903" table:style-name="ce6">
            <text:p>27,903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34725" table:style-name="ce6">
            <text:p>34,725<text:s/></text:p>
          </table:table-cell>
          <table:table-cell office:value-type="float" office:value="24689" table:style-name="ce6">
            <text:p>24,689<text:s/></text:p>
          </table:table-cell>
          <table:table-cell office:value-type="float" office:value="20763" table:style-name="ce6">
            <text:p>20,763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180734" table:style-name="ce6">
            <text:p>180,734<text:s/></text:p>
          </table:table-cell>
          <table:table-cell office:value-type="float" office:value="51962" table:style-name="ce6">
            <text:p>51,962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31162" table:style-name="ce6">
            <text:p>31,162<text:s/></text:p>
          </table:table-cell>
          <table:table-cell office:value-type="float" office:value="38085" table:style-name="ce6">
            <text:p>38,085<text:s/></text:p>
          </table:table-cell>
          <table:table-cell office:value-type="float" office:value="31342" table:style-name="ce6">
            <text:p>31,342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42252" table:style-name="ce6">
            <text:p>42,252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30374" table:style-name="ce6">
            <text:p>30,374<text:s/></text:p>
          </table:table-cell>
          <table:table-cell office:value-type="float" office:value="45290" table:style-name="ce6">
            <text:p>45,290<text:s/></text:p>
          </table:table-cell>
          <table:table-cell office:value-type="float" office:value="34235" table:style-name="ce6">
            <text:p>34,235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33926" table:style-name="ce6">
            <text:p>33,926<text:s/></text:p>
          </table:table-cell>
          <table:table-cell office:value-type="float" office:value="93947" table:style-name="ce6">
            <text:p>93,947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35044" table:style-name="ce6">
            <text:p>35,044<text:s/></text:p>
          </table:table-cell>
          <table:table-cell office:value-type="float" office:value="36262" table:style-name="ce6">
            <text:p>36,262<text:s/></text:p>
          </table:table-cell>
          <table:table-cell office:value-type="float" office:value="25642" table:style-name="ce6">
            <text:p>25,642<text:s/></text:p>
          </table:table-cell>
          <table:table-cell office:value-type="float" office:value="60263" table:style-name="ce6">
            <text:p>60,263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6008" table:style-name="ce6">
            <text:p>16,008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58908" table:style-name="ce6">
            <text:p>58,908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19982" table:style-name="ce6">
            <text:p>19,982<text:s/></text:p>
          </table:table-cell>
          <table:table-cell office:value-type="float" office:value="18994" table:style-name="ce6">
            <text:p>18,994<text:s/></text:p>
          </table:table-cell>
          <table:table-cell office:value-type="float" office:value="22165" table:style-name="ce6">
            <text:p>22,165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23660" table:style-name="ce6">
            <text:p>23,660<text:s/></text:p>
          </table:table-cell>
          <table:table-cell office:value-type="float" office:value="29322" table:style-name="ce6">
            <text:p>29,322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10608" table:style-name="ce6">
            <text:p>10,608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7979" table:style-name="ce6">
            <text:p>7,979<text:s/></text:p>
          </table:table-cell>
          <table:table-cell table:number-columns-repeated="16275"/>
        </table:table-row>
        <table:table-row table:style-name="ro2">
          <table:table-cell office:value-type="date" office:date-value="2019-05-05T00:00:00" table:style-name="ce5">
            <text:p>2019/5/5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45408" table:style-name="ce6">
            <text:p>45,408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7561" table:style-name="ce6">
            <text:p>7,561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31630" table:style-name="ce6">
            <text:p>31,630<text:s/></text:p>
          </table:table-cell>
          <table:table-cell office:value-type="float" office:value="16390" table:style-name="ce6">
            <text:p>16,390<text:s/></text:p>
          </table:table-cell>
          <table:table-cell office:value-type="float" office:value="24858" table:style-name="ce6">
            <text:p>24,858<text:s/></text:p>
          </table:table-cell>
          <table:table-cell office:value-type="float" office:value="28867" table:style-name="ce6">
            <text:p>28,867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30858" table:style-name="ce6">
            <text:p>30,858<text:s/></text:p>
          </table:table-cell>
          <table:table-cell office:value-type="float" office:value="21982" table:style-name="ce6">
            <text:p>21,982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66078" table:style-name="ce6">
            <text:p>166,078<text:s/></text:p>
          </table:table-cell>
          <table:table-cell office:value-type="float" office:value="42710" table:style-name="ce6">
            <text:p>42,710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27757" table:style-name="ce6">
            <text:p>27,757<text:s/></text:p>
          </table:table-cell>
          <table:table-cell office:value-type="float" office:value="32684" table:style-name="ce6">
            <text:p>32,684<text:s/></text:p>
          </table:table-cell>
          <table:table-cell office:value-type="float" office:value="26757" table:style-name="ce6">
            <text:p>26,757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23828" table:style-name="ce6">
            <text:p>23,828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43885" table:style-name="ce6">
            <text:p>43,885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40076" table:style-name="ce6">
            <text:p>40,076<text:s/></text:p>
          </table:table-cell>
          <table:table-cell office:value-type="float" office:value="30827" table:style-name="ce6">
            <text:p>30,827<text:s/></text:p>
          </table:table-cell>
          <table:table-cell office:value-type="float" office:value="20318" table:style-name="ce6">
            <text:p>20,318<text:s/></text:p>
          </table:table-cell>
          <table:table-cell office:value-type="float" office:value="30442" table:style-name="ce6">
            <text:p>30,442<text:s/></text:p>
          </table:table-cell>
          <table:table-cell office:value-type="float" office:value="78263" table:style-name="ce6">
            <text:p>78,263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31511" table:style-name="ce6">
            <text:p>31,511<text:s/></text:p>
          </table:table-cell>
          <table:table-cell office:value-type="float" office:value="27873" table:style-name="ce6">
            <text:p>27,873<text:s/></text:p>
          </table:table-cell>
          <table:table-cell office:value-type="float" office:value="21052" table:style-name="ce6">
            <text:p>21,052<text:s/></text:p>
          </table:table-cell>
          <table:table-cell office:value-type="float" office:value="49940" table:style-name="ce6">
            <text:p>49,940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44139" table:style-name="ce6">
            <text:p>44,139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8058" table:style-name="ce6">
            <text:p>18,058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20443" table:style-name="ce6">
            <text:p>20,443<text:s/></text:p>
          </table:table-cell>
          <table:table-cell office:value-type="float" office:value="24349" table:style-name="ce6">
            <text:p>24,349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241" table:style-name="ce6">
            <text:p>7,241<text:s/></text:p>
          </table:table-cell>
          <table:table-cell table:number-columns-repeated="16275"/>
        </table:table-row>
        <table:table-row table:style-name="ro2">
          <table:table-cell office:value-type="date" office:date-value="2019-05-06T00:00:00" table:style-name="ce5">
            <text:p>2019/5/6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45161" table:style-name="ce6">
            <text:p>45,161<text:s/></text:p>
          </table:table-cell>
          <table:table-cell office:value-type="float" office:value="46506" table:style-name="ce6">
            <text:p>46,506<text:s/></text:p>
          </table:table-cell>
          <table:table-cell office:value-type="float" office:value="27902" table:style-name="ce6">
            <text:p>27,902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18511" table:style-name="ce6">
            <text:p>18,511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28671" table:style-name="ce6">
            <text:p>28,671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17992" table:style-name="ce6">
            <text:p>17,992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27999" table:style-name="ce6">
            <text:p>27,999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35362" table:style-name="ce6">
            <text:p>35,362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40067" table:style-name="ce6">
            <text:p>40,067<text:s/></text:p>
          </table:table-cell>
          <table:table-cell office:value-type="float" office:value="28675" table:style-name="ce6">
            <text:p>28,675<text:s/></text:p>
          </table:table-cell>
          <table:table-cell office:value-type="float" office:value="27397" table:style-name="ce6">
            <text:p>27,397<text:s/></text:p>
          </table:table-cell>
          <table:table-cell office:value-type="float" office:value="22547" table:style-name="ce6">
            <text:p>22,547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140771" table:style-name="ce6">
            <text:p>140,771<text:s/></text:p>
          </table:table-cell>
          <table:table-cell office:value-type="float" office:value="39686" table:style-name="ce6">
            <text:p>39,686<text:s/></text:p>
          </table:table-cell>
          <table:table-cell office:value-type="float" office:value="25165" table:style-name="ce6">
            <text:p>25,165<text:s/></text:p>
          </table:table-cell>
          <table:table-cell office:value-type="float" office:value="24888" table:style-name="ce6">
            <text:p>24,888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30807" table:style-name="ce6">
            <text:p>30,807<text:s/></text:p>
          </table:table-cell>
          <table:table-cell office:value-type="float" office:value="28920" table:style-name="ce6">
            <text:p>28,920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34002" table:style-name="ce6">
            <text:p>34,002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34375" table:style-name="ce6">
            <text:p>34,375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23074" table:style-name="ce6">
            <text:p>23,074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28112" table:style-name="ce6">
            <text:p>28,112<text:s/></text:p>
          </table:table-cell>
          <table:table-cell office:value-type="float" office:value="43928" table:style-name="ce6">
            <text:p>43,928<text:s/></text:p>
          </table:table-cell>
          <table:table-cell office:value-type="float" office:value="43257" table:style-name="ce6">
            <text:p>43,257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28943" table:style-name="ce6">
            <text:p>28,943<text:s/></text:p>
          </table:table-cell>
          <table:table-cell office:value-type="float" office:value="65719" table:style-name="ce6">
            <text:p>65,719<text:s/></text:p>
          </table:table-cell>
          <table:table-cell office:value-type="float" office:value="24629" table:style-name="ce6">
            <text:p>24,629<text:s/></text:p>
          </table:table-cell>
          <table:table-cell office:value-type="float" office:value="32581" table:style-name="ce6">
            <text:p>32,581<text:s/></text:p>
          </table:table-cell>
          <table:table-cell office:value-type="float" office:value="34947" table:style-name="ce6">
            <text:p>34,947<text:s/></text:p>
          </table:table-cell>
          <table:table-cell office:value-type="float" office:value="22346" table:style-name="ce6">
            <text:p>22,346<text:s/></text:p>
          </table:table-cell>
          <table:table-cell office:value-type="float" office:value="63084" table:style-name="ce6">
            <text:p>63,084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41073" table:style-name="ce6">
            <text:p>41,073<text:s/></text:p>
          </table:table-cell>
          <table:table-cell office:value-type="float" office:value="20069" table:style-name="ce6">
            <text:p>20,069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42969" table:style-name="ce6">
            <text:p>42,969<text:s/></text:p>
          </table:table-cell>
          <table:table-cell office:value-type="float" office:value="26204" table:style-name="ce6">
            <text:p>26,204<text:s/></text:p>
          </table:table-cell>
          <table:table-cell office:value-type="float" office:value="26702" table:style-name="ce6">
            <text:p>26,702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31410" table:style-name="ce6">
            <text:p>31,410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13068" table:style-name="ce6">
            <text:p>13,068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9413" table:style-name="ce6">
            <text:p>9,413<text:s/></text:p>
          </table:table-cell>
          <table:table-cell table:number-columns-repeated="16275"/>
        </table:table-row>
        <table:table-row table:style-name="ro2">
          <table:table-cell office:value-type="date" office:date-value="2019-05-07T00:00:00" table:style-name="ce5">
            <text:p>2019/5/7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46346" table:style-name="ce6">
            <text:p>46,346<text:s/></text:p>
          </table:table-cell>
          <table:table-cell office:value-type="float" office:value="46523" table:style-name="ce6">
            <text:p>46,523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29660" table:style-name="ce6">
            <text:p>29,660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27910" table:style-name="ce6">
            <text:p>27,910<text:s/></text:p>
          </table:table-cell>
          <table:table-cell office:value-type="float" office:value="18973" table:style-name="ce6">
            <text:p>18,973<text:s/></text:p>
          </table:table-cell>
          <table:table-cell office:value-type="float" office:value="35822" table:style-name="ce6">
            <text:p>35,822<text:s/></text:p>
          </table:table-cell>
          <table:table-cell office:value-type="float" office:value="29172" table:style-name="ce6">
            <text:p>29,172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40291" table:style-name="ce6">
            <text:p>40,291<text:s/></text:p>
          </table:table-cell>
          <table:table-cell office:value-type="float" office:value="29232" table:style-name="ce6">
            <text:p>29,232<text:s/></text:p>
          </table:table-cell>
          <table:table-cell office:value-type="float" office:value="27288" table:style-name="ce6">
            <text:p>27,288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28889" table:style-name="ce6">
            <text:p>28,889<text:s/></text:p>
          </table:table-cell>
          <table:table-cell office:value-type="float" office:value="133039" table:style-name="ce6">
            <text:p>133,039<text:s/></text:p>
          </table:table-cell>
          <table:table-cell office:value-type="float" office:value="40141" table:style-name="ce6">
            <text:p>40,141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28543" table:style-name="ce6">
            <text:p>28,543<text:s/></text:p>
          </table:table-cell>
          <table:table-cell office:value-type="float" office:value="32220" table:style-name="ce6">
            <text:p>32,220<text:s/></text:p>
          </table:table-cell>
          <table:table-cell office:value-type="float" office:value="29119" table:style-name="ce6">
            <text:p>29,119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34351" table:style-name="ce6">
            <text:p>34,351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33087" table:style-name="ce6">
            <text:p>33,087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25597" table:style-name="ce6">
            <text:p>25,597<text:s/></text:p>
          </table:table-cell>
          <table:table-cell office:value-type="float" office:value="28520" table:style-name="ce6">
            <text:p>28,520<text:s/></text:p>
          </table:table-cell>
          <table:table-cell office:value-type="float" office:value="42912" table:style-name="ce6">
            <text:p>42,912<text:s/></text:p>
          </table:table-cell>
          <table:table-cell office:value-type="float" office:value="43641" table:style-name="ce6">
            <text:p>43,641<text:s/></text:p>
          </table:table-cell>
          <table:table-cell office:value-type="float" office:value="27553" table:style-name="ce6">
            <text:p>27,553<text:s/></text:p>
          </table:table-cell>
          <table:table-cell office:value-type="float" office:value="29365" table:style-name="ce6">
            <text:p>29,365<text:s/></text:p>
          </table:table-cell>
          <table:table-cell office:value-type="float" office:value="65799" table:style-name="ce6">
            <text:p>65,799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33539" table:style-name="ce6">
            <text:p>33,539<text:s/></text:p>
          </table:table-cell>
          <table:table-cell office:value-type="float" office:value="36152" table:style-name="ce6">
            <text:p>36,152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61999" table:style-name="ce6">
            <text:p>61,999<text:s/></text:p>
          </table:table-cell>
          <table:table-cell office:value-type="float" office:value="22359" table:style-name="ce6">
            <text:p>22,359<text:s/></text:p>
          </table:table-cell>
          <table:table-cell office:value-type="float" office:value="17387" table:style-name="ce6">
            <text:p>17,387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33266" table:style-name="ce6">
            <text:p>33,266<text:s/></text:p>
          </table:table-cell>
          <table:table-cell office:value-type="float" office:value="20384" table:style-name="ce6">
            <text:p>20,384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43799" table:style-name="ce6">
            <text:p>43,799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25026" table:style-name="ce6">
            <text:p>25,026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19187" table:style-name="ce6">
            <text:p>19,187<text:s/></text:p>
          </table:table-cell>
          <table:table-cell office:value-type="float" office:value="31932" table:style-name="ce6">
            <text:p>31,932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9360" table:style-name="ce6">
            <text:p>9,360<text:s/></text:p>
          </table:table-cell>
          <table:table-cell table:number-columns-repeated="16275"/>
        </table:table-row>
        <table:table-row table:style-name="ro2">
          <table:table-cell office:value-type="date" office:date-value="2019-05-08T00:00:00" table:style-name="ce5">
            <text:p>2019/5/8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16431" table:style-name="ce6">
            <text:p>16,431<text:s/></text:p>
          </table:table-cell>
          <table:table-cell office:value-type="float" office:value="45782" table:style-name="ce6">
            <text:p>45,782<text:s/></text:p>
          </table:table-cell>
          <table:table-cell office:value-type="float" office:value="48357" table:style-name="ce6">
            <text:p>48,357<text:s/></text:p>
          </table:table-cell>
          <table:table-cell office:value-type="float" office:value="28874" table:style-name="ce6">
            <text:p>28,874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18741" table:style-name="ce6">
            <text:p>18,741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33095" table:style-name="ce6">
            <text:p>33,095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18198" table:style-name="ce6">
            <text:p>18,198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28102" table:style-name="ce6">
            <text:p>28,102<text:s/></text:p>
          </table:table-cell>
          <table:table-cell office:value-type="float" office:value="19043" table:style-name="ce6">
            <text:p>19,043<text:s/></text:p>
          </table:table-cell>
          <table:table-cell office:value-type="float" office:value="35982" table:style-name="ce6">
            <text:p>35,982<text:s/></text:p>
          </table:table-cell>
          <table:table-cell office:value-type="float" office:value="29743" table:style-name="ce6">
            <text:p>29,743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39513" table:style-name="ce6">
            <text:p>39,513<text:s/></text:p>
          </table:table-cell>
          <table:table-cell office:value-type="float" office:value="28845" table:style-name="ce6">
            <text:p>28,845<text:s/></text:p>
          </table:table-cell>
          <table:table-cell office:value-type="float" office:value="27014" table:style-name="ce6">
            <text:p>27,014<text:s/></text:p>
          </table:table-cell>
          <table:table-cell office:value-type="float" office:value="22792" table:style-name="ce6">
            <text:p>22,792<text:s/></text:p>
          </table:table-cell>
          <table:table-cell office:value-type="float" office:value="28621" table:style-name="ce6">
            <text:p>28,621<text:s/></text:p>
          </table:table-cell>
          <table:table-cell office:value-type="float" office:value="133539" table:style-name="ce6">
            <text:p>133,539<text:s/></text:p>
          </table:table-cell>
          <table:table-cell office:value-type="float" office:value="41632" table:style-name="ce6">
            <text:p>41,632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28989" table:style-name="ce6">
            <text:p>28,989<text:s/></text:p>
          </table:table-cell>
          <table:table-cell office:value-type="float" office:value="32780" table:style-name="ce6">
            <text:p>32,780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34854" table:style-name="ce6">
            <text:p>34,854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33872" table:style-name="ce6">
            <text:p>33,872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23243" table:style-name="ce6">
            <text:p>23,243<text:s/></text:p>
          </table:table-cell>
          <table:table-cell office:value-type="float" office:value="25588" table:style-name="ce6">
            <text:p>25,588<text:s/></text:p>
          </table:table-cell>
          <table:table-cell office:value-type="float" office:value="28937" table:style-name="ce6">
            <text:p>28,937<text:s/></text:p>
          </table:table-cell>
          <table:table-cell office:value-type="float" office:value="43341" table:style-name="ce6">
            <text:p>43,341<text:s/></text:p>
          </table:table-cell>
          <table:table-cell office:value-type="float" office:value="43575" table:style-name="ce6">
            <text:p>43,575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29637" table:style-name="ce6">
            <text:p>29,637<text:s/></text:p>
          </table:table-cell>
          <table:table-cell office:value-type="float" office:value="66624" table:style-name="ce6">
            <text:p>66,624<text:s/></text:p>
          </table:table-cell>
          <table:table-cell office:value-type="float" office:value="26913" table:style-name="ce6">
            <text:p>26,913<text:s/></text:p>
          </table:table-cell>
          <table:table-cell office:value-type="float" office:value="33554" table:style-name="ce6">
            <text:p>33,554<text:s/></text:p>
          </table:table-cell>
          <table:table-cell office:value-type="float" office:value="36271" table:style-name="ce6">
            <text:p>36,271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63594" table:style-name="ce6">
            <text:p>63,594<text:s/></text:p>
          </table:table-cell>
          <table:table-cell office:value-type="float" office:value="22262" table:style-name="ce6">
            <text:p>22,262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29844" table:style-name="ce6">
            <text:p>29,844<text:s/></text:p>
          </table:table-cell>
          <table:table-cell office:value-type="float" office:value="20387" table:style-name="ce6">
            <text:p>20,387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44004" table:style-name="ce6">
            <text:p>44,004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25239" table:style-name="ce6">
            <text:p>25,239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8758" table:style-name="ce6">
            <text:p>18,758<text:s/></text:p>
          </table:table-cell>
          <table:table-cell office:value-type="float" office:value="31431" table:style-name="ce6">
            <text:p>31,431<text:s/></text:p>
          </table:table-cell>
          <table:table-cell office:value-type="float" office:value="26368" table:style-name="ce6">
            <text:p>26,368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3285" table:style-name="ce6">
            <text:p>13,285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9518" table:style-name="ce6">
            <text:p>9,518<text:s/></text:p>
          </table:table-cell>
          <table:table-cell table:number-columns-repeated="16275"/>
        </table:table-row>
        <table:table-row table:style-name="ro2">
          <table:table-cell office:value-type="date" office:date-value="2019-05-09T00:00:00" table:style-name="ce5">
            <text:p>2019/5/9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16721" table:style-name="ce6">
            <text:p>16,721<text:s/></text:p>
          </table:table-cell>
          <table:table-cell office:value-type="float" office:value="47159" table:style-name="ce6">
            <text:p>47,159<text:s/></text:p>
          </table:table-cell>
          <table:table-cell office:value-type="float" office:value="49058" table:style-name="ce6">
            <text:p>49,058<text:s/></text:p>
          </table:table-cell>
          <table:table-cell office:value-type="float" office:value="28762" table:style-name="ce6">
            <text:p>28,762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19005" table:style-name="ce6">
            <text:p>19,005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33263" table:style-name="ce6">
            <text:p>33,263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36384" table:style-name="ce6">
            <text:p>36,384<text:s/></text:p>
          </table:table-cell>
          <table:table-cell office:value-type="float" office:value="29993" table:style-name="ce6">
            <text:p>29,993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40704" table:style-name="ce6">
            <text:p>40,704<text:s/></text:p>
          </table:table-cell>
          <table:table-cell office:value-type="float" office:value="29435" table:style-name="ce6">
            <text:p>29,435<text:s/></text:p>
          </table:table-cell>
          <table:table-cell office:value-type="float" office:value="27493" table:style-name="ce6">
            <text:p>27,493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27809" table:style-name="ce6">
            <text:p>27,809<text:s/></text:p>
          </table:table-cell>
          <table:table-cell office:value-type="float" office:value="141760" table:style-name="ce6">
            <text:p>141,760<text:s/></text:p>
          </table:table-cell>
          <table:table-cell office:value-type="float" office:value="42260" table:style-name="ce6">
            <text:p>42,260<text:s/></text:p>
          </table:table-cell>
          <table:table-cell office:value-type="float" office:value="25009" table:style-name="ce6">
            <text:p>25,009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28346" table:style-name="ce6">
            <text:p>28,346<text:s/></text:p>
          </table:table-cell>
          <table:table-cell office:value-type="float" office:value="31229" table:style-name="ce6">
            <text:p>31,229<text:s/></text:p>
          </table:table-cell>
          <table:table-cell office:value-type="float" office:value="29057" table:style-name="ce6">
            <text:p>29,057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34372" table:style-name="ce6">
            <text:p>34,372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20060" table:style-name="ce6">
            <text:p>20,060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33264" table:style-name="ce6">
            <text:p>33,264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9138" table:style-name="ce6">
            <text:p>29,138<text:s/></text:p>
          </table:table-cell>
          <table:table-cell office:value-type="float" office:value="45088" table:style-name="ce6">
            <text:p>45,088<text:s/></text:p>
          </table:table-cell>
          <table:table-cell office:value-type="float" office:value="44196" table:style-name="ce6">
            <text:p>44,196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29185" table:style-name="ce6">
            <text:p>29,185<text:s/></text:p>
          </table:table-cell>
          <table:table-cell office:value-type="float" office:value="68666" table:style-name="ce6">
            <text:p>68,666<text:s/></text:p>
          </table:table-cell>
          <table:table-cell office:value-type="float" office:value="26419" table:style-name="ce6">
            <text:p>26,419<text:s/></text:p>
          </table:table-cell>
          <table:table-cell office:value-type="float" office:value="34344" table:style-name="ce6">
            <text:p>34,344<text:s/></text:p>
          </table:table-cell>
          <table:table-cell office:value-type="float" office:value="36954" table:style-name="ce6">
            <text:p>36,954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66052" table:style-name="ce6">
            <text:p>66,052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31216" table:style-name="ce6">
            <text:p>31,216<text:s/></text:p>
          </table:table-cell>
          <table:table-cell office:value-type="float" office:value="20647" table:style-name="ce6">
            <text:p>20,647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45082" table:style-name="ce6">
            <text:p>45,082<text:s/></text:p>
          </table:table-cell>
          <table:table-cell office:value-type="float" office:value="27222" table:style-name="ce6">
            <text:p>27,222<text:s/></text:p>
          </table:table-cell>
          <table:table-cell office:value-type="float" office:value="27535" table:style-name="ce6">
            <text:p>27,535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31809" table:style-name="ce6">
            <text:p>31,809<text:s/></text:p>
          </table:table-cell>
          <table:table-cell office:value-type="float" office:value="26794" table:style-name="ce6">
            <text:p>26,794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13258" table:style-name="ce6">
            <text:p>13,258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9599" table:style-name="ce6">
            <text:p>9,599<text:s/></text:p>
          </table:table-cell>
          <table:table-cell table:number-columns-repeated="16275"/>
        </table:table-row>
        <table:table-row table:style-name="ro2">
          <table:table-cell office:value-type="date" office:date-value="2019-05-10T00:00:00" table:style-name="ce5">
            <text:p>2019/5/10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48429" table:style-name="ce6">
            <text:p>48,429<text:s/></text:p>
          </table:table-cell>
          <table:table-cell office:value-type="float" office:value="57834" table:style-name="ce6">
            <text:p>57,834<text:s/></text:p>
          </table:table-cell>
          <table:table-cell office:value-type="float" office:value="30461" table:style-name="ce6">
            <text:p>30,461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34058" table:style-name="ce6">
            <text:p>34,058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23755" table:style-name="ce6">
            <text:p>23,755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31677" table:style-name="ce6">
            <text:p>31,677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38426" table:style-name="ce6">
            <text:p>38,426<text:s/></text:p>
          </table:table-cell>
          <table:table-cell office:value-type="float" office:value="32639" table:style-name="ce6">
            <text:p>32,639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41262" table:style-name="ce6">
            <text:p>41,262<text:s/></text:p>
          </table:table-cell>
          <table:table-cell office:value-type="float" office:value="30048" table:style-name="ce6">
            <text:p>30,048<text:s/></text:p>
          </table:table-cell>
          <table:table-cell office:value-type="float" office:value="27719" table:style-name="ce6">
            <text:p>27,719<text:s/></text:p>
          </table:table-cell>
          <table:table-cell office:value-type="float" office:value="23680" table:style-name="ce6">
            <text:p>23,680<text:s/></text:p>
          </table:table-cell>
          <table:table-cell office:value-type="float" office:value="28429" table:style-name="ce6">
            <text:p>28,429<text:s/></text:p>
          </table:table-cell>
          <table:table-cell office:value-type="float" office:value="195602" table:style-name="ce6">
            <text:p>195,602<text:s/></text:p>
          </table:table-cell>
          <table:table-cell office:value-type="float" office:value="49166" table:style-name="ce6">
            <text:p>49,166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31233" table:style-name="ce6">
            <text:p>31,233<text:s/></text:p>
          </table:table-cell>
          <table:table-cell office:value-type="float" office:value="36564" table:style-name="ce6">
            <text:p>36,564<text:s/></text:p>
          </table:table-cell>
          <table:table-cell office:value-type="float" office:value="31855" table:style-name="ce6">
            <text:p>31,855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35792" table:style-name="ce6">
            <text:p>35,792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22073" table:style-name="ce6">
            <text:p>22,073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37342" table:style-name="ce6">
            <text:p>37,342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26089" table:style-name="ce6">
            <text:p>26,089<text:s/></text:p>
          </table:table-cell>
          <table:table-cell office:value-type="float" office:value="31832" table:style-name="ce6">
            <text:p>31,832<text:s/></text:p>
          </table:table-cell>
          <table:table-cell office:value-type="float" office:value="50866" table:style-name="ce6">
            <text:p>50,866<text:s/></text:p>
          </table:table-cell>
          <table:table-cell office:value-type="float" office:value="45012" table:style-name="ce6">
            <text:p>45,012<text:s/></text:p>
          </table:table-cell>
          <table:table-cell office:value-type="float" office:value="29376" table:style-name="ce6">
            <text:p>29,376<text:s/></text:p>
          </table:table-cell>
          <table:table-cell office:value-type="float" office:value="32172" table:style-name="ce6">
            <text:p>32,172<text:s/></text:p>
          </table:table-cell>
          <table:table-cell office:value-type="float" office:value="80792" table:style-name="ce6">
            <text:p>80,792<text:s/></text:p>
          </table:table-cell>
          <table:table-cell office:value-type="float" office:value="25967" table:style-name="ce6">
            <text:p>25,967<text:s/></text:p>
          </table:table-cell>
          <table:table-cell office:value-type="float" office:value="37232" table:style-name="ce6">
            <text:p>37,232<text:s/></text:p>
          </table:table-cell>
          <table:table-cell office:value-type="float" office:value="41617" table:style-name="ce6">
            <text:p>41,617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75249" table:style-name="ce6">
            <text:p>75,249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25064" table:style-name="ce6">
            <text:p>25,064<text:s/></text:p>
          </table:table-cell>
          <table:table-cell office:value-type="float" office:value="14378" table:style-name="ce6">
            <text:p>14,378<text:s/></text:p>
          </table:table-cell>
          <table:table-cell office:value-type="float" office:value="34731" table:style-name="ce6">
            <text:p>34,731<text:s/></text:p>
          </table:table-cell>
          <table:table-cell office:value-type="float" office:value="21892" table:style-name="ce6">
            <text:p>21,892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45396" table:style-name="ce6">
            <text:p>45,396<text:s/></text:p>
          </table:table-cell>
          <table:table-cell office:value-type="float" office:value="27509" table:style-name="ce6">
            <text:p>27,509<text:s/></text:p>
          </table:table-cell>
          <table:table-cell office:value-type="float" office:value="28479" table:style-name="ce6">
            <text:p>28,479<text:s/></text:p>
          </table:table-cell>
          <table:table-cell office:value-type="float" office:value="27428" table:style-name="ce6">
            <text:p>27,428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33012" table:style-name="ce6">
            <text:p>33,012<text:s/></text:p>
          </table:table-cell>
          <table:table-cell office:value-type="float" office:value="29279" table:style-name="ce6">
            <text:p>29,279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9824" table:style-name="ce6">
            <text:p>9,824<text:s/></text:p>
          </table:table-cell>
          <table:table-cell table:number-columns-repeated="16275"/>
        </table:table-row>
        <table:table-row table:style-name="ro2">
          <table:table-cell office:value-type="date" office:date-value="2019-05-11T00:00:00" table:style-name="ce5">
            <text:p>2019/5/11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26639" table:style-name="ce6">
            <text:p>26,639<text:s/></text:p>
          </table:table-cell>
          <table:table-cell office:value-type="float" office:value="54958" table:style-name="ce6">
            <text:p>54,958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31424" table:style-name="ce6">
            <text:p>31,424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29631" table:style-name="ce6">
            <text:p>29,631<text:s/></text:p>
          </table:table-cell>
          <table:table-cell office:value-type="float" office:value="25679" table:style-name="ce6">
            <text:p>25,679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33450" table:style-name="ce6">
            <text:p>33,450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20642" table:style-name="ce6">
            <text:p>20,642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13344" table:style-name="ce6">
            <text:p>13,344<text:s/></text:p>
          </table:table-cell>
          <table:table-cell office:value-type="float" office:value="175927" table:style-name="ce6">
            <text:p>175,927<text:s/></text:p>
          </table:table-cell>
          <table:table-cell office:value-type="float" office:value="47885" table:style-name="ce6">
            <text:p>47,885<text:s/></text:p>
          </table:table-cell>
          <table:table-cell office:value-type="float" office:value="21139" table:style-name="ce6">
            <text:p>21,139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35551" table:style-name="ce6">
            <text:p>35,551<text:s/></text:p>
          </table:table-cell>
          <table:table-cell office:value-type="float" office:value="34619" table:style-name="ce6">
            <text:p>34,619<text:s/></text:p>
          </table:table-cell>
          <table:table-cell office:value-type="float" office:value="28356" table:style-name="ce6">
            <text:p>28,356<text:s/></text:p>
          </table:table-cell>
          <table:table-cell office:value-type="float" office:value="22649" table:style-name="ce6">
            <text:p>22,649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26285" table:style-name="ce6">
            <text:p>26,285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39488" table:style-name="ce6">
            <text:p>39,488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17445" table:style-name="ce6">
            <text:p>17,445<text:s/></text:p>
          </table:table-cell>
          <table:table-cell office:value-type="float" office:value="29271" table:style-name="ce6">
            <text:p>29,271<text:s/></text:p>
          </table:table-cell>
          <table:table-cell office:value-type="float" office:value="45821" table:style-name="ce6">
            <text:p>45,821<text:s/></text:p>
          </table:table-cell>
          <table:table-cell office:value-type="float" office:value="33932" table:style-name="ce6">
            <text:p>33,932<text:s/></text:p>
          </table:table-cell>
          <table:table-cell office:value-type="float" office:value="23146" table:style-name="ce6">
            <text:p>23,146<text:s/></text:p>
          </table:table-cell>
          <table:table-cell office:value-type="float" office:value="30784" table:style-name="ce6">
            <text:p>30,784<text:s/></text:p>
          </table:table-cell>
          <table:table-cell office:value-type="float" office:value="87566" table:style-name="ce6">
            <text:p>87,566<text:s/></text:p>
          </table:table-cell>
          <table:table-cell office:value-type="float" office:value="18708" table:style-name="ce6">
            <text:p>18,708<text:s/></text:p>
          </table:table-cell>
          <table:table-cell office:value-type="float" office:value="32366" table:style-name="ce6">
            <text:p>32,366<text:s/></text:p>
          </table:table-cell>
          <table:table-cell office:value-type="float" office:value="35241" table:style-name="ce6">
            <text:p>35,241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59590" table:style-name="ce6">
            <text:p>59,590<text:s/></text:p>
          </table:table-cell>
          <table:table-cell office:value-type="float" office:value="17619" table:style-name="ce6">
            <text:p>17,619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17613" table:style-name="ce6">
            <text:p>17,613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28621" table:style-name="ce6">
            <text:p>28,621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22063" table:style-name="ce6">
            <text:p>22,06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17484" table:style-name="ce6">
            <text:p>17,484<text:s/></text:p>
          </table:table-cell>
          <table:table-cell office:value-type="float" office:value="20699" table:style-name="ce6">
            <text:p>20,699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21573" table:style-name="ce6">
            <text:p>21,573<text:s/></text:p>
          </table:table-cell>
          <table:table-cell office:value-type="float" office:value="25017" table:style-name="ce6">
            <text:p>25,017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7627" table:style-name="ce6">
            <text:p>7,627<text:s/></text:p>
          </table:table-cell>
          <table:table-cell table:number-columns-repeated="16275"/>
        </table:table-row>
        <table:table-row table:style-name="ro2">
          <table:table-cell office:value-type="date" office:date-value="2019-05-12T00:00:00" table:style-name="ce5">
            <text:p>2019/5/12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43327" table:style-name="ce6">
            <text:p>43,327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26422" table:style-name="ce6">
            <text:p>26,422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21730" table:style-name="ce6">
            <text:p>21,730<text:s/></text:p>
          </table:table-cell>
          <table:table-cell office:value-type="float" office:value="34431" table:style-name="ce6">
            <text:p>34,431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29851" table:style-name="ce6">
            <text:p>29,851<text:s/></text:p>
          </table:table-cell>
          <table:table-cell office:value-type="float" office:value="20654" table:style-name="ce6">
            <text:p>20,654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149093" table:style-name="ce6">
            <text:p>149,093<text:s/></text:p>
          </table:table-cell>
          <table:table-cell office:value-type="float" office:value="37815" table:style-name="ce6">
            <text:p>37,815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29362" table:style-name="ce6">
            <text:p>29,362<text:s/></text:p>
          </table:table-cell>
          <table:table-cell office:value-type="float" office:value="23156" table:style-name="ce6">
            <text:p>23,156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42896" table:style-name="ce6">
            <text:p>42,896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38829" table:style-name="ce6">
            <text:p>38,829<text:s/></text:p>
          </table:table-cell>
          <table:table-cell office:value-type="float" office:value="28921" table:style-name="ce6">
            <text:p>28,921<text:s/></text:p>
          </table:table-cell>
          <table:table-cell office:value-type="float" office:value="19834" table:style-name="ce6">
            <text:p>19,834<text:s/></text:p>
          </table:table-cell>
          <table:table-cell office:value-type="float" office:value="28201" table:style-name="ce6">
            <text:p>28,201<text:s/></text:p>
          </table:table-cell>
          <table:table-cell office:value-type="float" office:value="69695" table:style-name="ce6">
            <text:p>69,695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25323" table:style-name="ce6">
            <text:p>25,323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51196" table:style-name="ce6">
            <text:p>51,196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25932" table:style-name="ce6">
            <text:p>25,932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6782" table:style-name="ce6">
            <text:p>6,782<text:s/></text:p>
          </table:table-cell>
          <table:table-cell table:number-columns-repeated="16275"/>
        </table:table-row>
        <table:table-row table:style-name="ro2">
          <table:table-cell office:value-type="date" office:date-value="2019-05-13T00:00:00" table:style-name="ce5">
            <text:p>2019/5/13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43286" table:style-name="ce6">
            <text:p>43,286<text:s/></text:p>
          </table:table-cell>
          <table:table-cell office:value-type="float" office:value="43164" table:style-name="ce6">
            <text:p>43,164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15172" table:style-name="ce6">
            <text:p>15,172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5729" table:style-name="ce6">
            <text:p>15,729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9548" table:style-name="ce6">
            <text:p>19,548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28204" table:style-name="ce6">
            <text:p>28,204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21145" table:style-name="ce6">
            <text:p>21,145<text:s/></text:p>
          </table:table-cell>
          <table:table-cell office:value-type="float" office:value="17860" table:style-name="ce6">
            <text:p>17,860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28514" table:style-name="ce6">
            <text:p>28,514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34239" table:style-name="ce6">
            <text:p>34,239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37937" table:style-name="ce6">
            <text:p>37,937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25878" table:style-name="ce6">
            <text:p>25,878<text:s/></text:p>
          </table:table-cell>
          <table:table-cell office:value-type="float" office:value="21838" table:style-name="ce6">
            <text:p>21,838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136577" table:style-name="ce6">
            <text:p>136,577<text:s/></text:p>
          </table:table-cell>
          <table:table-cell office:value-type="float" office:value="38447" table:style-name="ce6">
            <text:p>38,447<text:s/></text:p>
          </table:table-cell>
          <table:table-cell office:value-type="float" office:value="24709" table:style-name="ce6">
            <text:p>24,709<text:s/></text:p>
          </table:table-cell>
          <table:table-cell office:value-type="float" office:value="24635" table:style-name="ce6">
            <text:p>24,635<text:s/></text:p>
          </table:table-cell>
          <table:table-cell office:value-type="float" office:value="27334" table:style-name="ce6">
            <text:p>27,334<text:s/></text:p>
          </table:table-cell>
          <table:table-cell office:value-type="float" office:value="33373" table:style-name="ce6">
            <text:p>33,373<text:s/></text:p>
          </table:table-cell>
          <table:table-cell office:value-type="float" office:value="29011" table:style-name="ce6">
            <text:p>29,011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33646" table:style-name="ce6">
            <text:p>33,646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37677" table:style-name="ce6">
            <text:p>37,677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22568" table:style-name="ce6">
            <text:p>22,568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27388" table:style-name="ce6">
            <text:p>27,388<text:s/></text:p>
          </table:table-cell>
          <table:table-cell office:value-type="float" office:value="42103" table:style-name="ce6">
            <text:p>42,103<text:s/></text:p>
          </table:table-cell>
          <table:table-cell office:value-type="float" office:value="41527" table:style-name="ce6">
            <text:p>41,527<text:s/></text:p>
          </table:table-cell>
          <table:table-cell office:value-type="float" office:value="27065" table:style-name="ce6">
            <text:p>27,065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66054" table:style-name="ce6">
            <text:p>66,054<text:s/></text:p>
          </table:table-cell>
          <table:table-cell office:value-type="float" office:value="22118" table:style-name="ce6">
            <text:p>22,118<text:s/></text:p>
          </table:table-cell>
          <table:table-cell office:value-type="float" office:value="32379" table:style-name="ce6">
            <text:p>32,379<text:s/></text:p>
          </table:table-cell>
          <table:table-cell office:value-type="float" office:value="34544" table:style-name="ce6">
            <text:p>34,544<text:s/></text:p>
          </table:table-cell>
          <table:table-cell office:value-type="float" office:value="21937" table:style-name="ce6">
            <text:p>21,937<text:s/></text:p>
          </table:table-cell>
          <table:table-cell office:value-type="float" office:value="60800" table:style-name="ce6">
            <text:p>60,800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29592" table:style-name="ce6">
            <text:p>29,592<text:s/></text:p>
          </table:table-cell>
          <table:table-cell office:value-type="float" office:value="19092" table:style-name="ce6">
            <text:p>19,092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12920" table:style-name="ce6">
            <text:p>12,920<text:s/></text:p>
          </table:table-cell>
          <table:table-cell office:value-type="float" office:value="41348" table:style-name="ce6">
            <text:p>41,348<text:s/></text:p>
          </table:table-cell>
          <table:table-cell office:value-type="float" office:value="24761" table:style-name="ce6">
            <text:p>24,761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24580" table:style-name="ce6">
            <text:p>24,580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9119" table:style-name="ce6">
            <text:p>9,119<text:s/></text:p>
          </table:table-cell>
          <table:table-cell table:number-columns-repeated="16275"/>
        </table:table-row>
        <table:table-row table:style-name="ro2">
          <table:table-cell office:value-type="date" office:date-value="2019-05-14T00:00:00" table:style-name="ce5">
            <text:p>2019/5/14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44356" table:style-name="ce6">
            <text:p>44,356<text:s/></text:p>
          </table:table-cell>
          <table:table-cell office:value-type="float" office:value="44413" table:style-name="ce6">
            <text:p>44,413<text:s/></text:p>
          </table:table-cell>
          <table:table-cell office:value-type="float" office:value="28059" table:style-name="ce6">
            <text:p>28,059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19896" table:style-name="ce6">
            <text:p>19,896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29501" table:style-name="ce6">
            <text:p>29,501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22149" table:style-name="ce6">
            <text:p>22,149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28016" table:style-name="ce6">
            <text:p>28,016<text:s/></text:p>
          </table:table-cell>
          <table:table-cell office:value-type="float" office:value="18653" table:style-name="ce6">
            <text:p>18,653<text:s/></text:p>
          </table:table-cell>
          <table:table-cell office:value-type="float" office:value="35081" table:style-name="ce6">
            <text:p>35,081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38899" table:style-name="ce6">
            <text:p>38,899<text:s/></text:p>
          </table:table-cell>
          <table:table-cell office:value-type="float" office:value="28378" table:style-name="ce6">
            <text:p>28,378<text:s/></text:p>
          </table:table-cell>
          <table:table-cell office:value-type="float" office:value="26411" table:style-name="ce6">
            <text:p>26,411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28197" table:style-name="ce6">
            <text:p>28,197<text:s/></text:p>
          </table:table-cell>
          <table:table-cell office:value-type="float" office:value="134055" table:style-name="ce6">
            <text:p>134,055<text:s/></text:p>
          </table:table-cell>
          <table:table-cell office:value-type="float" office:value="40231" table:style-name="ce6">
            <text:p>40,231<text:s/></text:p>
          </table:table-cell>
          <table:table-cell office:value-type="float" office:value="24756" table:style-name="ce6">
            <text:p>24,756<text:s/></text:p>
          </table:table-cell>
          <table:table-cell office:value-type="float" office:value="25236" table:style-name="ce6">
            <text:p>25,236<text:s/></text:p>
          </table:table-cell>
          <table:table-cell office:value-type="float" office:value="28918" table:style-name="ce6">
            <text:p>28,918<text:s/></text:p>
          </table:table-cell>
          <table:table-cell office:value-type="float" office:value="32753" table:style-name="ce6">
            <text:p>32,753<text:s/></text:p>
          </table:table-cell>
          <table:table-cell office:value-type="float" office:value="29388" table:style-name="ce6">
            <text:p>29,388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33579" table:style-name="ce6">
            <text:p>33,579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34850" table:style-name="ce6">
            <text:p>34,850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22923" table:style-name="ce6">
            <text:p>22,923<text:s/></text:p>
          </table:table-cell>
          <table:table-cell office:value-type="float" office:value="25282" table:style-name="ce6">
            <text:p>25,282<text:s/></text:p>
          </table:table-cell>
          <table:table-cell office:value-type="float" office:value="28617" table:style-name="ce6">
            <text:p>28,617<text:s/></text:p>
          </table:table-cell>
          <table:table-cell office:value-type="float" office:value="42495" table:style-name="ce6">
            <text:p>42,495<text:s/></text:p>
          </table:table-cell>
          <table:table-cell office:value-type="float" office:value="42718" table:style-name="ce6">
            <text:p>42,718<text:s/></text:p>
          </table:table-cell>
          <table:table-cell office:value-type="float" office:value="27430" table:style-name="ce6">
            <text:p>27,430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66142" table:style-name="ce6">
            <text:p>66,142<text:s/></text:p>
          </table:table-cell>
          <table:table-cell office:value-type="float" office:value="25182" table:style-name="ce6">
            <text:p>25,182<text:s/></text:p>
          </table:table-cell>
          <table:table-cell office:value-type="float" office:value="32694" table:style-name="ce6">
            <text:p>32,694<text:s/></text:p>
          </table:table-cell>
          <table:table-cell office:value-type="float" office:value="35899" table:style-name="ce6">
            <text:p>35,899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60085" table:style-name="ce6">
            <text:p>60,085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16875" table:style-name="ce6">
            <text:p>16,875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7585" table:style-name="ce6">
            <text:p>17,585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29886" table:style-name="ce6">
            <text:p>29,886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42078" table:style-name="ce6">
            <text:p>42,078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24678" table:style-name="ce6">
            <text:p>24,678<text:s/></text:p>
          </table:table-cell>
          <table:table-cell office:value-type="float" office:value="14293" table:style-name="ce6">
            <text:p>14,293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8314" table:style-name="ce6">
            <text:p>18,314<text:s/></text:p>
          </table:table-cell>
          <table:table-cell office:value-type="float" office:value="30326" table:style-name="ce6">
            <text:p>30,326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9203" table:style-name="ce6">
            <text:p>9,203<text:s/></text:p>
          </table:table-cell>
          <table:table-cell table:number-columns-repeated="16275"/>
        </table:table-row>
        <table:table-row table:style-name="ro2">
          <table:table-cell office:value-type="date" office:date-value="2019-05-15T00:00:00" table:style-name="ce5">
            <text:p>2019/5/15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45273" table:style-name="ce6">
            <text:p>45,273<text:s/></text:p>
          </table:table-cell>
          <table:table-cell office:value-type="float" office:value="45616" table:style-name="ce6">
            <text:p>45,616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9614" table:style-name="ce6">
            <text:p>19,614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28610" table:style-name="ce6">
            <text:p>28,610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35690" table:style-name="ce6">
            <text:p>35,690<text:s/></text:p>
          </table:table-cell>
          <table:table-cell office:value-type="float" office:value="28699" table:style-name="ce6">
            <text:p>28,699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38824" table:style-name="ce6">
            <text:p>38,824<text:s/></text:p>
          </table:table-cell>
          <table:table-cell office:value-type="float" office:value="28641" table:style-name="ce6">
            <text:p>28,641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28392" table:style-name="ce6">
            <text:p>28,392<text:s/></text:p>
          </table:table-cell>
          <table:table-cell office:value-type="float" office:value="137237" table:style-name="ce6">
            <text:p>137,237<text:s/></text:p>
          </table:table-cell>
          <table:table-cell office:value-type="float" office:value="41609" table:style-name="ce6">
            <text:p>41,609<text:s/></text:p>
          </table:table-cell>
          <table:table-cell office:value-type="float" office:value="26196" table:style-name="ce6">
            <text:p>26,196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28914" table:style-name="ce6">
            <text:p>28,914<text:s/></text:p>
          </table:table-cell>
          <table:table-cell office:value-type="float" office:value="33432" table:style-name="ce6">
            <text:p>33,432<text:s/></text:p>
          </table:table-cell>
          <table:table-cell office:value-type="float" office:value="29184" table:style-name="ce6">
            <text:p>29,184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34880" table:style-name="ce6">
            <text:p>34,880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35281" table:style-name="ce6">
            <text:p>35,281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25035" table:style-name="ce6">
            <text:p>25,035<text:s/></text:p>
          </table:table-cell>
          <table:table-cell office:value-type="float" office:value="28833" table:style-name="ce6">
            <text:p>28,833<text:s/></text:p>
          </table:table-cell>
          <table:table-cell office:value-type="float" office:value="42779" table:style-name="ce6">
            <text:p>42,779<text:s/></text:p>
          </table:table-cell>
          <table:table-cell office:value-type="float" office:value="42732" table:style-name="ce6">
            <text:p>42,732<text:s/></text:p>
          </table:table-cell>
          <table:table-cell office:value-type="float" office:value="27726" table:style-name="ce6">
            <text:p>27,726<text:s/></text:p>
          </table:table-cell>
          <table:table-cell office:value-type="float" office:value="29526" table:style-name="ce6">
            <text:p>29,526<text:s/></text:p>
          </table:table-cell>
          <table:table-cell office:value-type="float" office:value="68366" table:style-name="ce6">
            <text:p>68,366<text:s/></text:p>
          </table:table-cell>
          <table:table-cell office:value-type="float" office:value="25810" table:style-name="ce6">
            <text:p>25,810<text:s/></text:p>
          </table:table-cell>
          <table:table-cell office:value-type="float" office:value="32754" table:style-name="ce6">
            <text:p>32,754<text:s/></text:p>
          </table:table-cell>
          <table:table-cell office:value-type="float" office:value="36899" table:style-name="ce6">
            <text:p>36,899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62534" table:style-name="ce6">
            <text:p>62,534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15471" table:style-name="ce6">
            <text:p>15,471<text:s/></text:p>
          </table:table-cell>
          <table:table-cell office:value-type="float" office:value="18113" table:style-name="ce6">
            <text:p>18,113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31775" table:style-name="ce6">
            <text:p>31,775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43241" table:style-name="ce6">
            <text:p>43,241<text:s/></text:p>
          </table:table-cell>
          <table:table-cell office:value-type="float" office:value="30965" table:style-name="ce6">
            <text:p>30,965<text:s/></text:p>
          </table:table-cell>
          <table:table-cell office:value-type="float" office:value="26478" table:style-name="ce6">
            <text:p>26,478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31016" table:style-name="ce6">
            <text:p>31,016<text:s/></text:p>
          </table:table-cell>
          <table:table-cell office:value-type="float" office:value="26221" table:style-name="ce6">
            <text:p>26,221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9440" table:style-name="ce6">
            <text:p>9,440<text:s/></text:p>
          </table:table-cell>
          <table:table-cell table:number-columns-repeated="16275"/>
        </table:table-row>
        <table:table-row table:style-name="ro2">
          <table:table-cell office:value-type="date" office:date-value="2019-05-16T00:00:00" table:style-name="ce5">
            <text:p>2019/5/16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44728" table:style-name="ce6">
            <text:p>44,728<text:s/></text:p>
          </table:table-cell>
          <table:table-cell office:value-type="float" office:value="45676" table:style-name="ce6">
            <text:p>45,676<text:s/></text:p>
          </table:table-cell>
          <table:table-cell office:value-type="float" office:value="28288" table:style-name="ce6">
            <text:p>28,288<text:s/></text:p>
          </table:table-cell>
          <table:table-cell office:value-type="float" office:value="15858" table:style-name="ce6">
            <text:p>15,858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18183" table:style-name="ce6">
            <text:p>18,183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30449" table:style-name="ce6">
            <text:p>30,449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8337" table:style-name="ce6">
            <text:p>18,337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28440" table:style-name="ce6">
            <text:p>28,440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35255" table:style-name="ce6">
            <text:p>35,255<text:s/></text:p>
          </table:table-cell>
          <table:table-cell office:value-type="float" office:value="29719" table:style-name="ce6">
            <text:p>29,719<text:s/></text:p>
          </table:table-cell>
          <table:table-cell office:value-type="float" office:value="11982" table:style-name="ce6">
            <text:p>11,982<text:s/></text:p>
          </table:table-cell>
          <table:table-cell office:value-type="float" office:value="38745" table:style-name="ce6">
            <text:p>38,745<text:s/></text:p>
          </table:table-cell>
          <table:table-cell office:value-type="float" office:value="28515" table:style-name="ce6">
            <text:p>28,515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22492" table:style-name="ce6">
            <text:p>22,492<text:s/></text:p>
          </table:table-cell>
          <table:table-cell office:value-type="float" office:value="28086" table:style-name="ce6">
            <text:p>28,086<text:s/></text:p>
          </table:table-cell>
          <table:table-cell office:value-type="float" office:value="141020" table:style-name="ce6">
            <text:p>141,020<text:s/></text:p>
          </table:table-cell>
          <table:table-cell office:value-type="float" office:value="41599" table:style-name="ce6">
            <text:p>41,599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25361" table:style-name="ce6">
            <text:p>25,361<text:s/></text:p>
          </table:table-cell>
          <table:table-cell office:value-type="float" office:value="28402" table:style-name="ce6">
            <text:p>28,402<text:s/></text:p>
          </table:table-cell>
          <table:table-cell office:value-type="float" office:value="33838" table:style-name="ce6">
            <text:p>33,838<text:s/></text:p>
          </table:table-cell>
          <table:table-cell office:value-type="float" office:value="29703" table:style-name="ce6">
            <text:p>29,703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34248" table:style-name="ce6">
            <text:p>34,248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35275" table:style-name="ce6">
            <text:p>35,275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28744" table:style-name="ce6">
            <text:p>28,744<text:s/></text:p>
          </table:table-cell>
          <table:table-cell office:value-type="float" office:value="43070" table:style-name="ce6">
            <text:p>43,070<text:s/></text:p>
          </table:table-cell>
          <table:table-cell office:value-type="float" office:value="42262" table:style-name="ce6">
            <text:p>42,262<text:s/></text:p>
          </table:table-cell>
          <table:table-cell office:value-type="float" office:value="27835" table:style-name="ce6">
            <text:p>27,835<text:s/></text:p>
          </table:table-cell>
          <table:table-cell office:value-type="float" office:value="29308" table:style-name="ce6">
            <text:p>29,308<text:s/></text:p>
          </table:table-cell>
          <table:table-cell office:value-type="float" office:value="68517" table:style-name="ce6">
            <text:p>68,517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34253" table:style-name="ce6">
            <text:p>34,253<text:s/></text:p>
          </table:table-cell>
          <table:table-cell office:value-type="float" office:value="36924" table:style-name="ce6">
            <text:p>36,924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62128" table:style-name="ce6">
            <text:p>62,128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31212" table:style-name="ce6">
            <text:p>31,212<text:s/></text:p>
          </table:table-cell>
          <table:table-cell office:value-type="float" office:value="20111" table:style-name="ce6">
            <text:p>20,111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43307" table:style-name="ce6">
            <text:p>43,307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26615" table:style-name="ce6">
            <text:p>26,615<text:s/></text:p>
          </table:table-cell>
          <table:table-cell office:value-type="float" office:value="25294" table:style-name="ce6">
            <text:p>25,294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8747" table:style-name="ce6">
            <text:p>18,747<text:s/></text:p>
          </table:table-cell>
          <table:table-cell office:value-type="float" office:value="31218" table:style-name="ce6">
            <text:p>31,218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2780" table:style-name="ce6">
            <text:p>12,780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9368" table:style-name="ce6">
            <text:p>9,368<text:s/></text:p>
          </table:table-cell>
          <table:table-cell table:number-columns-repeated="16275"/>
        </table:table-row>
        <table:table-row table:style-name="ro2">
          <table:table-cell office:value-type="date" office:date-value="2019-05-17T00:00:00" table:style-name="ce5">
            <text:p>2019/5/17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16742" table:style-name="ce6">
            <text:p>16,742<text:s/></text:p>
          </table:table-cell>
          <table:table-cell office:value-type="float" office:value="48364" table:style-name="ce6">
            <text:p>48,364<text:s/></text:p>
          </table:table-cell>
          <table:table-cell office:value-type="float" office:value="53358" table:style-name="ce6">
            <text:p>53,358<text:s/></text:p>
          </table:table-cell>
          <table:table-cell office:value-type="float" office:value="30392" table:style-name="ce6">
            <text:p>30,392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6460" table:style-name="ce6">
            <text:p>16,460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9808" table:style-name="ce6">
            <text:p>19,808<text:s/></text:p>
          </table:table-cell>
          <table:table-cell office:value-type="float" office:value="19048" table:style-name="ce6">
            <text:p>19,048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30578" table:style-name="ce6">
            <text:p>30,578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23142" table:style-name="ce6">
            <text:p>23,142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33062" table:style-name="ce6">
            <text:p>33,062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37574" table:style-name="ce6">
            <text:p>37,574<text:s/></text:p>
          </table:table-cell>
          <table:table-cell office:value-type="float" office:value="31414" table:style-name="ce6">
            <text:p>31,414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41549" table:style-name="ce6">
            <text:p>41,549<text:s/></text:p>
          </table:table-cell>
          <table:table-cell office:value-type="float" office:value="30311" table:style-name="ce6">
            <text:p>30,311<text:s/></text:p>
          </table:table-cell>
          <table:table-cell office:value-type="float" office:value="27819" table:style-name="ce6">
            <text:p>27,819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28986" table:style-name="ce6">
            <text:p>28,986<text:s/></text:p>
          </table:table-cell>
          <table:table-cell office:value-type="float" office:value="184611" table:style-name="ce6">
            <text:p>184,611<text:s/></text:p>
          </table:table-cell>
          <table:table-cell office:value-type="float" office:value="48334" table:style-name="ce6">
            <text:p>48,334<text:s/></text:p>
          </table:table-cell>
          <table:table-cell office:value-type="float" office:value="27759" table:style-name="ce6">
            <text:p>27,759<text:s/></text:p>
          </table:table-cell>
          <table:table-cell office:value-type="float" office:value="25979" table:style-name="ce6">
            <text:p>25,979<text:s/></text:p>
          </table:table-cell>
          <table:table-cell office:value-type="float" office:value="29744" table:style-name="ce6">
            <text:p>29,744<text:s/></text:p>
          </table:table-cell>
          <table:table-cell office:value-type="float" office:value="35580" table:style-name="ce6">
            <text:p>35,580<text:s/></text:p>
          </table:table-cell>
          <table:table-cell office:value-type="float" office:value="31006" table:style-name="ce6">
            <text:p>31,006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34570" table:style-name="ce6">
            <text:p>34,570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34717" table:style-name="ce6">
            <text:p>34,717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32306" table:style-name="ce6">
            <text:p>32,306<text:s/></text:p>
          </table:table-cell>
          <table:table-cell office:value-type="float" office:value="49731" table:style-name="ce6">
            <text:p>49,731<text:s/></text:p>
          </table:table-cell>
          <table:table-cell office:value-type="float" office:value="44611" table:style-name="ce6">
            <text:p>44,611<text:s/></text:p>
          </table:table-cell>
          <table:table-cell office:value-type="float" office:value="29040" table:style-name="ce6">
            <text:p>29,040<text:s/></text:p>
          </table:table-cell>
          <table:table-cell office:value-type="float" office:value="31013" table:style-name="ce6">
            <text:p>31,013<text:s/></text:p>
          </table:table-cell>
          <table:table-cell office:value-type="float" office:value="84441" table:style-name="ce6">
            <text:p>84,441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37765" table:style-name="ce6">
            <text:p>37,765<text:s/></text:p>
          </table:table-cell>
          <table:table-cell office:value-type="float" office:value="42474" table:style-name="ce6">
            <text:p>42,474<text:s/></text:p>
          </table:table-cell>
          <table:table-cell office:value-type="float" office:value="28201" table:style-name="ce6">
            <text:p>28,201<text:s/></text:p>
          </table:table-cell>
          <table:table-cell office:value-type="float" office:value="72687" table:style-name="ce6">
            <text:p>72,687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15939" table:style-name="ce6">
            <text:p>15,939<text:s/></text:p>
          </table:table-cell>
          <table:table-cell office:value-type="float" office:value="22185" table:style-name="ce6">
            <text:p>22,185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45865" table:style-name="ce6">
            <text:p>45,865<text:s/></text:p>
          </table:table-cell>
          <table:table-cell office:value-type="float" office:value="22118" table:style-name="ce6">
            <text:p>22,118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46475" table:style-name="ce6">
            <text:p>46,475<text:s/></text:p>
          </table:table-cell>
          <table:table-cell office:value-type="float" office:value="32487" table:style-name="ce6">
            <text:p>32,487<text:s/></text:p>
          </table:table-cell>
          <table:table-cell office:value-type="float" office:value="28250" table:style-name="ce6">
            <text:p>28,250<text:s/></text:p>
          </table:table-cell>
          <table:table-cell office:value-type="float" office:value="27369" table:style-name="ce6">
            <text:p>27,369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20226" table:style-name="ce6">
            <text:p>20,226<text:s/></text:p>
          </table:table-cell>
          <table:table-cell office:value-type="float" office:value="32748" table:style-name="ce6">
            <text:p>32,748<text:s/></text:p>
          </table:table-cell>
          <table:table-cell office:value-type="float" office:value="28586" table:style-name="ce6">
            <text:p>28,586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9800" table:style-name="ce6">
            <text:p>9,800<text:s/></text:p>
          </table:table-cell>
          <table:table-cell table:number-columns-repeated="16275"/>
        </table:table-row>
        <table:table-row table:style-name="ro2">
          <table:table-cell office:value-type="date" office:date-value="2019-05-18T00:00:00" table:style-name="ce5">
            <text:p>2019/5/18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54726" table:style-name="ce6">
            <text:p>54,726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15309" table:style-name="ce6">
            <text:p>15,309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18850" table:style-name="ce6">
            <text:p>18,850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32814" table:style-name="ce6">
            <text:p>32,814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30098" table:style-name="ce6">
            <text:p>30,098<text:s/></text:p>
          </table:table-cell>
          <table:table-cell office:value-type="float" office:value="26491" table:style-name="ce6">
            <text:p>26,491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34942" table:style-name="ce6">
            <text:p>34,942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21506" table:style-name="ce6">
            <text:p>21,506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184011" table:style-name="ce6">
            <text:p>184,011<text:s/></text:p>
          </table:table-cell>
          <table:table-cell office:value-type="float" office:value="51715" table:style-name="ce6">
            <text:p>51,715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36234" table:style-name="ce6">
            <text:p>36,234<text:s/></text:p>
          </table:table-cell>
          <table:table-cell office:value-type="float" office:value="36948" table:style-name="ce6">
            <text:p>36,948<text:s/></text:p>
          </table:table-cell>
          <table:table-cell office:value-type="float" office:value="31899" table:style-name="ce6">
            <text:p>31,899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26548" table:style-name="ce6">
            <text:p>26,548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17470" table:style-name="ce6">
            <text:p>17,470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38620" table:style-name="ce6">
            <text:p>38,620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31063" table:style-name="ce6">
            <text:p>31,063<text:s/></text:p>
          </table:table-cell>
          <table:table-cell office:value-type="float" office:value="46970" table:style-name="ce6">
            <text:p>46,970<text:s/></text:p>
          </table:table-cell>
          <table:table-cell office:value-type="float" office:value="36014" table:style-name="ce6">
            <text:p>36,014<text:s/></text:p>
          </table:table-cell>
          <table:table-cell office:value-type="float" office:value="23704" table:style-name="ce6">
            <text:p>23,704<text:s/></text:p>
          </table:table-cell>
          <table:table-cell office:value-type="float" office:value="32422" table:style-name="ce6">
            <text:p>32,422<text:s/></text:p>
          </table:table-cell>
          <table:table-cell office:value-type="float" office:value="94523" table:style-name="ce6">
            <text:p>94,523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35491" table:style-name="ce6">
            <text:p>35,491<text:s/></text:p>
          </table:table-cell>
          <table:table-cell office:value-type="float" office:value="38341" table:style-name="ce6">
            <text:p>38,341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62427" table:style-name="ce6">
            <text:p>62,427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47040" table:style-name="ce6">
            <text:p>47,040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7951" table:style-name="ce6">
            <text:p>7,951<text:s/></text:p>
          </table:table-cell>
          <table:table-cell table:number-columns-repeated="16275"/>
        </table:table-row>
        <table:table-row table:style-name="ro2">
          <table:table-cell office:value-type="date" office:date-value="2019-05-19T00:00:00" table:style-name="ce5">
            <text:p>2019/5/19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43921" table:style-name="ce6">
            <text:p>43,921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30353" table:style-name="ce6">
            <text:p>30,353<text:s/></text:p>
          </table:table-cell>
          <table:table-cell office:value-type="float" office:value="16527" table:style-name="ce6">
            <text:p>16,527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25180" table:style-name="ce6">
            <text:p>25,180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30358" table:style-name="ce6">
            <text:p>30,358<text:s/></text:p>
          </table:table-cell>
          <table:table-cell office:value-type="float" office:value="21476" table:style-name="ce6">
            <text:p>21,476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172566" table:style-name="ce6">
            <text:p>172,566<text:s/></text:p>
          </table:table-cell>
          <table:table-cell office:value-type="float" office:value="42993" table:style-name="ce6">
            <text:p>42,993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18232" table:style-name="ce6">
            <text:p>18,232<text:s/></text:p>
          </table:table-cell>
          <table:table-cell office:value-type="float" office:value="32240" table:style-name="ce6">
            <text:p>32,240<text:s/></text:p>
          </table:table-cell>
          <table:table-cell office:value-type="float" office:value="31520" table:style-name="ce6">
            <text:p>31,520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40338" table:style-name="ce6">
            <text:p>40,338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39986" table:style-name="ce6">
            <text:p>39,986<text:s/></text:p>
          </table:table-cell>
          <table:table-cell office:value-type="float" office:value="30415" table:style-name="ce6">
            <text:p>30,415<text:s/></text:p>
          </table:table-cell>
          <table:table-cell office:value-type="float" office:value="19901" table:style-name="ce6">
            <text:p>19,901<text:s/></text:p>
          </table:table-cell>
          <table:table-cell office:value-type="float" office:value="29798" table:style-name="ce6">
            <text:p>29,798<text:s/></text:p>
          </table:table-cell>
          <table:table-cell office:value-type="float" office:value="82646" table:style-name="ce6">
            <text:p>82,646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29506" table:style-name="ce6">
            <text:p>29,506<text:s/></text:p>
          </table:table-cell>
          <table:table-cell office:value-type="float" office:value="29394" table:style-name="ce6">
            <text:p>29,394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53235" table:style-name="ce6">
            <text:p>53,235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44543" table:style-name="ce6">
            <text:p>44,543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15995" table:style-name="ce6">
            <text:p>15,995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20046" table:style-name="ce6">
            <text:p>20,046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7218" table:style-name="ce6">
            <text:p>7,218<text:s/></text:p>
          </table:table-cell>
          <table:table-cell table:number-columns-repeated="16275"/>
        </table:table-row>
        <table:table-row table:style-name="ro2">
          <table:table-cell office:value-type="date" office:date-value="2019-05-20T00:00:00" table:style-name="ce5">
            <text:p>2019/5/20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43799" table:style-name="ce6">
            <text:p>43,799<text:s/></text:p>
          </table:table-cell>
          <table:table-cell office:value-type="float" office:value="41715" table:style-name="ce6">
            <text:p>41,715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19256" table:style-name="ce6">
            <text:p>19,256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27369" table:style-name="ce6">
            <text:p>27,369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17538" table:style-name="ce6">
            <text:p>17,538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17037" table:style-name="ce6">
            <text:p>17,037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26628" table:style-name="ce6">
            <text:p>26,628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33544" table:style-name="ce6">
            <text:p>33,544<text:s/></text:p>
          </table:table-cell>
          <table:table-cell office:value-type="float" office:value="26202" table:style-name="ce6">
            <text:p>26,202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38105" table:style-name="ce6">
            <text:p>38,105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25931" table:style-name="ce6">
            <text:p>25,931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135103" table:style-name="ce6">
            <text:p>135,103<text:s/></text:p>
          </table:table-cell>
          <table:table-cell office:value-type="float" office:value="36096" table:style-name="ce6">
            <text:p>36,096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24901" table:style-name="ce6">
            <text:p>24,901<text:s/></text:p>
          </table:table-cell>
          <table:table-cell office:value-type="float" office:value="29793" table:style-name="ce6">
            <text:p>29,793<text:s/></text:p>
          </table:table-cell>
          <table:table-cell office:value-type="float" office:value="26792" table:style-name="ce6">
            <text:p>26,792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31336" table:style-name="ce6">
            <text:p>31,336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7892" table:style-name="ce6">
            <text:p>17,892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30565" table:style-name="ce6">
            <text:p>30,565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26806" table:style-name="ce6">
            <text:p>26,806<text:s/></text:p>
          </table:table-cell>
          <table:table-cell office:value-type="float" office:value="41128" table:style-name="ce6">
            <text:p>41,128<text:s/></text:p>
          </table:table-cell>
          <table:table-cell office:value-type="float" office:value="40495" table:style-name="ce6">
            <text:p>40,495<text:s/></text:p>
          </table:table-cell>
          <table:table-cell office:value-type="float" office:value="26261" table:style-name="ce6">
            <text:p>26,261<text:s/></text:p>
          </table:table-cell>
          <table:table-cell office:value-type="float" office:value="27278" table:style-name="ce6">
            <text:p>27,278<text:s/></text:p>
          </table:table-cell>
          <table:table-cell office:value-type="float" office:value="64082" table:style-name="ce6">
            <text:p>64,082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30957" table:style-name="ce6">
            <text:p>30,957<text:s/></text:p>
          </table:table-cell>
          <table:table-cell office:value-type="float" office:value="33467" table:style-name="ce6">
            <text:p>33,467<text:s/></text:p>
          </table:table-cell>
          <table:table-cell office:value-type="float" office:value="22330" table:style-name="ce6">
            <text:p>22,330<text:s/></text:p>
          </table:table-cell>
          <table:table-cell office:value-type="float" office:value="60109" table:style-name="ce6">
            <text:p>60,109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38011" table:style-name="ce6">
            <text:p>38,011<text:s/></text:p>
          </table:table-cell>
          <table:table-cell office:value-type="float" office:value="19173" table:style-name="ce6">
            <text:p>19,173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41847" table:style-name="ce6">
            <text:p>41,847<text:s/></text:p>
          </table:table-cell>
          <table:table-cell office:value-type="float" office:value="24801" table:style-name="ce6">
            <text:p>24,801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24291" table:style-name="ce6">
            <text:p>24,291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18008" table:style-name="ce6">
            <text:p>18,008<text:s/></text:p>
          </table:table-cell>
          <table:table-cell office:value-type="float" office:value="29544" table:style-name="ce6">
            <text:p>29,544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9041" table:style-name="ce6">
            <text:p>9,041<text:s/></text:p>
          </table:table-cell>
          <table:table-cell table:number-columns-repeated="16275"/>
        </table:table-row>
        <table:table-row table:style-name="ro2">
          <table:table-cell office:value-type="date" office:date-value="2019-05-21T00:00:00" table:style-name="ce5">
            <text:p>2019/5/21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44533" table:style-name="ce6">
            <text:p>44,533<text:s/></text:p>
          </table:table-cell>
          <table:table-cell office:value-type="float" office:value="44299" table:style-name="ce6">
            <text:p>44,299<text:s/></text:p>
          </table:table-cell>
          <table:table-cell office:value-type="float" office:value="28754" table:style-name="ce6">
            <text:p>28,754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6111" table:style-name="ce6">
            <text:p>16,111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29465" table:style-name="ce6">
            <text:p>29,465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21968" table:style-name="ce6">
            <text:p>21,968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28157" table:style-name="ce6">
            <text:p>28,157<text:s/></text:p>
          </table:table-cell>
          <table:table-cell office:value-type="float" office:value="18561" table:style-name="ce6">
            <text:p>18,561<text:s/></text:p>
          </table:table-cell>
          <table:table-cell office:value-type="float" office:value="35418" table:style-name="ce6">
            <text:p>35,418<text:s/></text:p>
          </table:table-cell>
          <table:table-cell office:value-type="float" office:value="29967" table:style-name="ce6">
            <text:p>29,967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38790" table:style-name="ce6">
            <text:p>38,790<text:s/></text:p>
          </table:table-cell>
          <table:table-cell office:value-type="float" office:value="28483" table:style-name="ce6">
            <text:p>28,483<text:s/></text:p>
          </table:table-cell>
          <table:table-cell office:value-type="float" office:value="26422" table:style-name="ce6">
            <text:p>26,422<text:s/></text:p>
          </table:table-cell>
          <table:table-cell office:value-type="float" office:value="22476" table:style-name="ce6">
            <text:p>22,476<text:s/></text:p>
          </table:table-cell>
          <table:table-cell office:value-type="float" office:value="28588" table:style-name="ce6">
            <text:p>28,588<text:s/></text:p>
          </table:table-cell>
          <table:table-cell office:value-type="float" office:value="134426" table:style-name="ce6">
            <text:p>134,426<text:s/></text:p>
          </table:table-cell>
          <table:table-cell office:value-type="float" office:value="40029" table:style-name="ce6">
            <text:p>40,029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24679" table:style-name="ce6">
            <text:p>24,679<text:s/></text:p>
          </table:table-cell>
          <table:table-cell office:value-type="float" office:value="28962" table:style-name="ce6">
            <text:p>28,962<text:s/></text:p>
          </table:table-cell>
          <table:table-cell office:value-type="float" office:value="33281" table:style-name="ce6">
            <text:p>33,281<text:s/></text:p>
          </table:table-cell>
          <table:table-cell office:value-type="float" office:value="29853" table:style-name="ce6">
            <text:p>29,853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34410" table:style-name="ce6">
            <text:p>34,410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0298" table:style-name="ce6">
            <text:p>10,298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35456" table:style-name="ce6">
            <text:p>35,456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23089" table:style-name="ce6">
            <text:p>23,089<text:s/></text:p>
          </table:table-cell>
          <table:table-cell office:value-type="float" office:value="25342" table:style-name="ce6">
            <text:p>25,342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41326" table:style-name="ce6">
            <text:p>41,326<text:s/></text:p>
          </table:table-cell>
          <table:table-cell office:value-type="float" office:value="42517" table:style-name="ce6">
            <text:p>42,517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29449" table:style-name="ce6">
            <text:p>29,449<text:s/></text:p>
          </table:table-cell>
          <table:table-cell office:value-type="float" office:value="67951" table:style-name="ce6">
            <text:p>67,951<text:s/></text:p>
          </table:table-cell>
          <table:table-cell office:value-type="float" office:value="24969" table:style-name="ce6">
            <text:p>24,969<text:s/></text:p>
          </table:table-cell>
          <table:table-cell office:value-type="float" office:value="32443" table:style-name="ce6">
            <text:p>32,443<text:s/></text:p>
          </table:table-cell>
          <table:table-cell office:value-type="float" office:value="35620" table:style-name="ce6">
            <text:p>35,620<text:s/></text:p>
          </table:table-cell>
          <table:table-cell office:value-type="float" office:value="23608" table:style-name="ce6">
            <text:p>23,608<text:s/></text:p>
          </table:table-cell>
          <table:table-cell office:value-type="float" office:value="59727" table:style-name="ce6">
            <text:p>59,727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16893" table:style-name="ce6">
            <text:p>16,893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18229" table:style-name="ce6">
            <text:p>18,229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29771" table:style-name="ce6">
            <text:p>29,771<text:s/></text:p>
          </table:table-cell>
          <table:table-cell office:value-type="float" office:value="19628" table:style-name="ce6">
            <text:p>19,628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41895" table:style-name="ce6">
            <text:p>41,895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30866" table:style-name="ce6">
            <text:p>30,866<text:s/></text:p>
          </table:table-cell>
          <table:table-cell office:value-type="float" office:value="26377" table:style-name="ce6">
            <text:p>26,377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9182" table:style-name="ce6">
            <text:p>9,182<text:s/></text:p>
          </table:table-cell>
          <table:table-cell table:number-columns-repeated="16275"/>
        </table:table-row>
        <table:table-row table:style-name="ro2">
          <table:table-cell office:value-type="date" office:date-value="2019-05-22T00:00:00" table:style-name="ce5">
            <text:p>2019/5/22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44715" table:style-name="ce6">
            <text:p>44,715<text:s/></text:p>
          </table:table-cell>
          <table:table-cell office:value-type="float" office:value="44943" table:style-name="ce6">
            <text:p>44,943<text:s/></text:p>
          </table:table-cell>
          <table:table-cell office:value-type="float" office:value="28461" table:style-name="ce6">
            <text:p>28,461<text:s/></text:p>
          </table:table-cell>
          <table:table-cell office:value-type="float" office:value="15910" table:style-name="ce6">
            <text:p>15,910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9531" table:style-name="ce6">
            <text:p>19,531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29683" table:style-name="ce6">
            <text:p>29,683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7721" table:style-name="ce6">
            <text:p>17,721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35127" table:style-name="ce6">
            <text:p>35,127<text:s/></text:p>
          </table:table-cell>
          <table:table-cell office:value-type="float" office:value="29714" table:style-name="ce6">
            <text:p>29,714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39032" table:style-name="ce6">
            <text:p>39,032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26435" table:style-name="ce6">
            <text:p>26,435<text:s/></text:p>
          </table:table-cell>
          <table:table-cell office:value-type="float" office:value="22377" table:style-name="ce6">
            <text:p>22,377<text:s/></text:p>
          </table:table-cell>
          <table:table-cell office:value-type="float" office:value="28457" table:style-name="ce6">
            <text:p>28,457<text:s/></text:p>
          </table:table-cell>
          <table:table-cell office:value-type="float" office:value="136845" table:style-name="ce6">
            <text:p>136,845<text:s/></text:p>
          </table:table-cell>
          <table:table-cell office:value-type="float" office:value="41592" table:style-name="ce6">
            <text:p>41,592<text:s/></text:p>
          </table:table-cell>
          <table:table-cell office:value-type="float" office:value="25147" table:style-name="ce6">
            <text:p>25,147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28941" table:style-name="ce6">
            <text:p>28,941<text:s/></text:p>
          </table:table-cell>
          <table:table-cell office:value-type="float" office:value="33570" table:style-name="ce6">
            <text:p>33,570<text:s/></text:p>
          </table:table-cell>
          <table:table-cell office:value-type="float" office:value="29803" table:style-name="ce6">
            <text:p>29,803<text:s/></text:p>
          </table:table-cell>
          <table:table-cell office:value-type="float" office:value="24952" table:style-name="ce6">
            <text:p>24,952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34902" table:style-name="ce6">
            <text:p>34,902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20818" table:style-name="ce6">
            <text:p>20,818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35621" table:style-name="ce6">
            <text:p>35,621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14069" table:style-name="ce6">
            <text:p>14,069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23048" table:style-name="ce6">
            <text:p>23,048<text:s/></text:p>
          </table:table-cell>
          <table:table-cell office:value-type="float" office:value="25036" table:style-name="ce6">
            <text:p>25,036<text:s/></text:p>
          </table:table-cell>
          <table:table-cell office:value-type="float" office:value="28507" table:style-name="ce6">
            <text:p>28,507<text:s/></text:p>
          </table:table-cell>
          <table:table-cell office:value-type="float" office:value="42134" table:style-name="ce6">
            <text:p>42,134<text:s/></text:p>
          </table:table-cell>
          <table:table-cell office:value-type="float" office:value="42658" table:style-name="ce6">
            <text:p>42,658<text:s/></text:p>
          </table:table-cell>
          <table:table-cell office:value-type="float" office:value="27267" table:style-name="ce6">
            <text:p>27,267<text:s/></text:p>
          </table:table-cell>
          <table:table-cell office:value-type="float" office:value="28857" table:style-name="ce6">
            <text:p>28,857<text:s/></text:p>
          </table:table-cell>
          <table:table-cell office:value-type="float" office:value="66961" table:style-name="ce6">
            <text:p>66,961<text:s/></text:p>
          </table:table-cell>
          <table:table-cell office:value-type="float" office:value="25881" table:style-name="ce6">
            <text:p>25,881<text:s/></text:p>
          </table:table-cell>
          <table:table-cell office:value-type="float" office:value="32984" table:style-name="ce6">
            <text:p>32,984<text:s/></text:p>
          </table:table-cell>
          <table:table-cell office:value-type="float" office:value="36079" table:style-name="ce6">
            <text:p>36,079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61355" table:style-name="ce6">
            <text:p>61,355<text:s/></text:p>
          </table:table-cell>
          <table:table-cell office:value-type="float" office:value="21468" table:style-name="ce6">
            <text:p>21,468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18216" table:style-name="ce6">
            <text:p>18,216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30346" table:style-name="ce6">
            <text:p>30,346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42596" table:style-name="ce6">
            <text:p>42,596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31238" table:style-name="ce6">
            <text:p>31,238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9128" table:style-name="ce6">
            <text:p>9,128<text:s/></text:p>
          </table:table-cell>
          <table:table-cell table:number-columns-repeated="16275"/>
        </table:table-row>
        <table:table-row table:style-name="ro2">
          <table:table-cell office:value-type="date" office:date-value="2019-05-23T00:00:00" table:style-name="ce5">
            <text:p>2019/5/23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16010" table:style-name="ce6">
            <text:p>16,010<text:s/></text:p>
          </table:table-cell>
          <table:table-cell office:value-type="float" office:value="45829" table:style-name="ce6">
            <text:p>45,829<text:s/></text:p>
          </table:table-cell>
          <table:table-cell office:value-type="float" office:value="46235" table:style-name="ce6">
            <text:p>46,235<text:s/></text:p>
          </table:table-cell>
          <table:table-cell office:value-type="float" office:value="28717" table:style-name="ce6">
            <text:p>28,717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5882" table:style-name="ce6">
            <text:p>5,882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29787" table:style-name="ce6">
            <text:p>29,787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22435" table:style-name="ce6">
            <text:p>22,435<text:s/></text:p>
          </table:table-cell>
          <table:table-cell office:value-type="float" office:value="18066" table:style-name="ce6">
            <text:p>18,066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28994" table:style-name="ce6">
            <text:p>28,994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36083" table:style-name="ce6">
            <text:p>36,083<text:s/></text:p>
          </table:table-cell>
          <table:table-cell office:value-type="float" office:value="30822" table:style-name="ce6">
            <text:p>30,822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38616" table:style-name="ce6">
            <text:p>38,616<text:s/></text:p>
          </table:table-cell>
          <table:table-cell office:value-type="float" office:value="28314" table:style-name="ce6">
            <text:p>28,314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27716" table:style-name="ce6">
            <text:p>27,716<text:s/></text:p>
          </table:table-cell>
          <table:table-cell office:value-type="float" office:value="141102" table:style-name="ce6">
            <text:p>141,102<text:s/></text:p>
          </table:table-cell>
          <table:table-cell office:value-type="float" office:value="41641" table:style-name="ce6">
            <text:p>41,641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25535" table:style-name="ce6">
            <text:p>25,535<text:s/></text:p>
          </table:table-cell>
          <table:table-cell office:value-type="float" office:value="28221" table:style-name="ce6">
            <text:p>28,221<text:s/></text:p>
          </table:table-cell>
          <table:table-cell office:value-type="float" office:value="34034" table:style-name="ce6">
            <text:p>34,034<text:s/></text:p>
          </table:table-cell>
          <table:table-cell office:value-type="float" office:value="29810" table:style-name="ce6">
            <text:p>29,810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33771" table:style-name="ce6">
            <text:p>33,771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35723" table:style-name="ce6">
            <text:p>35,723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24770" table:style-name="ce6">
            <text:p>24,770<text:s/></text:p>
          </table:table-cell>
          <table:table-cell office:value-type="float" office:value="28619" table:style-name="ce6">
            <text:p>28,619<text:s/></text:p>
          </table:table-cell>
          <table:table-cell office:value-type="float" office:value="42786" table:style-name="ce6">
            <text:p>42,786<text:s/></text:p>
          </table:table-cell>
          <table:table-cell office:value-type="float" office:value="42242" table:style-name="ce6">
            <text:p>42,242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9070" table:style-name="ce6">
            <text:p>29,070<text:s/></text:p>
          </table:table-cell>
          <table:table-cell office:value-type="float" office:value="69595" table:style-name="ce6">
            <text:p>69,595<text:s/></text:p>
          </table:table-cell>
          <table:table-cell office:value-type="float" office:value="26074" table:style-name="ce6">
            <text:p>26,074<text:s/></text:p>
          </table:table-cell>
          <table:table-cell office:value-type="float" office:value="34048" table:style-name="ce6">
            <text:p>34,048<text:s/></text:p>
          </table:table-cell>
          <table:table-cell office:value-type="float" office:value="36760" table:style-name="ce6">
            <text:p>36,760<text:s/></text:p>
          </table:table-cell>
          <table:table-cell office:value-type="float" office:value="23793" table:style-name="ce6">
            <text:p>23,793<text:s/></text:p>
          </table:table-cell>
          <table:table-cell office:value-type="float" office:value="61607" table:style-name="ce6">
            <text:p>61,607<text:s/></text:p>
          </table:table-cell>
          <table:table-cell office:value-type="float" office:value="21674" table:style-name="ce6">
            <text:p>21,674<text:s/></text:p>
          </table:table-cell>
          <table:table-cell office:value-type="float" office:value="16872" table:style-name="ce6">
            <text:p>16,872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32301" table:style-name="ce6">
            <text:p>32,301<text:s/></text:p>
          </table:table-cell>
          <table:table-cell office:value-type="float" office:value="20075" table:style-name="ce6">
            <text:p>20,075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43637" table:style-name="ce6">
            <text:p>43,637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6956" table:style-name="ce6">
            <text:p>26,956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31620" table:style-name="ce6">
            <text:p>31,620<text:s/></text:p>
          </table:table-cell>
          <table:table-cell office:value-type="float" office:value="26727" table:style-name="ce6">
            <text:p>26,727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9158" table:style-name="ce6">
            <text:p>9,158<text:s/></text:p>
          </table:table-cell>
          <table:table-cell table:number-columns-repeated="16275"/>
        </table:table-row>
        <table:table-row table:style-name="ro2">
          <table:table-cell office:value-type="date" office:date-value="2019-05-24T00:00:00" table:style-name="ce5">
            <text:p>2019/5/24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16627" table:style-name="ce6">
            <text:p>16,627<text:s/></text:p>
          </table:table-cell>
          <table:table-cell office:value-type="float" office:value="47714" table:style-name="ce6">
            <text:p>47,714<text:s/></text:p>
          </table:table-cell>
          <table:table-cell office:value-type="float" office:value="53163" table:style-name="ce6">
            <text:p>53,163<text:s/></text:p>
          </table:table-cell>
          <table:table-cell office:value-type="float" office:value="29427" table:style-name="ce6">
            <text:p>29,427<text:s/></text:p>
          </table:table-cell>
          <table:table-cell office:value-type="float" office:value="16716" table:style-name="ce6">
            <text:p>16,716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9568" table:style-name="ce6">
            <text:p>19,568<text:s/></text:p>
          </table:table-cell>
          <table:table-cell office:value-type="float" office:value="18603" table:style-name="ce6">
            <text:p>18,603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30655" table:style-name="ce6">
            <text:p>30,655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8916" table:style-name="ce6">
            <text:p>18,916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33392" table:style-name="ce6">
            <text:p>33,392<text:s/></text:p>
          </table:table-cell>
          <table:table-cell office:value-type="float" office:value="21254" table:style-name="ce6">
            <text:p>21,254<text:s/></text:p>
          </table:table-cell>
          <table:table-cell office:value-type="float" office:value="37465" table:style-name="ce6">
            <text:p>37,465<text:s/></text:p>
          </table:table-cell>
          <table:table-cell office:value-type="float" office:value="34119" table:style-name="ce6">
            <text:p>34,119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41182" table:style-name="ce6">
            <text:p>41,182<text:s/></text:p>
          </table:table-cell>
          <table:table-cell office:value-type="float" office:value="30475" table:style-name="ce6">
            <text:p>30,475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23275" table:style-name="ce6">
            <text:p>23,275<text:s/></text:p>
          </table:table-cell>
          <table:table-cell office:value-type="float" office:value="29493" table:style-name="ce6">
            <text:p>29,493<text:s/></text:p>
          </table:table-cell>
          <table:table-cell office:value-type="float" office:value="180544" table:style-name="ce6">
            <text:p>180,544<text:s/></text:p>
          </table:table-cell>
          <table:table-cell office:value-type="float" office:value="49566" table:style-name="ce6">
            <text:p>49,566<text:s/></text:p>
          </table:table-cell>
          <table:table-cell office:value-type="float" office:value="26957" table:style-name="ce6">
            <text:p>26,957<text:s/></text:p>
          </table:table-cell>
          <table:table-cell office:value-type="float" office:value="26174" table:style-name="ce6">
            <text:p>26,174<text:s/></text:p>
          </table:table-cell>
          <table:table-cell office:value-type="float" office:value="31314" table:style-name="ce6">
            <text:p>31,314<text:s/></text:p>
          </table:table-cell>
          <table:table-cell office:value-type="float" office:value="37489" table:style-name="ce6">
            <text:p>37,489<text:s/></text:p>
          </table:table-cell>
          <table:table-cell office:value-type="float" office:value="32550" table:style-name="ce6">
            <text:p>32,550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35814" table:style-name="ce6">
            <text:p>35,814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39044" table:style-name="ce6">
            <text:p>39,044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24077" table:style-name="ce6">
            <text:p>24,077<text:s/></text:p>
          </table:table-cell>
          <table:table-cell office:value-type="float" office:value="25589" table:style-name="ce6">
            <text:p>25,589<text:s/></text:p>
          </table:table-cell>
          <table:table-cell office:value-type="float" office:value="31901" table:style-name="ce6">
            <text:p>31,901<text:s/></text:p>
          </table:table-cell>
          <table:table-cell office:value-type="float" office:value="47932" table:style-name="ce6">
            <text:p>47,932<text:s/></text:p>
          </table:table-cell>
          <table:table-cell office:value-type="float" office:value="44293" table:style-name="ce6">
            <text:p>44,293<text:s/></text:p>
          </table:table-cell>
          <table:table-cell office:value-type="float" office:value="28515" table:style-name="ce6">
            <text:p>28,515<text:s/></text:p>
          </table:table-cell>
          <table:table-cell office:value-type="float" office:value="31626" table:style-name="ce6">
            <text:p>31,626<text:s/></text:p>
          </table:table-cell>
          <table:table-cell office:value-type="float" office:value="80915" table:style-name="ce6">
            <text:p>80,915<text:s/></text:p>
          </table:table-cell>
          <table:table-cell office:value-type="float" office:value="26265" table:style-name="ce6">
            <text:p>26,265<text:s/></text:p>
          </table:table-cell>
          <table:table-cell office:value-type="float" office:value="36315" table:style-name="ce6">
            <text:p>36,315<text:s/></text:p>
          </table:table-cell>
          <table:table-cell office:value-type="float" office:value="42002" table:style-name="ce6">
            <text:p>42,002<text:s/></text:p>
          </table:table-cell>
          <table:table-cell office:value-type="float" office:value="29030" table:style-name="ce6">
            <text:p>29,030<text:s/></text:p>
          </table:table-cell>
          <table:table-cell office:value-type="float" office:value="72329" table:style-name="ce6">
            <text:p>72,329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21254" table:style-name="ce6">
            <text:p>21,254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34943" table:style-name="ce6">
            <text:p>34,943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44681" table:style-name="ce6">
            <text:p>44,681<text:s/></text:p>
          </table:table-cell>
          <table:table-cell office:value-type="float" office:value="26059" table:style-name="ce6">
            <text:p>26,059<text:s/></text:p>
          </table:table-cell>
          <table:table-cell office:value-type="float" office:value="28582" table:style-name="ce6">
            <text:p>28,582<text:s/></text:p>
          </table:table-cell>
          <table:table-cell office:value-type="float" office:value="27281" table:style-name="ce6">
            <text:p>27,281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32743" table:style-name="ce6">
            <text:p>32,743<text:s/></text:p>
          </table:table-cell>
          <table:table-cell office:value-type="float" office:value="29236" table:style-name="ce6">
            <text:p>29,236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9705" table:style-name="ce6">
            <text:p>9,705<text:s/></text:p>
          </table:table-cell>
          <table:table-cell table:number-columns-repeated="16275"/>
        </table:table-row>
        <table:table-row table:style-name="ro2">
          <table:table-cell office:value-type="date" office:date-value="2019-05-25T00:00:00" table:style-name="ce5">
            <text:p>2019/5/25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28189" table:style-name="ce6">
            <text:p>28,189<text:s/></text:p>
          </table:table-cell>
          <table:table-cell office:value-type="float" office:value="53925" table:style-name="ce6">
            <text:p>53,925<text:s/></text:p>
          </table:table-cell>
          <table:table-cell office:value-type="float" office:value="20089" table:style-name="ce6">
            <text:p>20,089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37220" table:style-name="ce6">
            <text:p>37,220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31124" table:style-name="ce6">
            <text:p>31,124<text:s/></text:p>
          </table:table-cell>
          <table:table-cell office:value-type="float" office:value="30285" table:style-name="ce6">
            <text:p>30,285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35878" table:style-name="ce6">
            <text:p>35,878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83804" table:style-name="ce6">
            <text:p>183,804<text:s/></text:p>
          </table:table-cell>
          <table:table-cell office:value-type="float" office:value="53920" table:style-name="ce6">
            <text:p>53,920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38450" table:style-name="ce6">
            <text:p>38,450<text:s/></text:p>
          </table:table-cell>
          <table:table-cell office:value-type="float" office:value="40500" table:style-name="ce6">
            <text:p>40,500<text:s/></text:p>
          </table:table-cell>
          <table:table-cell office:value-type="float" office:value="32287" table:style-name="ce6">
            <text:p>32,287<text:s/></text:p>
          </table:table-cell>
          <table:table-cell office:value-type="float" office:value="22280" table:style-name="ce6">
            <text:p>22,280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30545" table:style-name="ce6">
            <text:p>30,545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44129" table:style-name="ce6">
            <text:p>44,129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19378" table:style-name="ce6">
            <text:p>19,378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31218" table:style-name="ce6">
            <text:p>31,218<text:s/></text:p>
          </table:table-cell>
          <table:table-cell office:value-type="float" office:value="46308" table:style-name="ce6">
            <text:p>46,308<text:s/></text:p>
          </table:table-cell>
          <table:table-cell office:value-type="float" office:value="36530" table:style-name="ce6">
            <text:p>36,530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31134" table:style-name="ce6">
            <text:p>31,134<text:s/></text:p>
          </table:table-cell>
          <table:table-cell office:value-type="float" office:value="94094" table:style-name="ce6">
            <text:p>94,094<text:s/></text:p>
          </table:table-cell>
          <table:table-cell office:value-type="float" office:value="18188" table:style-name="ce6">
            <text:p>18,188<text:s/></text:p>
          </table:table-cell>
          <table:table-cell office:value-type="float" office:value="35054" table:style-name="ce6">
            <text:p>35,054<text:s/></text:p>
          </table:table-cell>
          <table:table-cell office:value-type="float" office:value="38112" table:style-name="ce6">
            <text:p>38,112<text:s/></text:p>
          </table:table-cell>
          <table:table-cell office:value-type="float" office:value="24876" table:style-name="ce6">
            <text:p>24,876<text:s/></text:p>
          </table:table-cell>
          <table:table-cell office:value-type="float" office:value="60629" table:style-name="ce6">
            <text:p>60,629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32274" table:style-name="ce6">
            <text:p>32,274<text:s/></text:p>
          </table:table-cell>
          <table:table-cell office:value-type="float" office:value="15682" table:style-name="ce6">
            <text:p>15,682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21705" table:style-name="ce6">
            <text:p>21,705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22302" table:style-name="ce6">
            <text:p>22,302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8254" table:style-name="ce6">
            <text:p>8,254<text:s/></text:p>
          </table:table-cell>
          <table:table-cell table:number-columns-repeated="16275"/>
        </table:table-row>
        <table:table-row table:style-name="ro2">
          <table:table-cell office:value-type="date" office:date-value="2019-05-26T00:00:00" table:style-name="ce5">
            <text:p>2019/5/26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42244" table:style-name="ce6">
            <text:p>42,244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23858" table:style-name="ce6">
            <text:p>23,858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30393" table:style-name="ce6">
            <text:p>30,393<text:s/></text:p>
          </table:table-cell>
          <table:table-cell office:value-type="float" office:value="21509" table:style-name="ce6">
            <text:p>21,509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66218" table:style-name="ce6">
            <text:p>166,218<text:s/></text:p>
          </table:table-cell>
          <table:table-cell office:value-type="float" office:value="42455" table:style-name="ce6">
            <text:p>42,455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32111" table:style-name="ce6">
            <text:p>32,111<text:s/></text:p>
          </table:table-cell>
          <table:table-cell office:value-type="float" office:value="24977" table:style-name="ce6">
            <text:p>24,977<text:s/></text:p>
          </table:table-cell>
          <table:table-cell office:value-type="float" office:value="21656" table:style-name="ce6">
            <text:p>21,656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25347" table:style-name="ce6">
            <text:p>25,347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16982" table:style-name="ce6">
            <text:p>16,982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41837" table:style-name="ce6">
            <text:p>41,837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38723" table:style-name="ce6">
            <text:p>38,723<text:s/></text:p>
          </table:table-cell>
          <table:table-cell office:value-type="float" office:value="29440" table:style-name="ce6">
            <text:p>29,440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27432" table:style-name="ce6">
            <text:p>27,432<text:s/></text:p>
          </table:table-cell>
          <table:table-cell office:value-type="float" office:value="77255" table:style-name="ce6">
            <text:p>77,255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29474" table:style-name="ce6">
            <text:p>29,474<text:s/></text:p>
          </table:table-cell>
          <table:table-cell office:value-type="float" office:value="27830" table:style-name="ce6">
            <text:p>27,830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49378" table:style-name="ce6">
            <text:p>49,378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14232" table:style-name="ce6">
            <text:p>14,232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22413" table:style-name="ce6">
            <text:p>22,413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6962" table:style-name="ce6">
            <text:p>6,962<text:s/></text:p>
          </table:table-cell>
          <table:table-cell table:number-columns-repeated="16275"/>
        </table:table-row>
        <table:table-row table:style-name="ro2">
          <table:table-cell office:value-type="date" office:date-value="2019-05-27T00:00:00" table:style-name="ce5">
            <text:p>2019/5/27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43622" table:style-name="ce6">
            <text:p>43,622<text:s/></text:p>
          </table:table-cell>
          <table:table-cell office:value-type="float" office:value="42135" table:style-name="ce6">
            <text:p>42,135<text:s/></text:p>
          </table:table-cell>
          <table:table-cell office:value-type="float" office:value="26681" table:style-name="ce6">
            <text:p>26,681<text:s/></text:p>
          </table:table-cell>
          <table:table-cell office:value-type="float" office:value="15162" table:style-name="ce6">
            <text:p>15,162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9173" table:style-name="ce6">
            <text:p>19,173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30735" table:style-name="ce6">
            <text:p>30,735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7416" table:style-name="ce6">
            <text:p>17,416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33776" table:style-name="ce6">
            <text:p>33,776<text:s/></text:p>
          </table:table-cell>
          <table:table-cell office:value-type="float" office:value="27227" table:style-name="ce6">
            <text:p>27,227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37954" table:style-name="ce6">
            <text:p>37,954<text:s/></text:p>
          </table:table-cell>
          <table:table-cell office:value-type="float" office:value="27169" table:style-name="ce6">
            <text:p>27,169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21591" table:style-name="ce6">
            <text:p>21,591<text:s/></text:p>
          </table:table-cell>
          <table:table-cell office:value-type="float" office:value="27240" table:style-name="ce6">
            <text:p>27,240<text:s/></text:p>
          </table:table-cell>
          <table:table-cell office:value-type="float" office:value="136337" table:style-name="ce6">
            <text:p>136,337<text:s/></text:p>
          </table:table-cell>
          <table:table-cell office:value-type="float" office:value="37927" table:style-name="ce6">
            <text:p>37,927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26630" table:style-name="ce6">
            <text:p>26,630<text:s/></text:p>
          </table:table-cell>
          <table:table-cell office:value-type="float" office:value="31517" table:style-name="ce6">
            <text:p>31,517<text:s/></text:p>
          </table:table-cell>
          <table:table-cell office:value-type="float" office:value="28152" table:style-name="ce6">
            <text:p>28,152<text:s/></text:p>
          </table:table-cell>
          <table:table-cell office:value-type="float" office:value="22833" table:style-name="ce6">
            <text:p>22,833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33202" table:style-name="ce6">
            <text:p>33,202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18718" table:style-name="ce6">
            <text:p>18,718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34054" table:style-name="ce6">
            <text:p>34,054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22364" table:style-name="ce6">
            <text:p>22,364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41251" table:style-name="ce6">
            <text:p>41,251<text:s/></text:p>
          </table:table-cell>
          <table:table-cell office:value-type="float" office:value="41182" table:style-name="ce6">
            <text:p>41,182<text:s/></text:p>
          </table:table-cell>
          <table:table-cell office:value-type="float" office:value="26282" table:style-name="ce6">
            <text:p>26,282<text:s/></text:p>
          </table:table-cell>
          <table:table-cell office:value-type="float" office:value="27747" table:style-name="ce6">
            <text:p>27,747<text:s/></text:p>
          </table:table-cell>
          <table:table-cell office:value-type="float" office:value="65056" table:style-name="ce6">
            <text:p>65,056<text:s/></text:p>
          </table:table-cell>
          <table:table-cell office:value-type="float" office:value="23061" table:style-name="ce6">
            <text:p>23,061<text:s/></text:p>
          </table:table-cell>
          <table:table-cell office:value-type="float" office:value="32231" table:style-name="ce6">
            <text:p>32,231<text:s/></text:p>
          </table:table-cell>
          <table:table-cell office:value-type="float" office:value="33847" table:style-name="ce6">
            <text:p>33,847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60629" table:style-name="ce6">
            <text:p>60,629<text:s/></text:p>
          </table:table-cell>
          <table:table-cell office:value-type="float" office:value="19783" table:style-name="ce6">
            <text:p>19,783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7632" table:style-name="ce6">
            <text:p>17,632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29569" table:style-name="ce6">
            <text:p>29,569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40938" table:style-name="ce6">
            <text:p>40,938<text:s/></text:p>
          </table:table-cell>
          <table:table-cell office:value-type="float" office:value="24989" table:style-name="ce6">
            <text:p>24,989<text:s/></text:p>
          </table:table-cell>
          <table:table-cell office:value-type="float" office:value="25280" table:style-name="ce6">
            <text:p>25,280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29602" table:style-name="ce6">
            <text:p>29,602<text:s/></text:p>
          </table:table-cell>
          <table:table-cell office:value-type="float" office:value="24089" table:style-name="ce6">
            <text:p>24,089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8847" table:style-name="ce6">
            <text:p>8,847<text:s/></text:p>
          </table:table-cell>
          <table:table-cell table:number-columns-repeated="16275"/>
        </table:table-row>
        <table:table-row table:style-name="ro2">
          <table:table-cell office:value-type="date" office:date-value="2019-05-28T00:00:00" table:style-name="ce5">
            <text:p>2019/5/28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16064" table:style-name="ce6">
            <text:p>16,064<text:s/></text:p>
          </table:table-cell>
          <table:table-cell office:value-type="float" office:value="45268" table:style-name="ce6">
            <text:p>45,268<text:s/></text:p>
          </table:table-cell>
          <table:table-cell office:value-type="float" office:value="43786" table:style-name="ce6">
            <text:p>43,786<text:s/></text:p>
          </table:table-cell>
          <table:table-cell office:value-type="float" office:value="27954" table:style-name="ce6">
            <text:p>27,954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5558" table:style-name="ce6">
            <text:p>15,558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41019" table:style-name="ce6">
            <text:p>41,019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27898" table:style-name="ce6">
            <text:p>27,898<text:s/></text:p>
          </table:table-cell>
          <table:table-cell office:value-type="float" office:value="18100" table:style-name="ce6">
            <text:p>18,100<text:s/></text:p>
          </table:table-cell>
          <table:table-cell office:value-type="float" office:value="34704" table:style-name="ce6">
            <text:p>34,704<text:s/></text:p>
          </table:table-cell>
          <table:table-cell office:value-type="float" office:value="28378" table:style-name="ce6">
            <text:p>28,378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38943" table:style-name="ce6">
            <text:p>38,943<text:s/></text:p>
          </table:table-cell>
          <table:table-cell office:value-type="float" office:value="28154" table:style-name="ce6">
            <text:p>28,154<text:s/></text:p>
          </table:table-cell>
          <table:table-cell office:value-type="float" office:value="26394" table:style-name="ce6">
            <text:p>26,394<text:s/></text:p>
          </table:table-cell>
          <table:table-cell office:value-type="float" office:value="21866" table:style-name="ce6">
            <text:p>21,866<text:s/></text:p>
          </table:table-cell>
          <table:table-cell office:value-type="float" office:value="28021" table:style-name="ce6">
            <text:p>28,021<text:s/></text:p>
          </table:table-cell>
          <table:table-cell office:value-type="float" office:value="132619" table:style-name="ce6">
            <text:p>132,619<text:s/></text:p>
          </table:table-cell>
          <table:table-cell office:value-type="float" office:value="39415" table:style-name="ce6">
            <text:p>39,415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30816" table:style-name="ce6">
            <text:p>30,816<text:s/></text:p>
          </table:table-cell>
          <table:table-cell office:value-type="float" office:value="27637" table:style-name="ce6">
            <text:p>27,637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32316" table:style-name="ce6">
            <text:p>32,316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18744" table:style-name="ce6">
            <text:p>18,744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30623" table:style-name="ce6">
            <text:p>30,623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24817" table:style-name="ce6">
            <text:p>24,817<text:s/></text:p>
          </table:table-cell>
          <table:table-cell office:value-type="float" office:value="27366" table:style-name="ce6">
            <text:p>27,366<text:s/></text:p>
          </table:table-cell>
          <table:table-cell office:value-type="float" office:value="41642" table:style-name="ce6">
            <text:p>41,642<text:s/></text:p>
          </table:table-cell>
          <table:table-cell office:value-type="float" office:value="42042" table:style-name="ce6">
            <text:p>42,042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27357" table:style-name="ce6">
            <text:p>27,357<text:s/></text:p>
          </table:table-cell>
          <table:table-cell office:value-type="float" office:value="67205" table:style-name="ce6">
            <text:p>67,205<text:s/></text:p>
          </table:table-cell>
          <table:table-cell office:value-type="float" office:value="25377" table:style-name="ce6">
            <text:p>25,377<text:s/></text:p>
          </table:table-cell>
          <table:table-cell office:value-type="float" office:value="33024" table:style-name="ce6">
            <text:p>33,024<text:s/></text:p>
          </table:table-cell>
          <table:table-cell office:value-type="float" office:value="35761" table:style-name="ce6">
            <text:p>35,761<text:s/></text:p>
          </table:table-cell>
          <table:table-cell office:value-type="float" office:value="22871" table:style-name="ce6">
            <text:p>22,871<text:s/></text:p>
          </table:table-cell>
          <table:table-cell office:value-type="float" office:value="62613" table:style-name="ce6">
            <text:p>62,613<text:s/></text:p>
          </table:table-cell>
          <table:table-cell office:value-type="float" office:value="21375" table:style-name="ce6">
            <text:p>21,375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5193" table:style-name="ce6">
            <text:p>15,193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31675" table:style-name="ce6">
            <text:p>31,675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42498" table:style-name="ce6">
            <text:p>42,498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26137" table:style-name="ce6">
            <text:p>26,137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18486" table:style-name="ce6">
            <text:p>18,486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9109" table:style-name="ce6">
            <text:p>9,109<text:s/></text:p>
          </table:table-cell>
          <table:table-cell table:number-columns-repeated="16275"/>
        </table:table-row>
        <table:table-row table:style-name="ro2">
          <table:table-cell office:value-type="date" office:date-value="2019-05-29T00:00:00" table:style-name="ce5">
            <text:p>2019/5/29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45720" table:style-name="ce6">
            <text:p>45,720<text:s/></text:p>
          </table:table-cell>
          <table:table-cell office:value-type="float" office:value="46038" table:style-name="ce6">
            <text:p>46,038<text:s/></text:p>
          </table:table-cell>
          <table:table-cell office:value-type="float" office:value="28378" table:style-name="ce6">
            <text:p>28,378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9859" table:style-name="ce6">
            <text:p>19,859<text:s/></text:p>
          </table:table-cell>
          <table:table-cell office:value-type="float" office:value="18320" table:style-name="ce6">
            <text:p>18,320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43499" table:style-name="ce6">
            <text:p>43,499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28120" table:style-name="ce6">
            <text:p>28,120<text:s/></text:p>
          </table:table-cell>
          <table:table-cell office:value-type="float" office:value="18674" table:style-name="ce6">
            <text:p>18,674<text:s/></text:p>
          </table:table-cell>
          <table:table-cell office:value-type="float" office:value="36143" table:style-name="ce6">
            <text:p>36,143<text:s/></text:p>
          </table:table-cell>
          <table:table-cell office:value-type="float" office:value="30449" table:style-name="ce6">
            <text:p>30,449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38950" table:style-name="ce6">
            <text:p>38,950<text:s/></text:p>
          </table:table-cell>
          <table:table-cell office:value-type="float" office:value="28608" table:style-name="ce6">
            <text:p>28,608<text:s/></text:p>
          </table:table-cell>
          <table:table-cell office:value-type="float" office:value="26815" table:style-name="ce6">
            <text:p>26,815<text:s/></text:p>
          </table:table-cell>
          <table:table-cell office:value-type="float" office:value="22491" table:style-name="ce6">
            <text:p>22,491<text:s/></text:p>
          </table:table-cell>
          <table:table-cell office:value-type="float" office:value="28649" table:style-name="ce6">
            <text:p>28,649<text:s/></text:p>
          </table:table-cell>
          <table:table-cell office:value-type="float" office:value="139847" table:style-name="ce6">
            <text:p>139,847<text:s/></text:p>
          </table:table-cell>
          <table:table-cell office:value-type="float" office:value="41769" table:style-name="ce6">
            <text:p>41,769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34054" table:style-name="ce6">
            <text:p>34,054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34661" table:style-name="ce6">
            <text:p>34,661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35319" table:style-name="ce6">
            <text:p>35,319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25148" table:style-name="ce6">
            <text:p>25,148<text:s/></text:p>
          </table:table-cell>
          <table:table-cell office:value-type="float" office:value="28932" table:style-name="ce6">
            <text:p>28,932<text:s/></text:p>
          </table:table-cell>
          <table:table-cell office:value-type="float" office:value="42791" table:style-name="ce6">
            <text:p>42,791<text:s/></text:p>
          </table:table-cell>
          <table:table-cell office:value-type="float" office:value="42954" table:style-name="ce6">
            <text:p>42,954<text:s/></text:p>
          </table:table-cell>
          <table:table-cell office:value-type="float" office:value="27865" table:style-name="ce6">
            <text:p>27,865<text:s/></text:p>
          </table:table-cell>
          <table:table-cell office:value-type="float" office:value="30067" table:style-name="ce6">
            <text:p>30,067<text:s/></text:p>
          </table:table-cell>
          <table:table-cell office:value-type="float" office:value="72716" table:style-name="ce6">
            <text:p>72,716<text:s/></text:p>
          </table:table-cell>
          <table:table-cell office:value-type="float" office:value="26454" table:style-name="ce6">
            <text:p>26,454<text:s/></text:p>
          </table:table-cell>
          <table:table-cell office:value-type="float" office:value="33903" table:style-name="ce6">
            <text:p>33,903<text:s/></text:p>
          </table:table-cell>
          <table:table-cell office:value-type="float" office:value="37527" table:style-name="ce6">
            <text:p>37,527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64774" table:style-name="ce6">
            <text:p>64,774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17308" table:style-name="ce6">
            <text:p>17,308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35847" table:style-name="ce6">
            <text:p>35,847<text:s/></text:p>
          </table:table-cell>
          <table:table-cell office:value-type="float" office:value="20175" table:style-name="ce6">
            <text:p>20,175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43740" table:style-name="ce6">
            <text:p>43,740<text:s/></text:p>
          </table:table-cell>
          <table:table-cell office:value-type="float" office:value="25905" table:style-name="ce6">
            <text:p>25,905<text:s/></text:p>
          </table:table-cell>
          <table:table-cell office:value-type="float" office:value="26478" table:style-name="ce6">
            <text:p>26,478<text:s/></text:p>
          </table:table-cell>
          <table:table-cell office:value-type="float" office:value="25255" table:style-name="ce6">
            <text:p>25,255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31320" table:style-name="ce6">
            <text:p>31,320<text:s/></text:p>
          </table:table-cell>
          <table:table-cell office:value-type="float" office:value="26830" table:style-name="ce6">
            <text:p>26,830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9240" table:style-name="ce6">
            <text:p>9,240<text:s/></text:p>
          </table:table-cell>
          <table:table-cell table:number-columns-repeated="16275"/>
        </table:table-row>
        <table:table-row table:style-name="ro2">
          <table:table-cell office:value-type="date" office:date-value="2019-05-30T00:00:00" table:style-name="ce5">
            <text:p>2019/5/30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46332" table:style-name="ce6">
            <text:p>46,332<text:s/></text:p>
          </table:table-cell>
          <table:table-cell office:value-type="float" office:value="46481" table:style-name="ce6">
            <text:p>46,481<text:s/></text:p>
          </table:table-cell>
          <table:table-cell office:value-type="float" office:value="28682" table:style-name="ce6">
            <text:p>28,682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47091" table:style-name="ce6">
            <text:p>47,091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22592" table:style-name="ce6">
            <text:p>22,592<text:s/></text:p>
          </table:table-cell>
          <table:table-cell office:value-type="float" office:value="18171" table:style-name="ce6">
            <text:p>18,171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29528" table:style-name="ce6">
            <text:p>29,528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35258" table:style-name="ce6">
            <text:p>35,258<text:s/></text:p>
          </table:table-cell>
          <table:table-cell office:value-type="float" office:value="30750" table:style-name="ce6">
            <text:p>30,750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39302" table:style-name="ce6">
            <text:p>39,302<text:s/></text:p>
          </table:table-cell>
          <table:table-cell office:value-type="float" office:value="28937" table:style-name="ce6">
            <text:p>28,937<text:s/></text:p>
          </table:table-cell>
          <table:table-cell office:value-type="float" office:value="26543" table:style-name="ce6">
            <text:p>26,543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28544" table:style-name="ce6">
            <text:p>28,544<text:s/></text:p>
          </table:table-cell>
          <table:table-cell office:value-type="float" office:value="143527" table:style-name="ce6">
            <text:p>143,527<text:s/></text:p>
          </table:table-cell>
          <table:table-cell office:value-type="float" office:value="42320" table:style-name="ce6">
            <text:p>42,320<text:s/></text:p>
          </table:table-cell>
          <table:table-cell office:value-type="float" office:value="24661" table:style-name="ce6">
            <text:p>24,661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9439" table:style-name="ce6">
            <text:p>29,439<text:s/></text:p>
          </table:table-cell>
          <table:table-cell office:value-type="float" office:value="34678" table:style-name="ce6">
            <text:p>34,678<text:s/></text:p>
          </table:table-cell>
          <table:table-cell office:value-type="float" office:value="30612" table:style-name="ce6">
            <text:p>30,612<text:s/></text:p>
          </table:table-cell>
          <table:table-cell office:value-type="float" office:value="24793" table:style-name="ce6">
            <text:p>24,793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34348" table:style-name="ce6">
            <text:p>34,348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20813" table:style-name="ce6">
            <text:p>20,813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36759" table:style-name="ce6">
            <text:p>36,759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29169" table:style-name="ce6">
            <text:p>29,169<text:s/></text:p>
          </table:table-cell>
          <table:table-cell office:value-type="float" office:value="43471" table:style-name="ce6">
            <text:p>43,471<text:s/></text:p>
          </table:table-cell>
          <table:table-cell office:value-type="float" office:value="42732" table:style-name="ce6">
            <text:p>42,732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30126" table:style-name="ce6">
            <text:p>30,126<text:s/></text:p>
          </table:table-cell>
          <table:table-cell office:value-type="float" office:value="72690" table:style-name="ce6">
            <text:p>72,690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34303" table:style-name="ce6">
            <text:p>34,303<text:s/></text:p>
          </table:table-cell>
          <table:table-cell office:value-type="float" office:value="37436" table:style-name="ce6">
            <text:p>37,436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65137" table:style-name="ce6">
            <text:p>65,137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36437" table:style-name="ce6">
            <text:p>36,437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43751" table:style-name="ce6">
            <text:p>43,751<text:s/></text:p>
          </table:table-cell>
          <table:table-cell office:value-type="float" office:value="25189" table:style-name="ce6">
            <text:p>25,189<text:s/></text:p>
          </table:table-cell>
          <table:table-cell office:value-type="float" office:value="26643" table:style-name="ce6">
            <text:p>26,643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31391" table:style-name="ce6">
            <text:p>31,391<text:s/></text:p>
          </table:table-cell>
          <table:table-cell office:value-type="float" office:value="26251" table:style-name="ce6">
            <text:p>26,251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9326" table:style-name="ce6">
            <text:p>9,326<text:s/></text:p>
          </table:table-cell>
          <table:table-cell table:number-columns-repeated="16275"/>
        </table:table-row>
        <table:table-row table:style-name="ro2">
          <table:table-cell office:value-type="date" office:date-value="2019-05-31T00:00:00" table:style-name="ce5">
            <text:p>2019/5/31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48700" table:style-name="ce6">
            <text:p>48,700<text:s/></text:p>
          </table:table-cell>
          <table:table-cell office:value-type="float" office:value="53783" table:style-name="ce6">
            <text:p>53,783<text:s/></text:p>
          </table:table-cell>
          <table:table-cell office:value-type="float" office:value="29844" table:style-name="ce6">
            <text:p>29,844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20411" table:style-name="ce6">
            <text:p>20,411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47309" table:style-name="ce6">
            <text:p>47,309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8784" table:style-name="ce6">
            <text:p>18,784<text:s/></text:p>
          </table:table-cell>
          <table:table-cell office:value-type="float" office:value="23283" table:style-name="ce6">
            <text:p>23,283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33578" table:style-name="ce6">
            <text:p>33,578<text:s/></text:p>
          </table:table-cell>
          <table:table-cell office:value-type="float" office:value="20973" table:style-name="ce6">
            <text:p>20,973<text:s/></text:p>
          </table:table-cell>
          <table:table-cell office:value-type="float" office:value="36975" table:style-name="ce6">
            <text:p>36,975<text:s/></text:p>
          </table:table-cell>
          <table:table-cell office:value-type="float" office:value="33699" table:style-name="ce6">
            <text:p>33,699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41245" table:style-name="ce6">
            <text:p>41,245<text:s/></text:p>
          </table:table-cell>
          <table:table-cell office:value-type="float" office:value="29861" table:style-name="ce6">
            <text:p>29,861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29755" table:style-name="ce6">
            <text:p>29,755<text:s/></text:p>
          </table:table-cell>
          <table:table-cell office:value-type="float" office:value="178006" table:style-name="ce6">
            <text:p>178,006<text:s/></text:p>
          </table:table-cell>
          <table:table-cell office:value-type="float" office:value="48916" table:style-name="ce6">
            <text:p>48,916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26695" table:style-name="ce6">
            <text:p>26,695<text:s/></text:p>
          </table:table-cell>
          <table:table-cell office:value-type="float" office:value="32192" table:style-name="ce6">
            <text:p>32,192<text:s/></text:p>
          </table:table-cell>
          <table:table-cell office:value-type="float" office:value="36897" table:style-name="ce6">
            <text:p>36,897<text:s/></text:p>
          </table:table-cell>
          <table:table-cell office:value-type="float" office:value="32818" table:style-name="ce6">
            <text:p>32,818<text:s/></text:p>
          </table:table-cell>
          <table:table-cell office:value-type="float" office:value="26692" table:style-name="ce6">
            <text:p>26,692<text:s/></text:p>
          </table:table-cell>
          <table:table-cell office:value-type="float" office:value="13702" table:style-name="ce6">
            <text:p>13,702<text:s/></text:p>
          </table:table-cell>
          <table:table-cell office:value-type="float" office:value="35387" table:style-name="ce6">
            <text:p>35,387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38638" table:style-name="ce6">
            <text:p>38,638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25855" table:style-name="ce6">
            <text:p>25,855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48063" table:style-name="ce6">
            <text:p>48,063<text:s/></text:p>
          </table:table-cell>
          <table:table-cell office:value-type="float" office:value="44236" table:style-name="ce6">
            <text:p>44,236<text:s/></text:p>
          </table:table-cell>
          <table:table-cell office:value-type="float" office:value="29078" table:style-name="ce6">
            <text:p>29,078<text:s/></text:p>
          </table:table-cell>
          <table:table-cell office:value-type="float" office:value="31704" table:style-name="ce6">
            <text:p>31,704<text:s/></text:p>
          </table:table-cell>
          <table:table-cell office:value-type="float" office:value="84351" table:style-name="ce6">
            <text:p>84,351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39380" table:style-name="ce6">
            <text:p>39,380<text:s/></text:p>
          </table:table-cell>
          <table:table-cell office:value-type="float" office:value="43008" table:style-name="ce6">
            <text:p>43,008<text:s/></text:p>
          </table:table-cell>
          <table:table-cell office:value-type="float" office:value="27981" table:style-name="ce6">
            <text:p>27,981<text:s/></text:p>
          </table:table-cell>
          <table:table-cell office:value-type="float" office:value="74303" table:style-name="ce6">
            <text:p>74,303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24012" table:style-name="ce6">
            <text:p>24,012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38724" table:style-name="ce6">
            <text:p>38,724<text:s/></text:p>
          </table:table-cell>
          <table:table-cell office:value-type="float" office:value="22118" table:style-name="ce6">
            <text:p>22,118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45580" table:style-name="ce6">
            <text:p>45,580<text:s/></text:p>
          </table:table-cell>
          <table:table-cell office:value-type="float" office:value="26595" table:style-name="ce6">
            <text:p>26,595<text:s/></text:p>
          </table:table-cell>
          <table:table-cell office:value-type="float" office:value="28019" table:style-name="ce6">
            <text:p>28,019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9882" table:style-name="ce6">
            <text:p>19,882<text:s/></text:p>
          </table:table-cell>
          <table:table-cell office:value-type="float" office:value="33093" table:style-name="ce6">
            <text:p>33,093<text:s/></text:p>
          </table:table-cell>
          <table:table-cell office:value-type="float" office:value="29268" table:style-name="ce6">
            <text:p>29,268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9743" table:style-name="ce6">
            <text:p>9,743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style-name="ro3">
          <table:table-cell table:number-columns-repeated="91"/>
          <table:table-cell table:number-columns-repeated="18" table:style-name="ce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1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6274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number-rows-repeated="1048537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7" table:default-cell-style-name="ce1"/>
        <table:table-column table:style-name="co5" table:number-columns-repeated="1627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5-01T00:00:00" table:style-name="ce5">
            <text:p>2019/5/1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49892" table:style-name="ce6">
            <text:p>49,892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16164" table:style-name="ce6">
            <text:p>16,164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31190" table:style-name="ce6">
            <text:p>31,190<text:s/></text:p>
          </table:table-cell>
          <table:table-cell office:value-type="float" office:value="22201" table:style-name="ce6">
            <text:p>22,201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18079" table:style-name="ce6">
            <text:p>18,079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136229" table:style-name="ce6">
            <text:p>136,229<text:s/></text:p>
          </table:table-cell>
          <table:table-cell office:value-type="float" office:value="44061" table:style-name="ce6">
            <text:p>44,061<text:s/></text:p>
          </table:table-cell>
          <table:table-cell office:value-type="float" office:value="21515" table:style-name="ce6">
            <text:p>21,515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32578" table:style-name="ce6">
            <text:p>32,578<text:s/></text:p>
          </table:table-cell>
          <table:table-cell office:value-type="float" office:value="27640" table:style-name="ce6">
            <text:p>27,640<text:s/></text:p>
          </table:table-cell>
          <table:table-cell office:value-type="float" office:value="19328" table:style-name="ce6">
            <text:p>19,328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15708" table:style-name="ce6">
            <text:p>15,708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31686" table:style-name="ce6">
            <text:p>31,686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27196" table:style-name="ce6">
            <text:p>27,196<text:s/></text:p>
          </table:table-cell>
          <table:table-cell office:value-type="float" office:value="37355" table:style-name="ce6">
            <text:p>37,355<text:s/></text:p>
          </table:table-cell>
          <table:table-cell office:value-type="float" office:value="35483" table:style-name="ce6">
            <text:p>35,483<text:s/></text:p>
          </table:table-cell>
          <table:table-cell office:value-type="float" office:value="20499" table:style-name="ce6">
            <text:p>20,499<text:s/></text:p>
          </table:table-cell>
          <table:table-cell office:value-type="float" office:value="30025" table:style-name="ce6">
            <text:p>30,025<text:s/></text:p>
          </table:table-cell>
          <table:table-cell office:value-type="float" office:value="72838" table:style-name="ce6">
            <text:p>72,838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30778" table:style-name="ce6">
            <text:p>30,778<text:s/></text:p>
          </table:table-cell>
          <table:table-cell office:value-type="float" office:value="29250" table:style-name="ce6">
            <text:p>29,250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54109" table:style-name="ce6">
            <text:p>54,109<text:s/></text:p>
          </table:table-cell>
          <table:table-cell office:value-type="float" office:value="17568" table:style-name="ce6">
            <text:p>17,568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15554" table:style-name="ce6">
            <text:p>15,554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29202" table:style-name="ce6">
            <text:p>29,202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25212" table:style-name="ce6">
            <text:p>25,212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27570" table:style-name="ce6">
            <text:p>27,570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7816" table:style-name="ce6">
            <text:p>7,816<text:s/></text:p>
          </table:table-cell>
          <table:table-cell table:number-columns-repeated="16275"/>
        </table:table-row>
        <table:table-row table:style-name="ro2">
          <table:table-cell office:value-type="date" office:date-value="2019-05-02T00:00:00" table:style-name="ce5">
            <text:p>2019/5/2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45820" table:style-name="ce6">
            <text:p>45,820<text:s/></text:p>
          </table:table-cell>
          <table:table-cell office:value-type="float" office:value="50812" table:style-name="ce6">
            <text:p>50,812<text:s/></text:p>
          </table:table-cell>
          <table:table-cell office:value-type="float" office:value="29485" table:style-name="ce6">
            <text:p>29,485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31377" table:style-name="ce6">
            <text:p>31,377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30824" table:style-name="ce6">
            <text:p>30,824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37064" table:style-name="ce6">
            <text:p>37,064<text:s/></text:p>
          </table:table-cell>
          <table:table-cell office:value-type="float" office:value="33403" table:style-name="ce6">
            <text:p>33,403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37692" table:style-name="ce6">
            <text:p>37,692<text:s/></text:p>
          </table:table-cell>
          <table:table-cell office:value-type="float" office:value="28003" table:style-name="ce6">
            <text:p>28,003<text:s/></text:p>
          </table:table-cell>
          <table:table-cell office:value-type="float" office:value="26945" table:style-name="ce6">
            <text:p>26,945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150038" table:style-name="ce6">
            <text:p>150,038<text:s/></text:p>
          </table:table-cell>
          <table:table-cell office:value-type="float" office:value="45227" table:style-name="ce6">
            <text:p>45,227<text:s/></text:p>
          </table:table-cell>
          <table:table-cell office:value-type="float" office:value="24873" table:style-name="ce6">
            <text:p>24,873<text:s/></text:p>
          </table:table-cell>
          <table:table-cell office:value-type="float" office:value="26744" table:style-name="ce6">
            <text:p>26,744<text:s/></text:p>
          </table:table-cell>
          <table:table-cell office:value-type="float" office:value="28018" table:style-name="ce6">
            <text:p>28,018<text:s/></text:p>
          </table:table-cell>
          <table:table-cell office:value-type="float" office:value="35929" table:style-name="ce6">
            <text:p>35,929<text:s/></text:p>
          </table:table-cell>
          <table:table-cell office:value-type="float" office:value="31972" table:style-name="ce6">
            <text:p>31,972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32442" table:style-name="ce6">
            <text:p>32,442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36135" table:style-name="ce6">
            <text:p>36,135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22164" table:style-name="ce6">
            <text:p>22,164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31647" table:style-name="ce6">
            <text:p>31,647<text:s/></text:p>
          </table:table-cell>
          <table:table-cell office:value-type="float" office:value="39489" table:style-name="ce6">
            <text:p>39,489<text:s/></text:p>
          </table:table-cell>
          <table:table-cell office:value-type="float" office:value="44320" table:style-name="ce6">
            <text:p>44,320<text:s/></text:p>
          </table:table-cell>
          <table:table-cell office:value-type="float" office:value="26524" table:style-name="ce6">
            <text:p>26,524<text:s/></text:p>
          </table:table-cell>
          <table:table-cell office:value-type="float" office:value="33118" table:style-name="ce6">
            <text:p>33,118<text:s/></text:p>
          </table:table-cell>
          <table:table-cell office:value-type="float" office:value="73897" table:style-name="ce6">
            <text:p>73,897<text:s/></text:p>
          </table:table-cell>
          <table:table-cell office:value-type="float" office:value="27052" table:style-name="ce6">
            <text:p>27,052<text:s/></text:p>
          </table:table-cell>
          <table:table-cell office:value-type="float" office:value="36867" table:style-name="ce6">
            <text:p>36,867<text:s/></text:p>
          </table:table-cell>
          <table:table-cell office:value-type="float" office:value="37145" table:style-name="ce6">
            <text:p>37,145<text:s/></text:p>
          </table:table-cell>
          <table:table-cell office:value-type="float" office:value="23545" table:style-name="ce6">
            <text:p>23,545<text:s/></text:p>
          </table:table-cell>
          <table:table-cell office:value-type="float" office:value="62990" table:style-name="ce6">
            <text:p>62,990<text:s/></text:p>
          </table:table-cell>
          <table:table-cell office:value-type="float" office:value="21700" table:style-name="ce6">
            <text:p>21,700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42143" table:style-name="ce6">
            <text:p>42,143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46439" table:style-name="ce6">
            <text:p>46,439<text:s/></text:p>
          </table:table-cell>
          <table:table-cell office:value-type="float" office:value="26324" table:style-name="ce6">
            <text:p>26,324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27251" table:style-name="ce6">
            <text:p>27,251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31774" table:style-name="ce6">
            <text:p>31,774<text:s/></text:p>
          </table:table-cell>
          <table:table-cell office:value-type="float" office:value="30837" table:style-name="ce6">
            <text:p>30,837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0086" table:style-name="ce6">
            <text:p>10,086<text:s/></text:p>
          </table:table-cell>
          <table:table-cell table:number-columns-repeated="16275"/>
        </table:table-row>
        <table:table-row table:style-name="ro2">
          <table:table-cell office:value-type="date" office:date-value="2019-05-03T00:00:00" table:style-name="ce5">
            <text:p>2019/5/3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45671" table:style-name="ce6">
            <text:p>45,671<text:s/></text:p>
          </table:table-cell>
          <table:table-cell office:value-type="float" office:value="55685" table:style-name="ce6">
            <text:p>55,685<text:s/></text:p>
          </table:table-cell>
          <table:table-cell office:value-type="float" office:value="30234" table:style-name="ce6">
            <text:p>30,234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7069" table:style-name="ce6">
            <text:p>17,069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32493" table:style-name="ce6">
            <text:p>32,493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9499" table:style-name="ce6">
            <text:p>19,499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35780" table:style-name="ce6">
            <text:p>35,780<text:s/></text:p>
          </table:table-cell>
          <table:table-cell office:value-type="float" office:value="22091" table:style-name="ce6">
            <text:p>22,091<text:s/></text:p>
          </table:table-cell>
          <table:table-cell office:value-type="float" office:value="38567" table:style-name="ce6">
            <text:p>38,567<text:s/></text:p>
          </table:table-cell>
          <table:table-cell office:value-type="float" office:value="35179" table:style-name="ce6">
            <text:p>35,179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40422" table:style-name="ce6">
            <text:p>40,422<text:s/></text:p>
          </table:table-cell>
          <table:table-cell office:value-type="float" office:value="29893" table:style-name="ce6">
            <text:p>29,893<text:s/></text:p>
          </table:table-cell>
          <table:table-cell office:value-type="float" office:value="28303" table:style-name="ce6">
            <text:p>28,303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27652" table:style-name="ce6">
            <text:p>27,652<text:s/></text:p>
          </table:table-cell>
          <table:table-cell office:value-type="float" office:value="178447" table:style-name="ce6">
            <text:p>178,447<text:s/></text:p>
          </table:table-cell>
          <table:table-cell office:value-type="float" office:value="50783" table:style-name="ce6">
            <text:p>50,783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28585" table:style-name="ce6">
            <text:p>28,585<text:s/></text:p>
          </table:table-cell>
          <table:table-cell office:value-type="float" office:value="30974" table:style-name="ce6">
            <text:p>30,974<text:s/></text:p>
          </table:table-cell>
          <table:table-cell office:value-type="float" office:value="42774" table:style-name="ce6">
            <text:p>42,774<text:s/></text:p>
          </table:table-cell>
          <table:table-cell office:value-type="float" office:value="36030" table:style-name="ce6">
            <text:p>36,030<text:s/></text:p>
          </table:table-cell>
          <table:table-cell office:value-type="float" office:value="26929" table:style-name="ce6">
            <text:p>26,929<text:s/></text:p>
          </table:table-cell>
          <table:table-cell office:value-type="float" office:value="14505" table:style-name="ce6">
            <text:p>14,505<text:s/></text:p>
          </table:table-cell>
          <table:table-cell office:value-type="float" office:value="34765" table:style-name="ce6">
            <text:p>34,765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21340" table:style-name="ce6">
            <text:p>21,340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47121" table:style-name="ce6">
            <text:p>47,121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8205" table:style-name="ce6">
            <text:p>28,205<text:s/></text:p>
          </table:table-cell>
          <table:table-cell office:value-type="float" office:value="35010" table:style-name="ce6">
            <text:p>35,010<text:s/></text:p>
          </table:table-cell>
          <table:table-cell office:value-type="float" office:value="44871" table:style-name="ce6">
            <text:p>44,871<text:s/></text:p>
          </table:table-cell>
          <table:table-cell office:value-type="float" office:value="47056" table:style-name="ce6">
            <text:p>47,056<text:s/></text:p>
          </table:table-cell>
          <table:table-cell office:value-type="float" office:value="27839" table:style-name="ce6">
            <text:p>27,839<text:s/></text:p>
          </table:table-cell>
          <table:table-cell office:value-type="float" office:value="36574" table:style-name="ce6">
            <text:p>36,574<text:s/></text:p>
          </table:table-cell>
          <table:table-cell office:value-type="float" office:value="85536" table:style-name="ce6">
            <text:p>85,536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38982" table:style-name="ce6">
            <text:p>38,982<text:s/></text:p>
          </table:table-cell>
          <table:table-cell office:value-type="float" office:value="40675" table:style-name="ce6">
            <text:p>40,675<text:s/></text:p>
          </table:table-cell>
          <table:table-cell office:value-type="float" office:value="27126" table:style-name="ce6">
            <text:p>27,126<text:s/></text:p>
          </table:table-cell>
          <table:table-cell office:value-type="float" office:value="70901" table:style-name="ce6">
            <text:p>70,901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17181" table:style-name="ce6">
            <text:p>17,181<text:s/></text:p>
          </table:table-cell>
          <table:table-cell office:value-type="float" office:value="52454" table:style-name="ce6">
            <text:p>52,454<text:s/></text:p>
          </table:table-cell>
          <table:table-cell office:value-type="float" office:value="21227" table:style-name="ce6">
            <text:p>21,227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45650" table:style-name="ce6">
            <text:p>45,650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26981" table:style-name="ce6">
            <text:p>26,981<text:s/></text:p>
          </table:table-cell>
          <table:table-cell office:value-type="float" office:value="30422" table:style-name="ce6">
            <text:p>30,422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33243" table:style-name="ce6">
            <text:p>33,243<text:s/></text:p>
          </table:table-cell>
          <table:table-cell office:value-type="float" office:value="32161" table:style-name="ce6">
            <text:p>32,161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11022" table:style-name="ce6">
            <text:p>11,022<text:s/></text:p>
          </table:table-cell>
          <table:table-cell table:number-columns-repeated="16275"/>
        </table:table-row>
        <table:table-row table:style-name="ro2">
          <table:table-cell office:value-type="date" office:date-value="2019-05-04T00:00:00" table:style-name="ce5">
            <text:p>2019/5/4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55302" table:style-name="ce6">
            <text:p>55,302<text:s/></text:p>
          </table:table-cell>
          <table:table-cell office:value-type="float" office:value="21327" table:style-name="ce6">
            <text:p>21,327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20837" table:style-name="ce6">
            <text:p>20,837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16819" table:style-name="ce6">
            <text:p>16,819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34354" table:style-name="ce6">
            <text:p>34,354<text:s/></text:p>
          </table:table-cell>
          <table:table-cell office:value-type="float" office:value="19512" table:style-name="ce6">
            <text:p>19,512<text:s/></text:p>
          </table:table-cell>
          <table:table-cell office:value-type="float" office:value="31102" table:style-name="ce6">
            <text:p>31,102<text:s/></text:p>
          </table:table-cell>
          <table:table-cell office:value-type="float" office:value="28591" table:style-name="ce6">
            <text:p>28,591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35259" table:style-name="ce6">
            <text:p>35,259<text:s/></text:p>
          </table:table-cell>
          <table:table-cell office:value-type="float" office:value="25296" table:style-name="ce6">
            <text:p>25,296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9848" table:style-name="ce6">
            <text:p>19,848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74459" table:style-name="ce6">
            <text:p>174,459<text:s/></text:p>
          </table:table-cell>
          <table:table-cell office:value-type="float" office:value="49414" table:style-name="ce6">
            <text:p>49,414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31704" table:style-name="ce6">
            <text:p>31,704<text:s/></text:p>
          </table:table-cell>
          <table:table-cell office:value-type="float" office:value="39592" table:style-name="ce6">
            <text:p>39,592<text:s/></text:p>
          </table:table-cell>
          <table:table-cell office:value-type="float" office:value="31054" table:style-name="ce6">
            <text:p>31,054<text:s/></text:p>
          </table:table-cell>
          <table:table-cell office:value-type="float" office:value="21629" table:style-name="ce6">
            <text:p>21,629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26652" table:style-name="ce6">
            <text:p>26,652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7857" table:style-name="ce6">
            <text:p>17,857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45796" table:style-name="ce6">
            <text:p>45,796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19506" table:style-name="ce6">
            <text:p>19,506<text:s/></text:p>
          </table:table-cell>
          <table:table-cell office:value-type="float" office:value="20014" table:style-name="ce6">
            <text:p>20,014<text:s/></text:p>
          </table:table-cell>
          <table:table-cell office:value-type="float" office:value="32613" table:style-name="ce6">
            <text:p>32,613<text:s/></text:p>
          </table:table-cell>
          <table:table-cell office:value-type="float" office:value="42457" table:style-name="ce6">
            <text:p>42,457<text:s/></text:p>
          </table:table-cell>
          <table:table-cell office:value-type="float" office:value="36566" table:style-name="ce6">
            <text:p>36,566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35549" table:style-name="ce6">
            <text:p>35,549<text:s/></text:p>
          </table:table-cell>
          <table:table-cell office:value-type="float" office:value="90233" table:style-name="ce6">
            <text:p>90,233<text:s/></text:p>
          </table:table-cell>
          <table:table-cell office:value-type="float" office:value="16765" table:style-name="ce6">
            <text:p>16,765<text:s/></text:p>
          </table:table-cell>
          <table:table-cell office:value-type="float" office:value="35745" table:style-name="ce6">
            <text:p>35,745<text:s/></text:p>
          </table:table-cell>
          <table:table-cell office:value-type="float" office:value="34719" table:style-name="ce6">
            <text:p>34,719<text:s/></text:p>
          </table:table-cell>
          <table:table-cell office:value-type="float" office:value="22911" table:style-name="ce6">
            <text:p>22,911<text:s/></text:p>
          </table:table-cell>
          <table:table-cell office:value-type="float" office:value="61242" table:style-name="ce6">
            <text:p>61,242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55184" table:style-name="ce6">
            <text:p>55,184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18857" table:style-name="ce6">
            <text:p>18,857<text:s/></text:p>
          </table:table-cell>
          <table:table-cell office:value-type="float" office:value="18463" table:style-name="ce6">
            <text:p>18,463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28258" table:style-name="ce6">
            <text:p>28,258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1216" table:style-name="ce6">
            <text:p>11,216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8818" table:style-name="ce6">
            <text:p>8,818<text:s/></text:p>
          </table:table-cell>
          <table:table-cell table:number-columns-repeated="16275"/>
        </table:table-row>
        <table:table-row table:style-name="ro2">
          <table:table-cell office:value-type="date" office:date-value="2019-05-05T00:00:00" table:style-name="ce5">
            <text:p>2019/5/5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20670" table:style-name="ce6">
            <text:p>20,670<text:s/></text:p>
          </table:table-cell>
          <table:table-cell office:value-type="float" office:value="45213" table:style-name="ce6">
            <text:p>45,213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16908" table:style-name="ce6">
            <text:p>16,908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31736" table:style-name="ce6">
            <text:p>31,736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24477" table:style-name="ce6">
            <text:p>24,477<text:s/></text:p>
          </table:table-cell>
          <table:table-cell office:value-type="float" office:value="28040" table:style-name="ce6">
            <text:p>28,040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29685" table:style-name="ce6">
            <text:p>29,685<text:s/></text:p>
          </table:table-cell>
          <table:table-cell office:value-type="float" office:value="21146" table:style-name="ce6">
            <text:p>21,146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75384" table:style-name="ce6">
            <text:p>175,384<text:s/></text:p>
          </table:table-cell>
          <table:table-cell office:value-type="float" office:value="41096" table:style-name="ce6">
            <text:p>41,096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21093" table:style-name="ce6">
            <text:p>21,093<text:s/></text:p>
          </table:table-cell>
          <table:table-cell office:value-type="float" office:value="28912" table:style-name="ce6">
            <text:p>28,912<text:s/></text:p>
          </table:table-cell>
          <table:table-cell office:value-type="float" office:value="32746" table:style-name="ce6">
            <text:p>32,746<text:s/></text:p>
          </table:table-cell>
          <table:table-cell office:value-type="float" office:value="26442" table:style-name="ce6">
            <text:p>26,442<text:s/></text:p>
          </table:table-cell>
          <table:table-cell office:value-type="float" office:value="20370" table:style-name="ce6">
            <text:p>20,370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44535" table:style-name="ce6">
            <text:p>44,535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17381" table:style-name="ce6">
            <text:p>17,381<text:s/></text:p>
          </table:table-cell>
          <table:table-cell office:value-type="float" office:value="16574" table:style-name="ce6">
            <text:p>16,574<text:s/></text:p>
          </table:table-cell>
          <table:table-cell office:value-type="float" office:value="28475" table:style-name="ce6">
            <text:p>28,475<text:s/></text:p>
          </table:table-cell>
          <table:table-cell office:value-type="float" office:value="39466" table:style-name="ce6">
            <text:p>39,466<text:s/></text:p>
          </table:table-cell>
          <table:table-cell office:value-type="float" office:value="31800" table:style-name="ce6">
            <text:p>31,800<text:s/></text:p>
          </table:table-cell>
          <table:table-cell office:value-type="float" office:value="19684" table:style-name="ce6">
            <text:p>19,684<text:s/></text:p>
          </table:table-cell>
          <table:table-cell office:value-type="float" office:value="31850" table:style-name="ce6">
            <text:p>31,850<text:s/></text:p>
          </table:table-cell>
          <table:table-cell office:value-type="float" office:value="77997" table:style-name="ce6">
            <text:p>77,997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31567" table:style-name="ce6">
            <text:p>31,567<text:s/></text:p>
          </table:table-cell>
          <table:table-cell office:value-type="float" office:value="27673" table:style-name="ce6">
            <text:p>27,673<text:s/></text:p>
          </table:table-cell>
          <table:table-cell office:value-type="float" office:value="18991" table:style-name="ce6">
            <text:p>18,991<text:s/></text:p>
          </table:table-cell>
          <table:table-cell office:value-type="float" office:value="52907" table:style-name="ce6">
            <text:p>52,907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13285" table:style-name="ce6">
            <text:p>13,285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42464" table:style-name="ce6">
            <text:p>42,464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7286" table:style-name="ce6">
            <text:p>17,286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7684" table:style-name="ce6">
            <text:p>7,684<text:s/></text:p>
          </table:table-cell>
          <table:table-cell table:number-columns-repeated="16275"/>
        </table:table-row>
        <table:table-row table:style-name="ro2">
          <table:table-cell office:value-type="date" office:date-value="2019-05-06T00:00:00" table:style-name="ce5">
            <text:p>2019/5/6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43469" table:style-name="ce6">
            <text:p>43,469<text:s/></text:p>
          </table:table-cell>
          <table:table-cell office:value-type="float" office:value="47682" table:style-name="ce6">
            <text:p>47,682<text:s/></text:p>
          </table:table-cell>
          <table:table-cell office:value-type="float" office:value="28611" table:style-name="ce6">
            <text:p>28,611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29963" table:style-name="ce6">
            <text:p>29,963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17894" table:style-name="ce6">
            <text:p>17,894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18107" table:style-name="ce6">
            <text:p>18,107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28222" table:style-name="ce6">
            <text:p>28,222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35263" table:style-name="ce6">
            <text:p>35,263<text:s/></text:p>
          </table:table-cell>
          <table:table-cell office:value-type="float" office:value="28108" table:style-name="ce6">
            <text:p>28,108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37635" table:style-name="ce6">
            <text:p>37,635<text:s/></text:p>
          </table:table-cell>
          <table:table-cell office:value-type="float" office:value="27999" table:style-name="ce6">
            <text:p>27,999<text:s/></text:p>
          </table:table-cell>
          <table:table-cell office:value-type="float" office:value="27383" table:style-name="ce6">
            <text:p>27,383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7001" table:style-name="ce6">
            <text:p>27,001<text:s/></text:p>
          </table:table-cell>
          <table:table-cell office:value-type="float" office:value="146632" table:style-name="ce6">
            <text:p>146,632<text:s/></text:p>
          </table:table-cell>
          <table:table-cell office:value-type="float" office:value="39264" table:style-name="ce6">
            <text:p>39,264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26173" table:style-name="ce6">
            <text:p>26,173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31289" table:style-name="ce6">
            <text:p>31,289<text:s/></text:p>
          </table:table-cell>
          <table:table-cell office:value-type="float" office:value="28437" table:style-name="ce6">
            <text:p>28,437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32066" table:style-name="ce6">
            <text:p>32,066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18001" table:style-name="ce6">
            <text:p>18,001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34365" table:style-name="ce6">
            <text:p>34,365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22586" table:style-name="ce6">
            <text:p>22,586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31641" table:style-name="ce6">
            <text:p>31,641<text:s/></text:p>
          </table:table-cell>
          <table:table-cell office:value-type="float" office:value="39441" table:style-name="ce6">
            <text:p>39,441<text:s/></text:p>
          </table:table-cell>
          <table:table-cell office:value-type="float" office:value="44027" table:style-name="ce6">
            <text:p>44,027<text:s/></text:p>
          </table:table-cell>
          <table:table-cell office:value-type="float" office:value="26020" table:style-name="ce6">
            <text:p>26,020<text:s/></text:p>
          </table:table-cell>
          <table:table-cell office:value-type="float" office:value="29706" table:style-name="ce6">
            <text:p>29,706<text:s/></text:p>
          </table:table-cell>
          <table:table-cell office:value-type="float" office:value="66962" table:style-name="ce6">
            <text:p>66,962<text:s/></text:p>
          </table:table-cell>
          <table:table-cell office:value-type="float" office:value="24349" table:style-name="ce6">
            <text:p>24,349<text:s/></text:p>
          </table:table-cell>
          <table:table-cell office:value-type="float" office:value="33385" table:style-name="ce6">
            <text:p>33,385<text:s/></text:p>
          </table:table-cell>
          <table:table-cell office:value-type="float" office:value="34257" table:style-name="ce6">
            <text:p>34,257<text:s/></text:p>
          </table:table-cell>
          <table:table-cell office:value-type="float" office:value="21234" table:style-name="ce6">
            <text:p>21,234<text:s/></text:p>
          </table:table-cell>
          <table:table-cell office:value-type="float" office:value="62413" table:style-name="ce6">
            <text:p>62,413<text:s/></text:p>
          </table:table-cell>
          <table:table-cell office:value-type="float" office:value="21334" table:style-name="ce6">
            <text:p>21,334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18494" table:style-name="ce6">
            <text:p>18,494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41172" table:style-name="ce6">
            <text:p>41,172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42830" table:style-name="ce6">
            <text:p>42,830<text:s/></text:p>
          </table:table-cell>
          <table:table-cell office:value-type="float" office:value="25498" table:style-name="ce6">
            <text:p>25,498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30932" table:style-name="ce6">
            <text:p>30,932<text:s/></text:p>
          </table:table-cell>
          <table:table-cell office:value-type="float" office:value="25481" table:style-name="ce6">
            <text:p>25,481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0166" table:style-name="ce6">
            <text:p>10,166<text:s/></text:p>
          </table:table-cell>
          <table:table-cell table:number-columns-repeated="16275"/>
        </table:table-row>
        <table:table-row table:style-name="ro2">
          <table:table-cell office:value-type="date" office:date-value="2019-05-07T00:00:00" table:style-name="ce5">
            <text:p>2019/5/7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16700" table:style-name="ce6">
            <text:p>16,700<text:s/></text:p>
          </table:table-cell>
          <table:table-cell office:value-type="float" office:value="43646" table:style-name="ce6">
            <text:p>43,646<text:s/></text:p>
          </table:table-cell>
          <table:table-cell office:value-type="float" office:value="46285" table:style-name="ce6">
            <text:p>46,285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18918" table:style-name="ce6">
            <text:p>18,918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31275" table:style-name="ce6">
            <text:p>31,275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28671" table:style-name="ce6">
            <text:p>28,671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36074" table:style-name="ce6">
            <text:p>36,074<text:s/></text:p>
          </table:table-cell>
          <table:table-cell office:value-type="float" office:value="29742" table:style-name="ce6">
            <text:p>29,742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38836" table:style-name="ce6">
            <text:p>38,836<text:s/></text:p>
          </table:table-cell>
          <table:table-cell office:value-type="float" office:value="28828" table:style-name="ce6">
            <text:p>28,828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23680" table:style-name="ce6">
            <text:p>23,680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133527" table:style-name="ce6">
            <text:p>133,527<text:s/></text:p>
          </table:table-cell>
          <table:table-cell office:value-type="float" office:value="39678" table:style-name="ce6">
            <text:p>39,678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27789" table:style-name="ce6">
            <text:p>27,789<text:s/></text:p>
          </table:table-cell>
          <table:table-cell office:value-type="float" office:value="32842" table:style-name="ce6">
            <text:p>32,842<text:s/></text:p>
          </table:table-cell>
          <table:table-cell office:value-type="float" office:value="29475" table:style-name="ce6">
            <text:p>29,475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33141" table:style-name="ce6">
            <text:p>33,141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18665" table:style-name="ce6">
            <text:p>18,665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34703" table:style-name="ce6">
            <text:p>34,70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31829" table:style-name="ce6">
            <text:p>31,829<text:s/></text:p>
          </table:table-cell>
          <table:table-cell office:value-type="float" office:value="38829" table:style-name="ce6">
            <text:p>38,829<text:s/></text:p>
          </table:table-cell>
          <table:table-cell office:value-type="float" office:value="45133" table:style-name="ce6">
            <text:p>45,133<text:s/></text:p>
          </table:table-cell>
          <table:table-cell office:value-type="float" office:value="26742" table:style-name="ce6">
            <text:p>26,742<text:s/></text:p>
          </table:table-cell>
          <table:table-cell office:value-type="float" office:value="30728" table:style-name="ce6">
            <text:p>30,728<text:s/></text:p>
          </table:table-cell>
          <table:table-cell office:value-type="float" office:value="66522" table:style-name="ce6">
            <text:p>66,522<text:s/></text:p>
          </table:table-cell>
          <table:table-cell office:value-type="float" office:value="24895" table:style-name="ce6">
            <text:p>24,895<text:s/></text:p>
          </table:table-cell>
          <table:table-cell office:value-type="float" office:value="34276" table:style-name="ce6">
            <text:p>34,276<text:s/></text:p>
          </table:table-cell>
          <table:table-cell office:value-type="float" office:value="35077" table:style-name="ce6">
            <text:p>35,077<text:s/></text:p>
          </table:table-cell>
          <table:table-cell office:value-type="float" office:value="21511" table:style-name="ce6">
            <text:p>21,511<text:s/></text:p>
          </table:table-cell>
          <table:table-cell office:value-type="float" office:value="60266" table:style-name="ce6">
            <text:p>60,266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8137" table:style-name="ce6">
            <text:p>18,137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32063" table:style-name="ce6">
            <text:p>32,063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42419" table:style-name="ce6">
            <text:p>42,419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25944" table:style-name="ce6">
            <text:p>25,944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30949" table:style-name="ce6">
            <text:p>30,949<text:s/></text:p>
          </table:table-cell>
          <table:table-cell office:value-type="float" office:value="25698" table:style-name="ce6">
            <text:p>25,698<text:s/></text:p>
          </table:table-cell>
          <table:table-cell office:value-type="float" office:value="15434" table:style-name="ce6">
            <text:p>15,434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0342" table:style-name="ce6">
            <text:p>10,342<text:s/></text:p>
          </table:table-cell>
          <table:table-cell table:number-columns-repeated="16275"/>
        </table:table-row>
        <table:table-row table:style-name="ro2">
          <table:table-cell office:value-type="date" office:date-value="2019-05-08T00:00:00" table:style-name="ce5">
            <text:p>2019/5/8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42929" table:style-name="ce6">
            <text:p>42,929<text:s/></text:p>
          </table:table-cell>
          <table:table-cell office:value-type="float" office:value="47736" table:style-name="ce6">
            <text:p>47,736<text:s/></text:p>
          </table:table-cell>
          <table:table-cell office:value-type="float" office:value="28968" table:style-name="ce6">
            <text:p>28,968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19480" table:style-name="ce6">
            <text:p>19,480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34681" table:style-name="ce6">
            <text:p>34,681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23020" table:style-name="ce6">
            <text:p>23,020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29273" table:style-name="ce6">
            <text:p>29,273<text:s/></text:p>
          </table:table-cell>
          <table:table-cell office:value-type="float" office:value="19402" table:style-name="ce6">
            <text:p>19,402<text:s/></text:p>
          </table:table-cell>
          <table:table-cell office:value-type="float" office:value="36272" table:style-name="ce6">
            <text:p>36,272<text:s/></text:p>
          </table:table-cell>
          <table:table-cell office:value-type="float" office:value="30590" table:style-name="ce6">
            <text:p>30,590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38195" table:style-name="ce6">
            <text:p>38,195<text:s/></text:p>
          </table:table-cell>
          <table:table-cell office:value-type="float" office:value="28387" table:style-name="ce6">
            <text:p>28,387<text:s/></text:p>
          </table:table-cell>
          <table:table-cell office:value-type="float" office:value="27560" table:style-name="ce6">
            <text:p>27,560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27221" table:style-name="ce6">
            <text:p>27,221<text:s/></text:p>
          </table:table-cell>
          <table:table-cell office:value-type="float" office:value="134986" table:style-name="ce6">
            <text:p>134,986<text:s/></text:p>
          </table:table-cell>
          <table:table-cell office:value-type="float" office:value="40774" table:style-name="ce6">
            <text:p>40,774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28355" table:style-name="ce6">
            <text:p>28,355<text:s/></text:p>
          </table:table-cell>
          <table:table-cell office:value-type="float" office:value="34178" table:style-name="ce6">
            <text:p>34,178<text:s/></text:p>
          </table:table-cell>
          <table:table-cell office:value-type="float" office:value="30124" table:style-name="ce6">
            <text:p>30,124<text:s/></text:p>
          </table:table-cell>
          <table:table-cell office:value-type="float" office:value="25094" table:style-name="ce6">
            <text:p>25,094<text:s/></text:p>
          </table:table-cell>
          <table:table-cell office:value-type="float" office:value="14420" table:style-name="ce6">
            <text:p>14,420<text:s/></text:p>
          </table:table-cell>
          <table:table-cell office:value-type="float" office:value="33349" table:style-name="ce6">
            <text:p>33,349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36119" table:style-name="ce6">
            <text:p>36,119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22889" table:style-name="ce6">
            <text:p>22,889<text:s/></text:p>
          </table:table-cell>
          <table:table-cell office:value-type="float" office:value="27833" table:style-name="ce6">
            <text:p>27,833<text:s/></text:p>
          </table:table-cell>
          <table:table-cell office:value-type="float" office:value="32405" table:style-name="ce6">
            <text:p>32,405<text:s/></text:p>
          </table:table-cell>
          <table:table-cell office:value-type="float" office:value="39298" table:style-name="ce6">
            <text:p>39,298<text:s/></text:p>
          </table:table-cell>
          <table:table-cell office:value-type="float" office:value="45433" table:style-name="ce6">
            <text:p>45,433<text:s/></text:p>
          </table:table-cell>
          <table:table-cell office:value-type="float" office:value="27131" table:style-name="ce6">
            <text:p>27,131<text:s/></text:p>
          </table:table-cell>
          <table:table-cell office:value-type="float" office:value="30833" table:style-name="ce6">
            <text:p>30,833<text:s/></text:p>
          </table:table-cell>
          <table:table-cell office:value-type="float" office:value="67038" table:style-name="ce6">
            <text:p>67,038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34364" table:style-name="ce6">
            <text:p>34,364<text:s/></text:p>
          </table:table-cell>
          <table:table-cell office:value-type="float" office:value="35256" table:style-name="ce6">
            <text:p>35,256<text:s/></text:p>
          </table:table-cell>
          <table:table-cell office:value-type="float" office:value="22169" table:style-name="ce6">
            <text:p>22,169<text:s/></text:p>
          </table:table-cell>
          <table:table-cell office:value-type="float" office:value="61304" table:style-name="ce6">
            <text:p>61,304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14770" table:style-name="ce6">
            <text:p>14,770<text:s/></text:p>
          </table:table-cell>
          <table:table-cell office:value-type="float" office:value="29288" table:style-name="ce6">
            <text:p>29,288<text:s/></text:p>
          </table:table-cell>
          <table:table-cell office:value-type="float" office:value="19171" table:style-name="ce6">
            <text:p>19,171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42529" table:style-name="ce6">
            <text:p>42,529<text:s/></text:p>
          </table:table-cell>
          <table:table-cell office:value-type="float" office:value="25390" table:style-name="ce6">
            <text:p>25,390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30256" table:style-name="ce6">
            <text:p>30,256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2741" table:style-name="ce6">
            <text:p>12,741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0411" table:style-name="ce6">
            <text:p>10,411<text:s/></text:p>
          </table:table-cell>
          <table:table-cell table:number-columns-repeated="16275"/>
        </table:table-row>
        <table:table-row table:style-name="ro2">
          <table:table-cell office:value-type="date" office:date-value="2019-05-09T00:00:00" table:style-name="ce5">
            <text:p>2019/5/9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45138" table:style-name="ce6">
            <text:p>45,138<text:s/></text:p>
          </table:table-cell>
          <table:table-cell office:value-type="float" office:value="49331" table:style-name="ce6">
            <text:p>49,331<text:s/></text:p>
          </table:table-cell>
          <table:table-cell office:value-type="float" office:value="29491" table:style-name="ce6">
            <text:p>29,491<text:s/></text:p>
          </table:table-cell>
          <table:table-cell office:value-type="float" office:value="17606" table:style-name="ce6">
            <text:p>17,606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19935" table:style-name="ce6">
            <text:p>19,935<text:s/></text:p>
          </table:table-cell>
          <table:table-cell office:value-type="float" office:value="19494" table:style-name="ce6">
            <text:p>19,494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34496" table:style-name="ce6">
            <text:p>34,496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18494" table:style-name="ce6">
            <text:p>18,494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30628" table:style-name="ce6">
            <text:p>30,628<text:s/></text:p>
          </table:table-cell>
          <table:table-cell office:value-type="float" office:value="19928" table:style-name="ce6">
            <text:p>19,928<text:s/></text:p>
          </table:table-cell>
          <table:table-cell office:value-type="float" office:value="37144" table:style-name="ce6">
            <text:p>37,144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38676" table:style-name="ce6">
            <text:p>38,676<text:s/></text:p>
          </table:table-cell>
          <table:table-cell office:value-type="float" office:value="28684" table:style-name="ce6">
            <text:p>28,684<text:s/></text:p>
          </table:table-cell>
          <table:table-cell office:value-type="float" office:value="27627" table:style-name="ce6">
            <text:p>27,627<text:s/></text:p>
          </table:table-cell>
          <table:table-cell office:value-type="float" office:value="23319" table:style-name="ce6">
            <text:p>23,319<text:s/></text:p>
          </table:table-cell>
          <table:table-cell office:value-type="float" office:value="26477" table:style-name="ce6">
            <text:p>26,477<text:s/></text:p>
          </table:table-cell>
          <table:table-cell office:value-type="float" office:value="140513" table:style-name="ce6">
            <text:p>140,513<text:s/></text:p>
          </table:table-cell>
          <table:table-cell office:value-type="float" office:value="41408" table:style-name="ce6">
            <text:p>41,408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32729" table:style-name="ce6">
            <text:p>32,729<text:s/></text:p>
          </table:table-cell>
          <table:table-cell office:value-type="float" office:value="29499" table:style-name="ce6">
            <text:p>29,499<text:s/></text:p>
          </table:table-cell>
          <table:table-cell office:value-type="float" office:value="24527" table:style-name="ce6">
            <text:p>24,527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33159" table:style-name="ce6">
            <text:p>33,159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8447" table:style-name="ce6">
            <text:p>18,447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35790" table:style-name="ce6">
            <text:p>35,790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27777" table:style-name="ce6">
            <text:p>27,777<text:s/></text:p>
          </table:table-cell>
          <table:table-cell office:value-type="float" office:value="32490" table:style-name="ce6">
            <text:p>32,490<text:s/></text:p>
          </table:table-cell>
          <table:table-cell office:value-type="float" office:value="40405" table:style-name="ce6">
            <text:p>40,405<text:s/></text:p>
          </table:table-cell>
          <table:table-cell office:value-type="float" office:value="45245" table:style-name="ce6">
            <text:p>45,245<text:s/></text:p>
          </table:table-cell>
          <table:table-cell office:value-type="float" office:value="27188" table:style-name="ce6">
            <text:p>27,188<text:s/></text:p>
          </table:table-cell>
          <table:table-cell office:value-type="float" office:value="30224" table:style-name="ce6">
            <text:p>30,224<text:s/></text:p>
          </table:table-cell>
          <table:table-cell office:value-type="float" office:value="68812" table:style-name="ce6">
            <text:p>68,812<text:s/></text:p>
          </table:table-cell>
          <table:table-cell office:value-type="float" office:value="26003" table:style-name="ce6">
            <text:p>26,003<text:s/></text:p>
          </table:table-cell>
          <table:table-cell office:value-type="float" office:value="35382" table:style-name="ce6">
            <text:p>35,382<text:s/></text:p>
          </table:table-cell>
          <table:table-cell office:value-type="float" office:value="36439" table:style-name="ce6">
            <text:p>36,439<text:s/></text:p>
          </table:table-cell>
          <table:table-cell office:value-type="float" office:value="22948" table:style-name="ce6">
            <text:p>22,948<text:s/></text:p>
          </table:table-cell>
          <table:table-cell office:value-type="float" office:value="64263" table:style-name="ce6">
            <text:p>64,263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15544" table:style-name="ce6">
            <text:p>15,544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30797" table:style-name="ce6">
            <text:p>30,797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43984" table:style-name="ce6">
            <text:p>43,984<text:s/></text:p>
          </table:table-cell>
          <table:table-cell office:value-type="float" office:value="26557" table:style-name="ce6">
            <text:p>26,557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9608" table:style-name="ce6">
            <text:p>19,608<text:s/></text:p>
          </table:table-cell>
          <table:table-cell office:value-type="float" office:value="31132" table:style-name="ce6">
            <text:p>31,132<text:s/></text:p>
          </table:table-cell>
          <table:table-cell office:value-type="float" office:value="26314" table:style-name="ce6">
            <text:p>26,314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442" table:style-name="ce6">
            <text:p>10,442<text:s/></text:p>
          </table:table-cell>
          <table:table-cell table:number-columns-repeated="16275"/>
        </table:table-row>
        <table:table-row table:style-name="ro2">
          <table:table-cell office:value-type="date" office:date-value="2019-05-10T00:00:00" table:style-name="ce5">
            <text:p>2019/5/10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44955" table:style-name="ce6">
            <text:p>44,955<text:s/></text:p>
          </table:table-cell>
          <table:table-cell office:value-type="float" office:value="56417" table:style-name="ce6">
            <text:p>56,417<text:s/></text:p>
          </table:table-cell>
          <table:table-cell office:value-type="float" office:value="30103" table:style-name="ce6">
            <text:p>30,103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36214" table:style-name="ce6">
            <text:p>36,214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20315" table:style-name="ce6">
            <text:p>20,315<text:s/></text:p>
          </table:table-cell>
          <table:table-cell office:value-type="float" office:value="24923" table:style-name="ce6">
            <text:p>24,923<text:s/></text:p>
          </table:table-cell>
          <table:table-cell office:value-type="float" office:value="20115" table:style-name="ce6">
            <text:p>20,115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36194" table:style-name="ce6">
            <text:p>36,194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39729" table:style-name="ce6">
            <text:p>39,729<text:s/></text:p>
          </table:table-cell>
          <table:table-cell office:value-type="float" office:value="33938" table:style-name="ce6">
            <text:p>33,938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30046" table:style-name="ce6">
            <text:p>30,046<text:s/></text:p>
          </table:table-cell>
          <table:table-cell office:value-type="float" office:value="29143" table:style-name="ce6">
            <text:p>29,143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26887" table:style-name="ce6">
            <text:p>26,887<text:s/></text:p>
          </table:table-cell>
          <table:table-cell office:value-type="float" office:value="169492" table:style-name="ce6">
            <text:p>169,492<text:s/></text:p>
          </table:table-cell>
          <table:table-cell office:value-type="float" office:value="46622" table:style-name="ce6">
            <text:p>46,622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27489" table:style-name="ce6">
            <text:p>27,489<text:s/></text:p>
          </table:table-cell>
          <table:table-cell office:value-type="float" office:value="30717" table:style-name="ce6">
            <text:p>30,717<text:s/></text:p>
          </table:table-cell>
          <table:table-cell office:value-type="float" office:value="39393" table:style-name="ce6">
            <text:p>39,393<text:s/></text:p>
          </table:table-cell>
          <table:table-cell office:value-type="float" office:value="33579" table:style-name="ce6">
            <text:p>33,579<text:s/></text:p>
          </table:table-cell>
          <table:table-cell office:value-type="float" office:value="27076" table:style-name="ce6">
            <text:p>27,076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35999" table:style-name="ce6">
            <text:p>35,999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15265" table:style-name="ce6">
            <text:p>15,265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45043" table:style-name="ce6">
            <text:p>45,043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24554" table:style-name="ce6">
            <text:p>24,554<text:s/></text:p>
          </table:table-cell>
          <table:table-cell office:value-type="float" office:value="29029" table:style-name="ce6">
            <text:p>29,029<text:s/></text:p>
          </table:table-cell>
          <table:table-cell office:value-type="float" office:value="34986" table:style-name="ce6">
            <text:p>34,986<text:s/></text:p>
          </table:table-cell>
          <table:table-cell office:value-type="float" office:value="45907" table:style-name="ce6">
            <text:p>45,907<text:s/></text:p>
          </table:table-cell>
          <table:table-cell office:value-type="float" office:value="47766" table:style-name="ce6">
            <text:p>47,766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33615" table:style-name="ce6">
            <text:p>33,615<text:s/></text:p>
          </table:table-cell>
          <table:table-cell office:value-type="float" office:value="79629" table:style-name="ce6">
            <text:p>79,629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38362" table:style-name="ce6">
            <text:p>38,362<text:s/></text:p>
          </table:table-cell>
          <table:table-cell office:value-type="float" office:value="39815" table:style-name="ce6">
            <text:p>39,815<text:s/></text:p>
          </table:table-cell>
          <table:table-cell office:value-type="float" office:value="25575" table:style-name="ce6">
            <text:p>25,575<text:s/></text:p>
          </table:table-cell>
          <table:table-cell office:value-type="float" office:value="70482" table:style-name="ce6">
            <text:p>70,482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34296" table:style-name="ce6">
            <text:p>34,296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43153" table:style-name="ce6">
            <text:p>43,153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6966" table:style-name="ce6">
            <text:p>26,966<text:s/></text:p>
          </table:table-cell>
          <table:table-cell office:value-type="float" office:value="28106" table:style-name="ce6">
            <text:p>28,106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31610" table:style-name="ce6">
            <text:p>31,610<text:s/></text:p>
          </table:table-cell>
          <table:table-cell office:value-type="float" office:value="28902" table:style-name="ce6">
            <text:p>28,902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0960" table:style-name="ce6">
            <text:p>10,960<text:s/></text:p>
          </table:table-cell>
          <table:table-cell table:number-columns-repeated="16275"/>
        </table:table-row>
        <table:table-row table:style-name="ro2">
          <table:table-cell office:value-type="date" office:date-value="2019-05-11T00:00:00" table:style-name="ce5">
            <text:p>2019/5/11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53520" table:style-name="ce6">
            <text:p>53,520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6033" table:style-name="ce6">
            <text:p>16,033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33189" table:style-name="ce6">
            <text:p>33,189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30377" table:style-name="ce6">
            <text:p>30,377<text:s/></text:p>
          </table:table-cell>
          <table:table-cell office:value-type="float" office:value="26541" table:style-name="ce6">
            <text:p>26,541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33737" table:style-name="ce6">
            <text:p>33,737<text:s/></text:p>
          </table:table-cell>
          <table:table-cell office:value-type="float" office:value="24669" table:style-name="ce6">
            <text:p>24,669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164381" table:style-name="ce6">
            <text:p>164,381<text:s/></text:p>
          </table:table-cell>
          <table:table-cell office:value-type="float" office:value="45801" table:style-name="ce6">
            <text:p>45,801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35936" table:style-name="ce6">
            <text:p>35,936<text:s/></text:p>
          </table:table-cell>
          <table:table-cell office:value-type="float" office:value="35763" table:style-name="ce6">
            <text:p>35,763<text:s/></text:p>
          </table:table-cell>
          <table:table-cell office:value-type="float" office:value="28645" table:style-name="ce6">
            <text:p>28,645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26089" table:style-name="ce6">
            <text:p>26,089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43675" table:style-name="ce6">
            <text:p>43,675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19270" table:style-name="ce6">
            <text:p>19,270<text:s/></text:p>
          </table:table-cell>
          <table:table-cell office:value-type="float" office:value="19246" table:style-name="ce6">
            <text:p>19,246<text:s/></text:p>
          </table:table-cell>
          <table:table-cell office:value-type="float" office:value="31643" table:style-name="ce6">
            <text:p>31,643<text:s/></text:p>
          </table:table-cell>
          <table:table-cell office:value-type="float" office:value="42848" table:style-name="ce6">
            <text:p>42,848<text:s/></text:p>
          </table:table-cell>
          <table:table-cell office:value-type="float" office:value="36709" table:style-name="ce6">
            <text:p>36,709<text:s/></text:p>
          </table:table-cell>
          <table:table-cell office:value-type="float" office:value="23161" table:style-name="ce6">
            <text:p>23,161<text:s/></text:p>
          </table:table-cell>
          <table:table-cell office:value-type="float" office:value="32127" table:style-name="ce6">
            <text:p>32,127<text:s/></text:p>
          </table:table-cell>
          <table:table-cell office:value-type="float" office:value="85211" table:style-name="ce6">
            <text:p>85,211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32897" table:style-name="ce6">
            <text:p>32,897<text:s/></text:p>
          </table:table-cell>
          <table:table-cell office:value-type="float" office:value="33121" table:style-name="ce6">
            <text:p>33,121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57198" table:style-name="ce6">
            <text:p>57,198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28472" table:style-name="ce6">
            <text:p>28,472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20916" table:style-name="ce6">
            <text:p>20,916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21102" table:style-name="ce6">
            <text:p>21,102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21319" table:style-name="ce6">
            <text:p>21,319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8564" table:style-name="ce6">
            <text:p>8,564<text:s/></text:p>
          </table:table-cell>
          <table:table-cell table:number-columns-repeated="16275"/>
        </table:table-row>
        <table:table-row table:style-name="ro2">
          <table:table-cell office:value-type="date" office:date-value="2019-05-12T00:00:00" table:style-name="ce5">
            <text:p>2019/5/12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18186" table:style-name="ce6">
            <text:p>18,186<text:s/></text:p>
          </table:table-cell>
          <table:table-cell office:value-type="float" office:value="43131" table:style-name="ce6">
            <text:p>43,131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23710" table:style-name="ce6">
            <text:p>23,710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20860" table:style-name="ce6">
            <text:p>20,860<text:s/></text:p>
          </table:table-cell>
          <table:table-cell office:value-type="float" office:value="31582" table:style-name="ce6">
            <text:p>31,582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28004" table:style-name="ce6">
            <text:p>28,004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17153" table:style-name="ce6">
            <text:p>17,153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76235" table:style-name="ce6">
            <text:p>176,235<text:s/></text:p>
          </table:table-cell>
          <table:table-cell office:value-type="float" office:value="36469" table:style-name="ce6">
            <text:p>36,469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26943" table:style-name="ce6">
            <text:p>26,943<text:s/></text:p>
          </table:table-cell>
          <table:table-cell office:value-type="float" office:value="28073" table:style-name="ce6">
            <text:p>28,073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20127" table:style-name="ce6">
            <text:p>20,127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41031" table:style-name="ce6">
            <text:p>41,031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25521" table:style-name="ce6">
            <text:p>25,521<text:s/></text:p>
          </table:table-cell>
          <table:table-cell office:value-type="float" office:value="39339" table:style-name="ce6">
            <text:p>39,339<text:s/></text:p>
          </table:table-cell>
          <table:table-cell office:value-type="float" office:value="29527" table:style-name="ce6">
            <text:p>29,527<text:s/></text:p>
          </table:table-cell>
          <table:table-cell office:value-type="float" office:value="18773" table:style-name="ce6">
            <text:p>18,773<text:s/></text:p>
          </table:table-cell>
          <table:table-cell office:value-type="float" office:value="29561" table:style-name="ce6">
            <text:p>29,561<text:s/></text:p>
          </table:table-cell>
          <table:table-cell office:value-type="float" office:value="70037" table:style-name="ce6">
            <text:p>70,037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24716" table:style-name="ce6">
            <text:p>24,716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53056" table:style-name="ce6">
            <text:p>53,056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6984" table:style-name="ce6">
            <text:p>6,984<text:s/></text:p>
          </table:table-cell>
          <table:table-cell table:number-columns-repeated="16275"/>
        </table:table-row>
        <table:table-row table:style-name="ro2">
          <table:table-cell office:value-type="date" office:date-value="2019-05-13T00:00:00" table:style-name="ce5">
            <text:p>2019/5/13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40751" table:style-name="ce6">
            <text:p>40,751<text:s/></text:p>
          </table:table-cell>
          <table:table-cell office:value-type="float" office:value="42974" table:style-name="ce6">
            <text:p>42,974<text:s/></text:p>
          </table:table-cell>
          <table:table-cell office:value-type="float" office:value="27264" table:style-name="ce6">
            <text:p>27,264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18570" table:style-name="ce6">
            <text:p>18,570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29979" table:style-name="ce6">
            <text:p>29,979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7612" table:style-name="ce6">
            <text:p>17,612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27454" table:style-name="ce6">
            <text:p>27,454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33715" table:style-name="ce6">
            <text:p>33,715<text:s/></text:p>
          </table:table-cell>
          <table:table-cell office:value-type="float" office:value="28002" table:style-name="ce6">
            <text:p>28,002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36034" table:style-name="ce6">
            <text:p>36,034<text:s/></text:p>
          </table:table-cell>
          <table:table-cell office:value-type="float" office:value="26915" table:style-name="ce6">
            <text:p>26,915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22315" table:style-name="ce6">
            <text:p>22,315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151322" table:style-name="ce6">
            <text:p>151,322<text:s/></text:p>
          </table:table-cell>
          <table:table-cell office:value-type="float" office:value="37862" table:style-name="ce6">
            <text:p>37,862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25565" table:style-name="ce6">
            <text:p>25,565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33082" table:style-name="ce6">
            <text:p>33,082<text:s/></text:p>
          </table:table-cell>
          <table:table-cell office:value-type="float" office:value="28057" table:style-name="ce6">
            <text:p>28,057<text:s/></text:p>
          </table:table-cell>
          <table:table-cell office:value-type="float" office:value="23565" table:style-name="ce6">
            <text:p>23,565<text:s/></text:p>
          </table:table-cell>
          <table:table-cell office:value-type="float" office:value="13702" table:style-name="ce6">
            <text:p>13,702<text:s/></text:p>
          </table:table-cell>
          <table:table-cell office:value-type="float" office:value="31742" table:style-name="ce6">
            <text:p>31,742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18211" table:style-name="ce6">
            <text:p>18,211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37354" table:style-name="ce6">
            <text:p>37,354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22284" table:style-name="ce6">
            <text:p>22,284<text:s/></text:p>
          </table:table-cell>
          <table:table-cell office:value-type="float" office:value="26702" table:style-name="ce6">
            <text:p>26,702<text:s/></text:p>
          </table:table-cell>
          <table:table-cell office:value-type="float" office:value="30492" table:style-name="ce6">
            <text:p>30,492<text:s/></text:p>
          </table:table-cell>
          <table:table-cell office:value-type="float" office:value="38738" table:style-name="ce6">
            <text:p>38,738<text:s/></text:p>
          </table:table-cell>
          <table:table-cell office:value-type="float" office:value="42676" table:style-name="ce6">
            <text:p>42,676<text:s/></text:p>
          </table:table-cell>
          <table:table-cell office:value-type="float" office:value="25763" table:style-name="ce6">
            <text:p>25,763<text:s/></text:p>
          </table:table-cell>
          <table:table-cell office:value-type="float" office:value="30107" table:style-name="ce6">
            <text:p>30,107<text:s/></text:p>
          </table:table-cell>
          <table:table-cell office:value-type="float" office:value="66710" table:style-name="ce6">
            <text:p>66,710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32733" table:style-name="ce6">
            <text:p>32,733<text:s/></text:p>
          </table:table-cell>
          <table:table-cell office:value-type="float" office:value="33316" table:style-name="ce6">
            <text:p>33,316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58444" table:style-name="ce6">
            <text:p>58,444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29079" table:style-name="ce6">
            <text:p>29,079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40188" table:style-name="ce6">
            <text:p>40,188<text:s/></text:p>
          </table:table-cell>
          <table:table-cell office:value-type="float" office:value="23815" table:style-name="ce6">
            <text:p>23,815<text:s/></text:p>
          </table:table-cell>
          <table:table-cell office:value-type="float" office:value="24369" table:style-name="ce6">
            <text:p>24,369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12741" table:style-name="ce6">
            <text:p>12,741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4175" table:style-name="ce6">
            <text:p>14,175<text:s/></text:p>
          </table:table-cell>
          <table:table-cell office:value-type="float" office:value="18069" table:style-name="ce6">
            <text:p>18,069<text:s/></text:p>
          </table:table-cell>
          <table:table-cell office:value-type="float" office:value="29276" table:style-name="ce6">
            <text:p>29,276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9957" table:style-name="ce6">
            <text:p>9,957<text:s/></text:p>
          </table:table-cell>
          <table:table-cell table:number-columns-repeated="16275"/>
        </table:table-row>
        <table:table-row table:style-name="ro2">
          <table:table-cell office:value-type="date" office:date-value="2019-05-14T00:00:00" table:style-name="ce5">
            <text:p>2019/5/14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41808" table:style-name="ce6">
            <text:p>41,808<text:s/></text:p>
          </table:table-cell>
          <table:table-cell office:value-type="float" office:value="44236" table:style-name="ce6">
            <text:p>44,236<text:s/></text:p>
          </table:table-cell>
          <table:table-cell office:value-type="float" office:value="28165" table:style-name="ce6">
            <text:p>28,165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31256" table:style-name="ce6">
            <text:p>31,256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7588" table:style-name="ce6">
            <text:p>17,588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29085" table:style-name="ce6">
            <text:p>29,085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35322" table:style-name="ce6">
            <text:p>35,322<text:s/></text:p>
          </table:table-cell>
          <table:table-cell office:value-type="float" office:value="29318" table:style-name="ce6">
            <text:p>29,318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37094" table:style-name="ce6">
            <text:p>37,094<text:s/></text:p>
          </table:table-cell>
          <table:table-cell office:value-type="float" office:value="27916" table:style-name="ce6">
            <text:p>27,916<text:s/></text:p>
          </table:table-cell>
          <table:table-cell office:value-type="float" office:value="26715" table:style-name="ce6">
            <text:p>26,715<text:s/></text:p>
          </table:table-cell>
          <table:table-cell office:value-type="float" office:value="22750" table:style-name="ce6">
            <text:p>22,750<text:s/></text:p>
          </table:table-cell>
          <table:table-cell office:value-type="float" office:value="27010" table:style-name="ce6">
            <text:p>27,010<text:s/></text:p>
          </table:table-cell>
          <table:table-cell office:value-type="float" office:value="136727" table:style-name="ce6">
            <text:p>136,727<text:s/></text:p>
          </table:table-cell>
          <table:table-cell office:value-type="float" office:value="39611" table:style-name="ce6">
            <text:p>39,611<text:s/></text:p>
          </table:table-cell>
          <table:table-cell office:value-type="float" office:value="23014" table:style-name="ce6">
            <text:p>23,014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28316" table:style-name="ce6">
            <text:p>28,316<text:s/></text:p>
          </table:table-cell>
          <table:table-cell office:value-type="float" office:value="33813" table:style-name="ce6">
            <text:p>33,813<text:s/></text:p>
          </table:table-cell>
          <table:table-cell office:value-type="float" office:value="29518" table:style-name="ce6">
            <text:p>29,518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32391" table:style-name="ce6">
            <text:p>32,391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8755" table:style-name="ce6">
            <text:p>18,755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37019" table:style-name="ce6">
            <text:p>37,019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22648" table:style-name="ce6">
            <text:p>22,648<text:s/></text:p>
          </table:table-cell>
          <table:table-cell office:value-type="float" office:value="27516" table:style-name="ce6">
            <text:p>27,516<text:s/></text:p>
          </table:table-cell>
          <table:table-cell office:value-type="float" office:value="31984" table:style-name="ce6">
            <text:p>31,984<text:s/></text:p>
          </table:table-cell>
          <table:table-cell office:value-type="float" office:value="38241" table:style-name="ce6">
            <text:p>38,241<text:s/></text:p>
          </table:table-cell>
          <table:table-cell office:value-type="float" office:value="43858" table:style-name="ce6">
            <text:p>43,858<text:s/></text:p>
          </table:table-cell>
          <table:table-cell office:value-type="float" office:value="26593" table:style-name="ce6">
            <text:p>26,593<text:s/></text:p>
          </table:table-cell>
          <table:table-cell office:value-type="float" office:value="30136" table:style-name="ce6">
            <text:p>30,136<text:s/></text:p>
          </table:table-cell>
          <table:table-cell office:value-type="float" office:value="66878" table:style-name="ce6">
            <text:p>66,878<text:s/></text:p>
          </table:table-cell>
          <table:table-cell office:value-type="float" office:value="24140" table:style-name="ce6">
            <text:p>24,140<text:s/></text:p>
          </table:table-cell>
          <table:table-cell office:value-type="float" office:value="33108" table:style-name="ce6">
            <text:p>33,108<text:s/></text:p>
          </table:table-cell>
          <table:table-cell office:value-type="float" office:value="34717" table:style-name="ce6">
            <text:p>34,717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58341" table:style-name="ce6">
            <text:p>58,341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17572" table:style-name="ce6">
            <text:p>17,572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29681" table:style-name="ce6">
            <text:p>29,681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40705" table:style-name="ce6">
            <text:p>40,705<text:s/></text:p>
          </table:table-cell>
          <table:table-cell office:value-type="float" office:value="24348" table:style-name="ce6">
            <text:p>24,348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25838" table:style-name="ce6">
            <text:p>25,838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18502" table:style-name="ce6">
            <text:p>18,502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25236" table:style-name="ce6">
            <text:p>25,236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0023" table:style-name="ce6">
            <text:p>10,023<text:s/></text:p>
          </table:table-cell>
          <table:table-cell table:number-columns-repeated="16275"/>
        </table:table-row>
        <table:table-row table:style-name="ro2">
          <table:table-cell office:value-type="date" office:date-value="2019-05-15T00:00:00" table:style-name="ce5">
            <text:p>2019/5/15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42451" table:style-name="ce6">
            <text:p>42,451<text:s/></text:p>
          </table:table-cell>
          <table:table-cell office:value-type="float" office:value="45699" table:style-name="ce6">
            <text:p>45,699<text:s/></text:p>
          </table:table-cell>
          <table:table-cell office:value-type="float" office:value="28122" table:style-name="ce6">
            <text:p>28,122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8882" table:style-name="ce6">
            <text:p>18,882<text:s/></text:p>
          </table:table-cell>
          <table:table-cell office:value-type="float" office:value="18383" table:style-name="ce6">
            <text:p>18,383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31815" table:style-name="ce6">
            <text:p>31,815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29207" table:style-name="ce6">
            <text:p>29,207<text:s/></text:p>
          </table:table-cell>
          <table:table-cell office:value-type="float" office:value="19040" table:style-name="ce6">
            <text:p>19,040<text:s/></text:p>
          </table:table-cell>
          <table:table-cell office:value-type="float" office:value="35838" table:style-name="ce6">
            <text:p>35,838<text:s/></text:p>
          </table:table-cell>
          <table:table-cell office:value-type="float" office:value="29281" table:style-name="ce6">
            <text:p>29,281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37560" table:style-name="ce6">
            <text:p>37,560<text:s/></text:p>
          </table:table-cell>
          <table:table-cell office:value-type="float" office:value="28021" table:style-name="ce6">
            <text:p>28,021<text:s/></text:p>
          </table:table-cell>
          <table:table-cell office:value-type="float" office:value="26962" table:style-name="ce6">
            <text:p>26,962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27389" table:style-name="ce6">
            <text:p>27,389<text:s/></text:p>
          </table:table-cell>
          <table:table-cell office:value-type="float" office:value="140646" table:style-name="ce6">
            <text:p>140,646<text:s/></text:p>
          </table:table-cell>
          <table:table-cell office:value-type="float" office:value="40494" table:style-name="ce6">
            <text:p>40,494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8281" table:style-name="ce6">
            <text:p>28,281<text:s/></text:p>
          </table:table-cell>
          <table:table-cell office:value-type="float" office:value="34260" table:style-name="ce6">
            <text:p>34,260<text:s/></text:p>
          </table:table-cell>
          <table:table-cell office:value-type="float" office:value="29451" table:style-name="ce6">
            <text:p>29,451<text:s/></text:p>
          </table:table-cell>
          <table:table-cell office:value-type="float" office:value="24570" table:style-name="ce6">
            <text:p>24,570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33397" table:style-name="ce6">
            <text:p>33,397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19105" table:style-name="ce6">
            <text:p>19,105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13492" table:style-name="ce6">
            <text:p>13,492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7345" table:style-name="ce6">
            <text:p>37,345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31896" table:style-name="ce6">
            <text:p>31,896<text:s/></text:p>
          </table:table-cell>
          <table:table-cell office:value-type="float" office:value="38824" table:style-name="ce6">
            <text:p>38,824<text:s/></text:p>
          </table:table-cell>
          <table:table-cell office:value-type="float" office:value="44241" table:style-name="ce6">
            <text:p>44,241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30946" table:style-name="ce6">
            <text:p>30,946<text:s/></text:p>
          </table:table-cell>
          <table:table-cell office:value-type="float" office:value="68347" table:style-name="ce6">
            <text:p>68,347<text:s/></text:p>
          </table:table-cell>
          <table:table-cell office:value-type="float" office:value="24552" table:style-name="ce6">
            <text:p>24,552<text:s/></text:p>
          </table:table-cell>
          <table:table-cell office:value-type="float" office:value="33629" table:style-name="ce6">
            <text:p>33,629<text:s/></text:p>
          </table:table-cell>
          <table:table-cell office:value-type="float" office:value="35758" table:style-name="ce6">
            <text:p>35,758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60508" table:style-name="ce6">
            <text:p>60,508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17975" table:style-name="ce6">
            <text:p>17,975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41624" table:style-name="ce6">
            <text:p>41,624<text:s/></text:p>
          </table:table-cell>
          <table:table-cell office:value-type="float" office:value="29517" table:style-name="ce6">
            <text:p>29,517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26550" table:style-name="ce6">
            <text:p>26,550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29985" table:style-name="ce6">
            <text:p>29,985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15171" table:style-name="ce6">
            <text:p>15,171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0366" table:style-name="ce6">
            <text:p>10,366<text:s/></text:p>
          </table:table-cell>
          <table:table-cell table:number-columns-repeated="16275"/>
        </table:table-row>
        <table:table-row table:style-name="ro2">
          <table:table-cell office:value-type="date" office:date-value="2019-05-16T00:00:00" table:style-name="ce5">
            <text:p>2019/5/16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42094" table:style-name="ce6">
            <text:p>42,094<text:s/></text:p>
          </table:table-cell>
          <table:table-cell office:value-type="float" office:value="46022" table:style-name="ce6">
            <text:p>46,022<text:s/></text:p>
          </table:table-cell>
          <table:table-cell office:value-type="float" office:value="28710" table:style-name="ce6">
            <text:p>28,710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31730" table:style-name="ce6">
            <text:p>31,730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29901" table:style-name="ce6">
            <text:p>29,901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35595" table:style-name="ce6">
            <text:p>35,595<text:s/></text:p>
          </table:table-cell>
          <table:table-cell office:value-type="float" office:value="30603" table:style-name="ce6">
            <text:p>30,603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37154" table:style-name="ce6">
            <text:p>37,154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26918" table:style-name="ce6">
            <text:p>26,918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142178" table:style-name="ce6">
            <text:p>142,178<text:s/></text:p>
          </table:table-cell>
          <table:table-cell office:value-type="float" office:value="40511" table:style-name="ce6">
            <text:p>40,511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25962" table:style-name="ce6">
            <text:p>25,962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35075" table:style-name="ce6">
            <text:p>35,075<text:s/></text:p>
          </table:table-cell>
          <table:table-cell office:value-type="float" office:value="29686" table:style-name="ce6">
            <text:p>29,686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13921" table:style-name="ce6">
            <text:p>13,921<text:s/></text:p>
          </table:table-cell>
          <table:table-cell office:value-type="float" office:value="33032" table:style-name="ce6">
            <text:p>33,032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18743" table:style-name="ce6">
            <text:p>18,743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37979" table:style-name="ce6">
            <text:p>37,979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22530" table:style-name="ce6">
            <text:p>22,530<text:s/></text:p>
          </table:table-cell>
          <table:table-cell office:value-type="float" office:value="27343" table:style-name="ce6">
            <text:p>27,343<text:s/></text:p>
          </table:table-cell>
          <table:table-cell office:value-type="float" office:value="31877" table:style-name="ce6">
            <text:p>31,877<text:s/></text:p>
          </table:table-cell>
          <table:table-cell office:value-type="float" office:value="39074" table:style-name="ce6">
            <text:p>39,074<text:s/></text:p>
          </table:table-cell>
          <table:table-cell office:value-type="float" office:value="43848" table:style-name="ce6">
            <text:p>43,848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30575" table:style-name="ce6">
            <text:p>30,575<text:s/></text:p>
          </table:table-cell>
          <table:table-cell office:value-type="float" office:value="68055" table:style-name="ce6">
            <text:p>68,055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35124" table:style-name="ce6">
            <text:p>35,124<text:s/></text:p>
          </table:table-cell>
          <table:table-cell office:value-type="float" office:value="35724" table:style-name="ce6">
            <text:p>35,724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60327" table:style-name="ce6">
            <text:p>60,327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30659" table:style-name="ce6">
            <text:p>30,659<text:s/></text:p>
          </table:table-cell>
          <table:table-cell office:value-type="float" office:value="18843" table:style-name="ce6">
            <text:p>18,843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41677" table:style-name="ce6">
            <text:p>41,677<text:s/></text:p>
          </table:table-cell>
          <table:table-cell office:value-type="float" office:value="25878" table:style-name="ce6">
            <text:p>25,878<text:s/></text:p>
          </table:table-cell>
          <table:table-cell office:value-type="float" office:value="25357" table:style-name="ce6">
            <text:p>25,357<text:s/></text:p>
          </table:table-cell>
          <table:table-cell office:value-type="float" office:value="26423" table:style-name="ce6">
            <text:p>26,423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29957" table:style-name="ce6">
            <text:p>29,957<text:s/></text:p>
          </table:table-cell>
          <table:table-cell office:value-type="float" office:value="25686" table:style-name="ce6">
            <text:p>25,686<text:s/></text:p>
          </table:table-cell>
          <table:table-cell office:value-type="float" office:value="15073" table:style-name="ce6">
            <text:p>15,073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0192" table:style-name="ce6">
            <text:p>10,192<text:s/></text:p>
          </table:table-cell>
          <table:table-cell table:number-columns-repeated="16275"/>
        </table:table-row>
        <table:table-row table:style-name="ro2">
          <table:table-cell office:value-type="date" office:date-value="2019-05-17T00:00:00" table:style-name="ce5">
            <text:p>2019/5/17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44865" table:style-name="ce6">
            <text:p>44,865<text:s/></text:p>
          </table:table-cell>
          <table:table-cell office:value-type="float" office:value="52223" table:style-name="ce6">
            <text:p>52,223<text:s/></text:p>
          </table:table-cell>
          <table:table-cell office:value-type="float" office:value="30629" table:style-name="ce6">
            <text:p>30,629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9724" table:style-name="ce6">
            <text:p>19,724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32793" table:style-name="ce6">
            <text:p>32,793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19224" table:style-name="ce6">
            <text:p>19,224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34976" table:style-name="ce6">
            <text:p>34,976<text:s/></text:p>
          </table:table-cell>
          <table:table-cell office:value-type="float" office:value="21306" table:style-name="ce6">
            <text:p>21,306<text:s/></text:p>
          </table:table-cell>
          <table:table-cell office:value-type="float" office:value="37832" table:style-name="ce6">
            <text:p>37,832<text:s/></text:p>
          </table:table-cell>
          <table:table-cell office:value-type="float" office:value="32703" table:style-name="ce6">
            <text:p>32,703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40432" table:style-name="ce6">
            <text:p>40,432<text:s/></text:p>
          </table:table-cell>
          <table:table-cell office:value-type="float" office:value="29876" table:style-name="ce6">
            <text:p>29,876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7569" table:style-name="ce6">
            <text:p>27,569<text:s/></text:p>
          </table:table-cell>
          <table:table-cell office:value-type="float" office:value="176761" table:style-name="ce6">
            <text:p>176,761<text:s/></text:p>
          </table:table-cell>
          <table:table-cell office:value-type="float" office:value="46521" table:style-name="ce6">
            <text:p>46,521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28720" table:style-name="ce6">
            <text:p>28,720<text:s/></text:p>
          </table:table-cell>
          <table:table-cell office:value-type="float" office:value="38119" table:style-name="ce6">
            <text:p>38,119<text:s/></text:p>
          </table:table-cell>
          <table:table-cell office:value-type="float" office:value="32429" table:style-name="ce6">
            <text:p>32,429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34103" table:style-name="ce6">
            <text:p>34,103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19867" table:style-name="ce6">
            <text:p>19,867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39640" table:style-name="ce6">
            <text:p>39,640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28440" table:style-name="ce6">
            <text:p>28,440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46003" table:style-name="ce6">
            <text:p>46,003<text:s/></text:p>
          </table:table-cell>
          <table:table-cell office:value-type="float" office:value="46632" table:style-name="ce6">
            <text:p>46,632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32211" table:style-name="ce6">
            <text:p>32,211<text:s/></text:p>
          </table:table-cell>
          <table:table-cell office:value-type="float" office:value="82307" table:style-name="ce6">
            <text:p>82,307<text:s/></text:p>
          </table:table-cell>
          <table:table-cell office:value-type="float" office:value="26747" table:style-name="ce6">
            <text:p>26,747<text:s/></text:p>
          </table:table-cell>
          <table:table-cell office:value-type="float" office:value="38604" table:style-name="ce6">
            <text:p>38,604<text:s/></text:p>
          </table:table-cell>
          <table:table-cell office:value-type="float" office:value="40186" table:style-name="ce6">
            <text:p>40,186<text:s/></text:p>
          </table:table-cell>
          <table:table-cell office:value-type="float" office:value="26175" table:style-name="ce6">
            <text:p>26,175<text:s/></text:p>
          </table:table-cell>
          <table:table-cell office:value-type="float" office:value="69366" table:style-name="ce6">
            <text:p>69,366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20653" table:style-name="ce6">
            <text:p>20,653<text:s/></text:p>
          </table:table-cell>
          <table:table-cell office:value-type="float" office:value="15428" table:style-name="ce6">
            <text:p>15,428<text:s/></text:p>
          </table:table-cell>
          <table:table-cell office:value-type="float" office:value="44136" table:style-name="ce6">
            <text:p>44,136<text:s/></text:p>
          </table:table-cell>
          <table:table-cell office:value-type="float" office:value="20462" table:style-name="ce6">
            <text:p>20,462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44241" table:style-name="ce6">
            <text:p>44,241<text:s/></text:p>
          </table:table-cell>
          <table:table-cell office:value-type="float" office:value="30654" table:style-name="ce6">
            <text:p>30,654<text:s/></text:p>
          </table:table-cell>
          <table:table-cell office:value-type="float" office:value="26673" table:style-name="ce6">
            <text:p>26,673<text:s/></text:p>
          </table:table-cell>
          <table:table-cell office:value-type="float" office:value="27905" table:style-name="ce6">
            <text:p>27,905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20069" table:style-name="ce6">
            <text:p>20,069<text:s/></text:p>
          </table:table-cell>
          <table:table-cell office:value-type="float" office:value="31242" table:style-name="ce6">
            <text:p>31,242<text:s/></text:p>
          </table:table-cell>
          <table:table-cell office:value-type="float" office:value="27756" table:style-name="ce6">
            <text:p>27,756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10885" table:style-name="ce6">
            <text:p>10,885<text:s/></text:p>
          </table:table-cell>
          <table:table-cell table:number-columns-repeated="16275"/>
        </table:table-row>
        <table:table-row table:style-name="ro2">
          <table:table-cell office:value-type="date" office:date-value="2019-05-18T00:00:00" table:style-name="ce5">
            <text:p>2019/5/18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26932" table:style-name="ce6">
            <text:p>26,932<text:s/></text:p>
          </table:table-cell>
          <table:table-cell office:value-type="float" office:value="54171" table:style-name="ce6">
            <text:p>54,171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20325" table:style-name="ce6">
            <text:p>20,325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34169" table:style-name="ce6">
            <text:p>34,169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30515" table:style-name="ce6">
            <text:p>30,515<text:s/></text:p>
          </table:table-cell>
          <table:table-cell office:value-type="float" office:value="26896" table:style-name="ce6">
            <text:p>26,896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35422" table:style-name="ce6">
            <text:p>35,422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82415" table:style-name="ce6">
            <text:p>182,415<text:s/></text:p>
          </table:table-cell>
          <table:table-cell office:value-type="float" office:value="48991" table:style-name="ce6">
            <text:p>48,991<text:s/></text:p>
          </table:table-cell>
          <table:table-cell office:value-type="float" office:value="21461" table:style-name="ce6">
            <text:p>21,461<text:s/></text:p>
          </table:table-cell>
          <table:table-cell office:value-type="float" office:value="20480" table:style-name="ce6">
            <text:p>20,480<text:s/></text:p>
          </table:table-cell>
          <table:table-cell office:value-type="float" office:value="36410" table:style-name="ce6">
            <text:p>36,410<text:s/></text:p>
          </table:table-cell>
          <table:table-cell office:value-type="float" office:value="38602" table:style-name="ce6">
            <text:p>38,602<text:s/></text:p>
          </table:table-cell>
          <table:table-cell office:value-type="float" office:value="31179" table:style-name="ce6">
            <text:p>31,179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17142" table:style-name="ce6">
            <text:p>17,142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41694" table:style-name="ce6">
            <text:p>41,694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19971" table:style-name="ce6">
            <text:p>19,971<text:s/></text:p>
          </table:table-cell>
          <table:table-cell office:value-type="float" office:value="33744" table:style-name="ce6">
            <text:p>33,744<text:s/></text:p>
          </table:table-cell>
          <table:table-cell office:value-type="float" office:value="44702" table:style-name="ce6">
            <text:p>44,702<text:s/></text:p>
          </table:table-cell>
          <table:table-cell office:value-type="float" office:value="37711" table:style-name="ce6">
            <text:p>37,711<text:s/></text:p>
          </table:table-cell>
          <table:table-cell office:value-type="float" office:value="23405" table:style-name="ce6">
            <text:p>23,405<text:s/></text:p>
          </table:table-cell>
          <table:table-cell office:value-type="float" office:value="33862" table:style-name="ce6">
            <text:p>33,862<text:s/></text:p>
          </table:table-cell>
          <table:table-cell office:value-type="float" office:value="91448" table:style-name="ce6">
            <text:p>91,448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35474" table:style-name="ce6">
            <text:p>35,474<text:s/></text:p>
          </table:table-cell>
          <table:table-cell office:value-type="float" office:value="36050" table:style-name="ce6">
            <text:p>36,050<text:s/></text:p>
          </table:table-cell>
          <table:table-cell office:value-type="float" office:value="23504" table:style-name="ce6">
            <text:p>23,504<text:s/></text:p>
          </table:table-cell>
          <table:table-cell office:value-type="float" office:value="61851" table:style-name="ce6">
            <text:p>61,851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15657" table:style-name="ce6">
            <text:p>15,657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44205" table:style-name="ce6">
            <text:p>44,205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23059" table:style-name="ce6">
            <text:p>23,059<text:s/></text:p>
          </table:table-cell>
          <table:table-cell office:value-type="float" office:value="22392" table:style-name="ce6">
            <text:p>22,392<text:s/></text:p>
          </table:table-cell>
          <table:table-cell office:value-type="float" office:value="19153" table:style-name="ce6">
            <text:p>19,153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24396" table:style-name="ce6">
            <text:p>24,396<text:s/></text:p>
          </table:table-cell>
          <table:table-cell office:value-type="float" office:value="26285" table:style-name="ce6">
            <text:p>26,285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8903" table:style-name="ce6">
            <text:p>8,903<text:s/></text:p>
          </table:table-cell>
          <table:table-cell table:number-columns-repeated="16275"/>
        </table:table-row>
        <table:table-row table:style-name="ro2">
          <table:table-cell office:value-type="date" office:date-value="2019-05-19T00:00:00" table:style-name="ce5">
            <text:p>2019/5/19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21928" table:style-name="ce6">
            <text:p>21,928<text:s/></text:p>
          </table:table-cell>
          <table:table-cell office:value-type="float" office:value="44505" table:style-name="ce6">
            <text:p>44,505<text:s/></text:p>
          </table:table-cell>
          <table:table-cell office:value-type="float" office:value="16327" table:style-name="ce6">
            <text:p>16,327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29169" table:style-name="ce6">
            <text:p>29,169<text:s/></text:p>
          </table:table-cell>
          <table:table-cell office:value-type="float" office:value="16452" table:style-name="ce6">
            <text:p>16,452<text:s/></text:p>
          </table:table-cell>
          <table:table-cell office:value-type="float" office:value="24332" table:style-name="ce6">
            <text:p>24,332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29418" table:style-name="ce6">
            <text:p>29,418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80356" table:style-name="ce6">
            <text:p>180,356<text:s/></text:p>
          </table:table-cell>
          <table:table-cell office:value-type="float" office:value="41820" table:style-name="ce6">
            <text:p>41,820<text:s/></text:p>
          </table:table-cell>
          <table:table-cell office:value-type="float" office:value="15647" table:style-name="ce6">
            <text:p>15,647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33563" table:style-name="ce6">
            <text:p>33,563<text:s/></text:p>
          </table:table-cell>
          <table:table-cell office:value-type="float" office:value="32020" table:style-name="ce6">
            <text:p>32,020<text:s/></text:p>
          </table:table-cell>
          <table:table-cell office:value-type="float" office:value="24261" table:style-name="ce6">
            <text:p>24,261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40127" table:style-name="ce6">
            <text:p>40,127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28415" table:style-name="ce6">
            <text:p>28,415<text:s/></text:p>
          </table:table-cell>
          <table:table-cell office:value-type="float" office:value="39307" table:style-name="ce6">
            <text:p>39,307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31408" table:style-name="ce6">
            <text:p>31,408<text:s/></text:p>
          </table:table-cell>
          <table:table-cell office:value-type="float" office:value="81933" table:style-name="ce6">
            <text:p>81,933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29544" table:style-name="ce6">
            <text:p>29,544<text:s/></text:p>
          </table:table-cell>
          <table:table-cell office:value-type="float" office:value="28761" table:style-name="ce6">
            <text:p>28,761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54521" table:style-name="ce6">
            <text:p>54,521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5595" table:style-name="ce6">
            <text:p>15,595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42602" table:style-name="ce6">
            <text:p>42,602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15569" table:style-name="ce6">
            <text:p>15,569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7516" table:style-name="ce6">
            <text:p>7,516<text:s/></text:p>
          </table:table-cell>
          <table:table-cell table:number-columns-repeated="16275"/>
        </table:table-row>
        <table:table-row table:style-name="ro2">
          <table:table-cell office:value-type="date" office:date-value="2019-05-20T00:00:00" table:style-name="ce5">
            <text:p>2019/5/20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41016" table:style-name="ce6">
            <text:p>41,016<text:s/></text:p>
          </table:table-cell>
          <table:table-cell office:value-type="float" office:value="41643" table:style-name="ce6">
            <text:p>41,643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7930" table:style-name="ce6">
            <text:p>17,930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29141" table:style-name="ce6">
            <text:p>29,141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26742" table:style-name="ce6">
            <text:p>26,742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33586" table:style-name="ce6">
            <text:p>33,586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36764" table:style-name="ce6">
            <text:p>36,764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26436" table:style-name="ce6">
            <text:p>26,436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25569" table:style-name="ce6">
            <text:p>25,569<text:s/></text:p>
          </table:table-cell>
          <table:table-cell office:value-type="float" office:value="140386" table:style-name="ce6">
            <text:p>140,386<text:s/></text:p>
          </table:table-cell>
          <table:table-cell office:value-type="float" office:value="35690" table:style-name="ce6">
            <text:p>35,690<text:s/></text:p>
          </table:table-cell>
          <table:table-cell office:value-type="float" office:value="22095" table:style-name="ce6">
            <text:p>22,095<text:s/></text:p>
          </table:table-cell>
          <table:table-cell office:value-type="float" office:value="24195" table:style-name="ce6">
            <text:p>24,195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30817" table:style-name="ce6">
            <text:p>30,817<text:s/></text:p>
          </table:table-cell>
          <table:table-cell office:value-type="float" office:value="26174" table:style-name="ce6">
            <text:p>26,174<text:s/></text:p>
          </table:table-cell>
          <table:table-cell office:value-type="float" office:value="21890" table:style-name="ce6">
            <text:p>21,890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29857" table:style-name="ce6">
            <text:p>29,857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30781" table:style-name="ce6">
            <text:p>30,781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26385" table:style-name="ce6">
            <text:p>26,385<text:s/></text:p>
          </table:table-cell>
          <table:table-cell office:value-type="float" office:value="30039" table:style-name="ce6">
            <text:p>30,039<text:s/></text:p>
          </table:table-cell>
          <table:table-cell office:value-type="float" office:value="37519" table:style-name="ce6">
            <text:p>37,519<text:s/></text:p>
          </table:table-cell>
          <table:table-cell office:value-type="float" office:value="41637" table:style-name="ce6">
            <text:p>41,637<text:s/></text:p>
          </table:table-cell>
          <table:table-cell office:value-type="float" office:value="25038" table:style-name="ce6">
            <text:p>25,038<text:s/></text:p>
          </table:table-cell>
          <table:table-cell office:value-type="float" office:value="28386" table:style-name="ce6">
            <text:p>28,386<text:s/></text:p>
          </table:table-cell>
          <table:table-cell office:value-type="float" office:value="65025" table:style-name="ce6">
            <text:p>65,025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31635" table:style-name="ce6">
            <text:p>31,635<text:s/></text:p>
          </table:table-cell>
          <table:table-cell office:value-type="float" office:value="32691" table:style-name="ce6">
            <text:p>32,691<text:s/></text:p>
          </table:table-cell>
          <table:table-cell office:value-type="float" office:value="21117" table:style-name="ce6">
            <text:p>21,117<text:s/></text:p>
          </table:table-cell>
          <table:table-cell office:value-type="float" office:value="58935" table:style-name="ce6">
            <text:p>58,935<text:s/></text:p>
          </table:table-cell>
          <table:table-cell office:value-type="float" office:value="20574" table:style-name="ce6">
            <text:p>20,574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37044" table:style-name="ce6">
            <text:p>37,044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40281" table:style-name="ce6">
            <text:p>40,281<text:s/></text:p>
          </table:table-cell>
          <table:table-cell office:value-type="float" office:value="23928" table:style-name="ce6">
            <text:p>23,928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25421" table:style-name="ce6">
            <text:p>25,421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9819" table:style-name="ce6">
            <text:p>9,819<text:s/></text:p>
          </table:table-cell>
          <table:table-cell table:number-columns-repeated="16275"/>
        </table:table-row>
        <table:table-row table:style-name="ro2">
          <table:table-cell office:value-type="date" office:date-value="2019-05-21T00:00:00" table:style-name="ce5">
            <text:p>2019/5/21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42032" table:style-name="ce6">
            <text:p>42,032<text:s/></text:p>
          </table:table-cell>
          <table:table-cell office:value-type="float" office:value="44121" table:style-name="ce6">
            <text:p>44,121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8859" table:style-name="ce6">
            <text:p>18,859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31263" table:style-name="ce6">
            <text:p>31,263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7996" table:style-name="ce6">
            <text:p>17,996<text:s/></text:p>
          </table:table-cell>
          <table:table-cell office:value-type="float" office:value="22382" table:style-name="ce6">
            <text:p>22,382<text:s/></text:p>
          </table:table-cell>
          <table:table-cell office:value-type="float" office:value="18122" table:style-name="ce6">
            <text:p>18,122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35566" table:style-name="ce6">
            <text:p>35,566<text:s/></text:p>
          </table:table-cell>
          <table:table-cell office:value-type="float" office:value="30476" table:style-name="ce6">
            <text:p>30,476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37154" table:style-name="ce6">
            <text:p>37,154<text:s/></text:p>
          </table:table-cell>
          <table:table-cell office:value-type="float" office:value="28020" table:style-name="ce6">
            <text:p>28,020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23189" table:style-name="ce6">
            <text:p>23,189<text:s/></text:p>
          </table:table-cell>
          <table:table-cell office:value-type="float" office:value="27226" table:style-name="ce6">
            <text:p>27,226<text:s/></text:p>
          </table:table-cell>
          <table:table-cell office:value-type="float" office:value="135865" table:style-name="ce6">
            <text:p>135,865<text:s/></text:p>
          </table:table-cell>
          <table:table-cell office:value-type="float" office:value="39368" table:style-name="ce6">
            <text:p>39,368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28555" table:style-name="ce6">
            <text:p>28,555<text:s/></text:p>
          </table:table-cell>
          <table:table-cell office:value-type="float" office:value="34116" table:style-name="ce6">
            <text:p>34,116<text:s/></text:p>
          </table:table-cell>
          <table:table-cell office:value-type="float" office:value="30188" table:style-name="ce6">
            <text:p>30,188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32894" table:style-name="ce6">
            <text:p>32,894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37223" table:style-name="ce6">
            <text:p>37,223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31820" table:style-name="ce6">
            <text:p>31,820<text:s/></text:p>
          </table:table-cell>
          <table:table-cell office:value-type="float" office:value="37537" table:style-name="ce6">
            <text:p>37,537<text:s/></text:p>
          </table:table-cell>
          <table:table-cell office:value-type="float" office:value="43732" table:style-name="ce6">
            <text:p>43,732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30872" table:style-name="ce6">
            <text:p>30,872<text:s/></text:p>
          </table:table-cell>
          <table:table-cell office:value-type="float" office:value="68355" table:style-name="ce6">
            <text:p>68,355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33180" table:style-name="ce6">
            <text:p>33,180<text:s/></text:p>
          </table:table-cell>
          <table:table-cell office:value-type="float" office:value="34232" table:style-name="ce6">
            <text:p>34,232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57896" table:style-name="ce6">
            <text:p>57,896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17162" table:style-name="ce6">
            <text:p>17,162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15020" table:style-name="ce6">
            <text:p>15,020<text:s/></text:p>
          </table:table-cell>
          <table:table-cell office:value-type="float" office:value="29821" table:style-name="ce6">
            <text:p>29,821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40362" table:style-name="ce6">
            <text:p>40,362<text:s/></text:p>
          </table:table-cell>
          <table:table-cell office:value-type="float" office:value="23290" table:style-name="ce6">
            <text:p>23,290<text:s/></text:p>
          </table:table-cell>
          <table:table-cell office:value-type="float" office:value="25011" table:style-name="ce6">
            <text:p>25,011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30080" table:style-name="ce6">
            <text:p>30,080<text:s/></text:p>
          </table:table-cell>
          <table:table-cell office:value-type="float" office:value="26104" table:style-name="ce6">
            <text:p>26,104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10032" table:style-name="ce6">
            <text:p>10,032<text:s/></text:p>
          </table:table-cell>
          <table:table-cell table:number-columns-repeated="16275"/>
        </table:table-row>
        <table:table-row table:style-name="ro2">
          <table:table-cell office:value-type="date" office:date-value="2019-05-22T00:00:00" table:style-name="ce5">
            <text:p>2019/5/22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42228" table:style-name="ce6">
            <text:p>42,228<text:s/></text:p>
          </table:table-cell>
          <table:table-cell office:value-type="float" office:value="44961" table:style-name="ce6">
            <text:p>44,961<text:s/></text:p>
          </table:table-cell>
          <table:table-cell office:value-type="float" office:value="28730" table:style-name="ce6">
            <text:p>28,730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31219" table:style-name="ce6">
            <text:p>31,219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22548" table:style-name="ce6">
            <text:p>22,548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29136" table:style-name="ce6">
            <text:p>29,136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35303" table:style-name="ce6">
            <text:p>35,303<text:s/></text:p>
          </table:table-cell>
          <table:table-cell office:value-type="float" office:value="30604" table:style-name="ce6">
            <text:p>30,604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37462" table:style-name="ce6">
            <text:p>37,462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26825" table:style-name="ce6">
            <text:p>26,825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27138" table:style-name="ce6">
            <text:p>27,138<text:s/></text:p>
          </table:table-cell>
          <table:table-cell office:value-type="float" office:value="138161" table:style-name="ce6">
            <text:p>138,161<text:s/></text:p>
          </table:table-cell>
          <table:table-cell office:value-type="float" office:value="40575" table:style-name="ce6">
            <text:p>40,575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27941" table:style-name="ce6">
            <text:p>27,941<text:s/></text:p>
          </table:table-cell>
          <table:table-cell office:value-type="float" office:value="34353" table:style-name="ce6">
            <text:p>34,353<text:s/></text:p>
          </table:table-cell>
          <table:table-cell office:value-type="float" office:value="30334" table:style-name="ce6">
            <text:p>30,334<text:s/></text:p>
          </table:table-cell>
          <table:table-cell office:value-type="float" office:value="24854" table:style-name="ce6">
            <text:p>24,854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33769" table:style-name="ce6">
            <text:p>33,769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19374" table:style-name="ce6">
            <text:p>19,374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38073" table:style-name="ce6">
            <text:p>38,073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27271" table:style-name="ce6">
            <text:p>27,271<text:s/></text:p>
          </table:table-cell>
          <table:table-cell office:value-type="float" office:value="31915" table:style-name="ce6">
            <text:p>31,915<text:s/></text:p>
          </table:table-cell>
          <table:table-cell office:value-type="float" office:value="38174" table:style-name="ce6">
            <text:p>38,174<text:s/></text:p>
          </table:table-cell>
          <table:table-cell office:value-type="float" office:value="44238" table:style-name="ce6">
            <text:p>44,238<text:s/></text:p>
          </table:table-cell>
          <table:table-cell office:value-type="float" office:value="26504" table:style-name="ce6">
            <text:p>26,504<text:s/></text:p>
          </table:table-cell>
          <table:table-cell office:value-type="float" office:value="30464" table:style-name="ce6">
            <text:p>30,464<text:s/></text:p>
          </table:table-cell>
          <table:table-cell office:value-type="float" office:value="67657" table:style-name="ce6">
            <text:p>67,657<text:s/></text:p>
          </table:table-cell>
          <table:table-cell office:value-type="float" office:value="24617" table:style-name="ce6">
            <text:p>24,617<text:s/></text:p>
          </table:table-cell>
          <table:table-cell office:value-type="float" office:value="33738" table:style-name="ce6">
            <text:p>33,738<text:s/></text:p>
          </table:table-cell>
          <table:table-cell office:value-type="float" office:value="34660" table:style-name="ce6">
            <text:p>34,660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59224" table:style-name="ce6">
            <text:p>59,224<text:s/></text:p>
          </table:table-cell>
          <table:table-cell office:value-type="float" office:value="21092" table:style-name="ce6">
            <text:p>21,092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30173" table:style-name="ce6">
            <text:p>30,173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40920" table:style-name="ce6">
            <text:p>40,920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25510" table:style-name="ce6">
            <text:p>25,510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30291" table:style-name="ce6">
            <text:p>30,291<text:s/></text:p>
          </table:table-cell>
          <table:table-cell office:value-type="float" office:value="26092" table:style-name="ce6">
            <text:p>26,092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0074" table:style-name="ce6">
            <text:p>10,074<text:s/></text:p>
          </table:table-cell>
          <table:table-cell table:number-columns-repeated="16275"/>
        </table:table-row>
        <table:table-row table:style-name="ro2">
          <table:table-cell office:value-type="date" office:date-value="2019-05-23T00:00:00" table:style-name="ce5">
            <text:p>2019/5/23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43278" table:style-name="ce6">
            <text:p>43,278<text:s/></text:p>
          </table:table-cell>
          <table:table-cell office:value-type="float" office:value="46384" table:style-name="ce6">
            <text:p>46,384<text:s/></text:p>
          </table:table-cell>
          <table:table-cell office:value-type="float" office:value="28649" table:style-name="ce6">
            <text:p>28,649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18698" table:style-name="ce6">
            <text:p>18,698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31512" table:style-name="ce6">
            <text:p>31,512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22948" table:style-name="ce6">
            <text:p>22,948<text:s/></text:p>
          </table:table-cell>
          <table:table-cell office:value-type="float" office:value="17935" table:style-name="ce6">
            <text:p>17,935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30475" table:style-name="ce6">
            <text:p>30,475<text:s/></text:p>
          </table:table-cell>
          <table:table-cell office:value-type="float" office:value="19405" table:style-name="ce6">
            <text:p>19,405<text:s/></text:p>
          </table:table-cell>
          <table:table-cell office:value-type="float" office:value="36316" table:style-name="ce6">
            <text:p>36,316<text:s/></text:p>
          </table:table-cell>
          <table:table-cell office:value-type="float" office:value="31525" table:style-name="ce6">
            <text:p>31,525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37409" table:style-name="ce6">
            <text:p>37,409<text:s/></text:p>
          </table:table-cell>
          <table:table-cell office:value-type="float" office:value="27779" table:style-name="ce6">
            <text:p>27,779<text:s/></text:p>
          </table:table-cell>
          <table:table-cell office:value-type="float" office:value="26925" table:style-name="ce6">
            <text:p>26,925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26550" table:style-name="ce6">
            <text:p>26,550<text:s/></text:p>
          </table:table-cell>
          <table:table-cell office:value-type="float" office:value="141938" table:style-name="ce6">
            <text:p>141,938<text:s/></text:p>
          </table:table-cell>
          <table:table-cell office:value-type="float" office:value="40486" table:style-name="ce6">
            <text:p>40,486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26107" table:style-name="ce6">
            <text:p>26,107<text:s/></text:p>
          </table:table-cell>
          <table:table-cell office:value-type="float" office:value="27712" table:style-name="ce6">
            <text:p>27,712<text:s/></text:p>
          </table:table-cell>
          <table:table-cell office:value-type="float" office:value="36120" table:style-name="ce6">
            <text:p>36,120<text:s/></text:p>
          </table:table-cell>
          <table:table-cell office:value-type="float" office:value="29822" table:style-name="ce6">
            <text:p>29,822<text:s/></text:p>
          </table:table-cell>
          <table:table-cell office:value-type="float" office:value="24340" table:style-name="ce6">
            <text:p>24,340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32543" table:style-name="ce6">
            <text:p>32,543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8393" table:style-name="ce6">
            <text:p>18,393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37977" table:style-name="ce6">
            <text:p>37,977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22797" table:style-name="ce6">
            <text:p>22,797<text:s/></text:p>
          </table:table-cell>
          <table:table-cell office:value-type="float" office:value="26968" table:style-name="ce6">
            <text:p>26,968<text:s/></text:p>
          </table:table-cell>
          <table:table-cell office:value-type="float" office:value="31790" table:style-name="ce6">
            <text:p>31,790<text:s/></text:p>
          </table:table-cell>
          <table:table-cell office:value-type="float" office:value="38821" table:style-name="ce6">
            <text:p>38,821<text:s/></text:p>
          </table:table-cell>
          <table:table-cell office:value-type="float" office:value="43856" table:style-name="ce6">
            <text:p>43,856<text:s/></text:p>
          </table:table-cell>
          <table:table-cell office:value-type="float" office:value="26307" table:style-name="ce6">
            <text:p>26,307<text:s/></text:p>
          </table:table-cell>
          <table:table-cell office:value-type="float" office:value="30278" table:style-name="ce6">
            <text:p>30,278<text:s/></text:p>
          </table:table-cell>
          <table:table-cell office:value-type="float" office:value="69617" table:style-name="ce6">
            <text:p>69,617<text:s/></text:p>
          </table:table-cell>
          <table:table-cell office:value-type="float" office:value="24991" table:style-name="ce6">
            <text:p>24,991<text:s/></text:p>
          </table:table-cell>
          <table:table-cell office:value-type="float" office:value="34625" table:style-name="ce6">
            <text:p>34,625<text:s/></text:p>
          </table:table-cell>
          <table:table-cell office:value-type="float" office:value="35457" table:style-name="ce6">
            <text:p>35,457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59547" table:style-name="ce6">
            <text:p>59,547<text:s/></text:p>
          </table:table-cell>
          <table:table-cell office:value-type="float" office:value="21250" table:style-name="ce6">
            <text:p>21,250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31291" table:style-name="ce6">
            <text:p>31,291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41736" table:style-name="ce6">
            <text:p>41,736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25939" table:style-name="ce6">
            <text:p>25,939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18850" table:style-name="ce6">
            <text:p>18,850<text:s/></text:p>
          </table:table-cell>
          <table:table-cell office:value-type="float" office:value="30601" table:style-name="ce6">
            <text:p>30,601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0074" table:style-name="ce6">
            <text:p>10,074<text:s/></text:p>
          </table:table-cell>
          <table:table-cell table:number-columns-repeated="16275"/>
        </table:table-row>
        <table:table-row table:style-name="ro2">
          <table:table-cell office:value-type="date" office:date-value="2019-05-24T00:00:00" table:style-name="ce5">
            <text:p>2019/5/24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44170" table:style-name="ce6">
            <text:p>44,170<text:s/></text:p>
          </table:table-cell>
          <table:table-cell office:value-type="float" office:value="52291" table:style-name="ce6">
            <text:p>52,291<text:s/></text:p>
          </table:table-cell>
          <table:table-cell office:value-type="float" office:value="29113" table:style-name="ce6">
            <text:p>29,113<text:s/></text:p>
          </table:table-cell>
          <table:table-cell office:value-type="float" office:value="17078" table:style-name="ce6">
            <text:p>17,078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8978" table:style-name="ce6">
            <text:p>18,978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32644" table:style-name="ce6">
            <text:p>32,644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35423" table:style-name="ce6">
            <text:p>35,423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38107" table:style-name="ce6">
            <text:p>38,107<text:s/></text:p>
          </table:table-cell>
          <table:table-cell office:value-type="float" office:value="35403" table:style-name="ce6">
            <text:p>35,403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40117" table:style-name="ce6">
            <text:p>40,117<text:s/></text:p>
          </table:table-cell>
          <table:table-cell office:value-type="float" office:value="29919" table:style-name="ce6">
            <text:p>29,919<text:s/></text:p>
          </table:table-cell>
          <table:table-cell office:value-type="float" office:value="28338" table:style-name="ce6">
            <text:p>28,338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27811" table:style-name="ce6">
            <text:p>27,811<text:s/></text:p>
          </table:table-cell>
          <table:table-cell office:value-type="float" office:value="171606" table:style-name="ce6">
            <text:p>171,606<text:s/></text:p>
          </table:table-cell>
          <table:table-cell office:value-type="float" office:value="47253" table:style-name="ce6">
            <text:p>47,253<text:s/></text:p>
          </table:table-cell>
          <table:table-cell office:value-type="float" office:value="24658" table:style-name="ce6">
            <text:p>24,658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30177" table:style-name="ce6">
            <text:p>30,177<text:s/></text:p>
          </table:table-cell>
          <table:table-cell office:value-type="float" office:value="39539" table:style-name="ce6">
            <text:p>39,539<text:s/></text:p>
          </table:table-cell>
          <table:table-cell office:value-type="float" office:value="34537" table:style-name="ce6">
            <text:p>34,537<text:s/></text:p>
          </table:table-cell>
          <table:table-cell office:value-type="float" office:value="26941" table:style-name="ce6">
            <text:p>26,941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35041" table:style-name="ce6">
            <text:p>35,041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45664" table:style-name="ce6">
            <text:p>45,664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28279" table:style-name="ce6">
            <text:p>28,279<text:s/></text:p>
          </table:table-cell>
          <table:table-cell office:value-type="float" office:value="34755" table:style-name="ce6">
            <text:p>34,755<text:s/></text:p>
          </table:table-cell>
          <table:table-cell office:value-type="float" office:value="44161" table:style-name="ce6">
            <text:p>44,161<text:s/></text:p>
          </table:table-cell>
          <table:table-cell office:value-type="float" office:value="46392" table:style-name="ce6">
            <text:p>46,392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33121" table:style-name="ce6">
            <text:p>33,121<text:s/></text:p>
          </table:table-cell>
          <table:table-cell office:value-type="float" office:value="79403" table:style-name="ce6">
            <text:p>79,403<text:s/></text:p>
          </table:table-cell>
          <table:table-cell office:value-type="float" office:value="25119" table:style-name="ce6">
            <text:p>25,119<text:s/></text:p>
          </table:table-cell>
          <table:table-cell office:value-type="float" office:value="37551" table:style-name="ce6">
            <text:p>37,551<text:s/></text:p>
          </table:table-cell>
          <table:table-cell office:value-type="float" office:value="39592" table:style-name="ce6">
            <text:p>39,592<text:s/></text:p>
          </table:table-cell>
          <table:table-cell office:value-type="float" office:value="26366" table:style-name="ce6">
            <text:p>26,366<text:s/></text:p>
          </table:table-cell>
          <table:table-cell office:value-type="float" office:value="68675" table:style-name="ce6">
            <text:p>68,675<text:s/></text:p>
          </table:table-cell>
          <table:table-cell office:value-type="float" office:value="22560" table:style-name="ce6">
            <text:p>22,560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34081" table:style-name="ce6">
            <text:p>34,081<text:s/></text:p>
          </table:table-cell>
          <table:table-cell office:value-type="float" office:value="20046" table:style-name="ce6">
            <text:p>20,046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4702" table:style-name="ce6">
            <text:p>14,702<text:s/></text:p>
          </table:table-cell>
          <table:table-cell office:value-type="float" office:value="42082" table:style-name="ce6">
            <text:p>42,082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26927" table:style-name="ce6">
            <text:p>26,927<text:s/></text:p>
          </table:table-cell>
          <table:table-cell office:value-type="float" office:value="28186" table:style-name="ce6">
            <text:p>28,186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31365" table:style-name="ce6">
            <text:p>31,365<text:s/></text:p>
          </table:table-cell>
          <table:table-cell office:value-type="float" office:value="28555" table:style-name="ce6">
            <text:p>28,555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10760" table:style-name="ce6">
            <text:p>10,760<text:s/></text:p>
          </table:table-cell>
          <table:table-cell table:number-columns-repeated="16275"/>
        </table:table-row>
        <table:table-row table:style-name="ro2">
          <table:table-cell office:value-type="date" office:date-value="2019-05-25T00:00:00" table:style-name="ce5">
            <text:p>2019/5/25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53331" table:style-name="ce6">
            <text:p>53,331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19482" table:style-name="ce6">
            <text:p>19,482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10323" table:style-name="ce6">
            <text:p>10,323<text:s/></text:p>
          </table:table-cell>
          <table:table-cell office:value-type="float" office:value="38233" table:style-name="ce6">
            <text:p>38,233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30183" table:style-name="ce6">
            <text:p>30,183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35879" table:style-name="ce6">
            <text:p>35,879<text:s/></text:p>
          </table:table-cell>
          <table:table-cell office:value-type="float" office:value="25374" table:style-name="ce6">
            <text:p>25,374<text:s/></text:p>
          </table:table-cell>
          <table:table-cell office:value-type="float" office:value="22921" table:style-name="ce6">
            <text:p>22,921<text:s/></text:p>
          </table:table-cell>
          <table:table-cell office:value-type="float" office:value="20892" table:style-name="ce6">
            <text:p>20,892<text:s/></text:p>
          </table:table-cell>
          <table:table-cell office:value-type="float" office:value="14992" table:style-name="ce6">
            <text:p>14,992<text:s/></text:p>
          </table:table-cell>
          <table:table-cell office:value-type="float" office:value="183877" table:style-name="ce6">
            <text:p>183,877<text:s/></text:p>
          </table:table-cell>
          <table:table-cell office:value-type="float" office:value="51263" table:style-name="ce6">
            <text:p>51,263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22330" table:style-name="ce6">
            <text:p>22,330<text:s/></text:p>
          </table:table-cell>
          <table:table-cell office:value-type="float" office:value="38786" table:style-name="ce6">
            <text:p>38,786<text:s/></text:p>
          </table:table-cell>
          <table:table-cell office:value-type="float" office:value="41146" table:style-name="ce6">
            <text:p>41,146<text:s/></text:p>
          </table:table-cell>
          <table:table-cell office:value-type="float" office:value="31939" table:style-name="ce6">
            <text:p>31,939<text:s/></text:p>
          </table:table-cell>
          <table:table-cell office:value-type="float" office:value="22276" table:style-name="ce6">
            <text:p>22,276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29713" table:style-name="ce6">
            <text:p>29,713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47637" table:style-name="ce6">
            <text:p>47,637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19331" table:style-name="ce6">
            <text:p>19,331<text:s/></text:p>
          </table:table-cell>
          <table:table-cell office:value-type="float" office:value="20580" table:style-name="ce6">
            <text:p>20,580<text:s/></text:p>
          </table:table-cell>
          <table:table-cell office:value-type="float" office:value="33709" table:style-name="ce6">
            <text:p>33,709<text:s/></text:p>
          </table:table-cell>
          <table:table-cell office:value-type="float" office:value="44645" table:style-name="ce6">
            <text:p>44,645<text:s/></text:p>
          </table:table-cell>
          <table:table-cell office:value-type="float" office:value="38737" table:style-name="ce6">
            <text:p>38,737<text:s/></text:p>
          </table:table-cell>
          <table:table-cell office:value-type="float" office:value="24013" table:style-name="ce6">
            <text:p>24,013<text:s/></text:p>
          </table:table-cell>
          <table:table-cell office:value-type="float" office:value="32312" table:style-name="ce6">
            <text:p>32,312<text:s/></text:p>
          </table:table-cell>
          <table:table-cell office:value-type="float" office:value="90995" table:style-name="ce6">
            <text:p>90,995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35463" table:style-name="ce6">
            <text:p>35,463<text:s/></text:p>
          </table:table-cell>
          <table:table-cell office:value-type="float" office:value="35498" table:style-name="ce6">
            <text:p>35,498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58678" table:style-name="ce6">
            <text:p>58,678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31105" table:style-name="ce6">
            <text:p>31,105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20237" table:style-name="ce6">
            <text:p>20,237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26396" table:style-name="ce6">
            <text:p>26,396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9182" table:style-name="ce6">
            <text:p>9,182<text:s/></text:p>
          </table:table-cell>
          <table:table-cell table:number-columns-repeated="16275"/>
        </table:table-row>
        <table:table-row table:style-name="ro2">
          <table:table-cell office:value-type="date" office:date-value="2019-05-26T00:00:00" table:style-name="ce5">
            <text:p>2019/5/26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42932" table:style-name="ce6">
            <text:p>42,932<text:s/></text:p>
          </table:table-cell>
          <table:table-cell office:value-type="float" office:value="15569" table:style-name="ce6">
            <text:p>15,569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28444" table:style-name="ce6">
            <text:p>28,444<text:s/></text:p>
          </table:table-cell>
          <table:table-cell office:value-type="float" office:value="16205" table:style-name="ce6">
            <text:p>16,205<text:s/></text:p>
          </table:table-cell>
          <table:table-cell office:value-type="float" office:value="23396" table:style-name="ce6">
            <text:p>23,396<text:s/></text:p>
          </table:table-cell>
          <table:table-cell office:value-type="float" office:value="25104" table:style-name="ce6">
            <text:p>25,104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29349" table:style-name="ce6">
            <text:p>29,349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18845" table:style-name="ce6">
            <text:p>18,845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173212" table:style-name="ce6">
            <text:p>173,212<text:s/></text:p>
          </table:table-cell>
          <table:table-cell office:value-type="float" office:value="41348" table:style-name="ce6">
            <text:p>41,348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27454" table:style-name="ce6">
            <text:p>27,454<text:s/></text:p>
          </table:table-cell>
          <table:table-cell office:value-type="float" office:value="32143" table:style-name="ce6">
            <text:p>32,143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20411" table:style-name="ce6">
            <text:p>20,411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23056" table:style-name="ce6">
            <text:p>23,056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42506" table:style-name="ce6">
            <text:p>42,506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27492" table:style-name="ce6">
            <text:p>27,492<text:s/></text:p>
          </table:table-cell>
          <table:table-cell office:value-type="float" office:value="38231" table:style-name="ce6">
            <text:p>38,231<text:s/></text:p>
          </table:table-cell>
          <table:table-cell office:value-type="float" office:value="30377" table:style-name="ce6">
            <text:p>30,377<text:s/></text:p>
          </table:table-cell>
          <table:table-cell office:value-type="float" office:value="19619" table:style-name="ce6">
            <text:p>19,619<text:s/></text:p>
          </table:table-cell>
          <table:table-cell office:value-type="float" office:value="28834" table:style-name="ce6">
            <text:p>28,834<text:s/></text:p>
          </table:table-cell>
          <table:table-cell office:value-type="float" office:value="77845" table:style-name="ce6">
            <text:p>77,845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29803" table:style-name="ce6">
            <text:p>29,803<text:s/></text:p>
          </table:table-cell>
          <table:table-cell office:value-type="float" office:value="26995" table:style-name="ce6">
            <text:p>26,995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50711" table:style-name="ce6">
            <text:p>50,711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4492" table:style-name="ce6">
            <text:p>14,492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26576" table:style-name="ce6">
            <text:p>26,576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19039" table:style-name="ce6">
            <text:p>19,039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7394" table:style-name="ce6">
            <text:p>7,394<text:s/></text:p>
          </table:table-cell>
          <table:table-cell table:number-columns-repeated="16275"/>
        </table:table-row>
        <table:table-row table:style-name="ro2">
          <table:table-cell office:value-type="date" office:date-value="2019-05-27T00:00:00" table:style-name="ce5">
            <text:p>2019/5/27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41198" table:style-name="ce6">
            <text:p>41,198<text:s/></text:p>
          </table:table-cell>
          <table:table-cell office:value-type="float" office:value="41772" table:style-name="ce6">
            <text:p>41,772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8267" table:style-name="ce6">
            <text:p>18,267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33263" table:style-name="ce6">
            <text:p>33,263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17069" table:style-name="ce6">
            <text:p>17,069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17515" table:style-name="ce6">
            <text:p>17,515<text:s/></text:p>
          </table:table-cell>
          <table:table-cell office:value-type="float" office:value="33371" table:style-name="ce6">
            <text:p>33,371<text:s/></text:p>
          </table:table-cell>
          <table:table-cell office:value-type="float" office:value="27673" table:style-name="ce6">
            <text:p>27,673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36289" table:style-name="ce6">
            <text:p>36,289<text:s/></text:p>
          </table:table-cell>
          <table:table-cell office:value-type="float" office:value="26708" table:style-name="ce6">
            <text:p>26,708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6437" table:style-name="ce6">
            <text:p>26,437<text:s/></text:p>
          </table:table-cell>
          <table:table-cell office:value-type="float" office:value="142259" table:style-name="ce6">
            <text:p>142,259<text:s/></text:p>
          </table:table-cell>
          <table:table-cell office:value-type="float" office:value="37175" table:style-name="ce6">
            <text:p>37,175<text:s/></text:p>
          </table:table-cell>
          <table:table-cell office:value-type="float" office:value="22528" table:style-name="ce6">
            <text:p>22,528<text:s/></text:p>
          </table:table-cell>
          <table:table-cell office:value-type="float" office:value="25401" table:style-name="ce6">
            <text:p>25,401<text:s/></text:p>
          </table:table-cell>
          <table:table-cell office:value-type="float" office:value="25984" table:style-name="ce6">
            <text:p>25,984<text:s/></text:p>
          </table:table-cell>
          <table:table-cell office:value-type="float" office:value="31893" table:style-name="ce6">
            <text:p>31,893<text:s/></text:p>
          </table:table-cell>
          <table:table-cell office:value-type="float" office:value="27761" table:style-name="ce6">
            <text:p>27,761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31470" table:style-name="ce6">
            <text:p>31,470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7500" table:style-name="ce6">
            <text:p>17,500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34727" table:style-name="ce6">
            <text:p>34,727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30447" table:style-name="ce6">
            <text:p>30,447<text:s/></text:p>
          </table:table-cell>
          <table:table-cell office:value-type="float" office:value="37560" table:style-name="ce6">
            <text:p>37,560<text:s/></text:p>
          </table:table-cell>
          <table:table-cell office:value-type="float" office:value="42277" table:style-name="ce6">
            <text:p>42,277<text:s/></text:p>
          </table:table-cell>
          <table:table-cell office:value-type="float" office:value="25219" table:style-name="ce6">
            <text:p>25,219<text:s/></text:p>
          </table:table-cell>
          <table:table-cell office:value-type="float" office:value="28825" table:style-name="ce6">
            <text:p>28,825<text:s/></text:p>
          </table:table-cell>
          <table:table-cell office:value-type="float" office:value="65667" table:style-name="ce6">
            <text:p>65,667<text:s/></text:p>
          </table:table-cell>
          <table:table-cell office:value-type="float" office:value="22229" table:style-name="ce6">
            <text:p>22,229<text:s/></text:p>
          </table:table-cell>
          <table:table-cell office:value-type="float" office:value="32914" table:style-name="ce6">
            <text:p>32,914<text:s/></text:p>
          </table:table-cell>
          <table:table-cell office:value-type="float" office:value="33058" table:style-name="ce6">
            <text:p>33,058<text:s/></text:p>
          </table:table-cell>
          <table:table-cell office:value-type="float" office:value="21318" table:style-name="ce6">
            <text:p>21,318<text:s/></text:p>
          </table:table-cell>
          <table:table-cell office:value-type="float" office:value="58609" table:style-name="ce6">
            <text:p>58,609<text:s/></text:p>
          </table:table-cell>
          <table:table-cell office:value-type="float" office:value="19390" table:style-name="ce6">
            <text:p>19,390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18119" table:style-name="ce6">
            <text:p>18,119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29168" table:style-name="ce6">
            <text:p>29,168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39543" table:style-name="ce6">
            <text:p>39,543<text:s/></text:p>
          </table:table-cell>
          <table:table-cell office:value-type="float" office:value="24222" table:style-name="ce6">
            <text:p>24,222<text:s/></text:p>
          </table:table-cell>
          <table:table-cell office:value-type="float" office:value="24316" table:style-name="ce6">
            <text:p>24,316<text:s/></text:p>
          </table:table-cell>
          <table:table-cell office:value-type="float" office:value="25507" table:style-name="ce6">
            <text:p>25,507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18091" table:style-name="ce6">
            <text:p>18,091<text:s/></text:p>
          </table:table-cell>
          <table:table-cell office:value-type="float" office:value="28953" table:style-name="ce6">
            <text:p>28,953<text:s/></text:p>
          </table:table-cell>
          <table:table-cell office:value-type="float" office:value="23808" table:style-name="ce6">
            <text:p>23,808<text:s/></text:p>
          </table:table-cell>
          <table:table-cell office:value-type="float" office:value="14862" table:style-name="ce6">
            <text:p>14,862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9752" table:style-name="ce6">
            <text:p>9,752<text:s/></text:p>
          </table:table-cell>
          <table:table-cell table:number-columns-repeated="16275"/>
        </table:table-row>
        <table:table-row table:style-name="ro2">
          <table:table-cell office:value-type="date" office:date-value="2019-05-28T00:00:00" table:style-name="ce5">
            <text:p>2019/5/28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42755" table:style-name="ce6">
            <text:p>42,755<text:s/></text:p>
          </table:table-cell>
          <table:table-cell office:value-type="float" office:value="43746" table:style-name="ce6">
            <text:p>43,746<text:s/></text:p>
          </table:table-cell>
          <table:table-cell office:value-type="float" office:value="28133" table:style-name="ce6">
            <text:p>28,133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43899" table:style-name="ce6">
            <text:p>43,899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28726" table:style-name="ce6">
            <text:p>28,726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35138" table:style-name="ce6">
            <text:p>35,138<text:s/></text:p>
          </table:table-cell>
          <table:table-cell office:value-type="float" office:value="29192" table:style-name="ce6">
            <text:p>29,192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37142" table:style-name="ce6">
            <text:p>37,142<text:s/></text:p>
          </table:table-cell>
          <table:table-cell office:value-type="float" office:value="27468" table:style-name="ce6">
            <text:p>27,468<text:s/></text:p>
          </table:table-cell>
          <table:table-cell office:value-type="float" office:value="26707" table:style-name="ce6">
            <text:p>26,707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7217" table:style-name="ce6">
            <text:p>27,217<text:s/></text:p>
          </table:table-cell>
          <table:table-cell office:value-type="float" office:value="135241" table:style-name="ce6">
            <text:p>135,241<text:s/></text:p>
          </table:table-cell>
          <table:table-cell office:value-type="float" office:value="38314" table:style-name="ce6">
            <text:p>38,314<text:s/></text:p>
          </table:table-cell>
          <table:table-cell office:value-type="float" office:value="22661" table:style-name="ce6">
            <text:p>22,661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32103" table:style-name="ce6">
            <text:p>32,103<text:s/></text:p>
          </table:table-cell>
          <table:table-cell office:value-type="float" office:value="28036" table:style-name="ce6">
            <text:p>28,036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31362" table:style-name="ce6">
            <text:p>31,362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32188" table:style-name="ce6">
            <text:p>32,188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27033" table:style-name="ce6">
            <text:p>27,033<text:s/></text:p>
          </table:table-cell>
          <table:table-cell office:value-type="float" office:value="30352" table:style-name="ce6">
            <text:p>30,352<text:s/></text:p>
          </table:table-cell>
          <table:table-cell office:value-type="float" office:value="37720" table:style-name="ce6">
            <text:p>37,720<text:s/></text:p>
          </table:table-cell>
          <table:table-cell office:value-type="float" office:value="43333" table:style-name="ce6">
            <text:p>43,333<text:s/></text:p>
          </table:table-cell>
          <table:table-cell office:value-type="float" office:value="25786" table:style-name="ce6">
            <text:p>25,786<text:s/></text:p>
          </table:table-cell>
          <table:table-cell office:value-type="float" office:value="28434" table:style-name="ce6">
            <text:p>28,434<text:s/></text:p>
          </table:table-cell>
          <table:table-cell office:value-type="float" office:value="67779" table:style-name="ce6">
            <text:p>67,779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33376" table:style-name="ce6">
            <text:p>33,376<text:s/></text:p>
          </table:table-cell>
          <table:table-cell office:value-type="float" office:value="34619" table:style-name="ce6">
            <text:p>34,619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60425" table:style-name="ce6">
            <text:p>60,425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4366" table:style-name="ce6">
            <text:p>14,366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31302" table:style-name="ce6">
            <text:p>31,302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41252" table:style-name="ce6">
            <text:p>41,252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25037" table:style-name="ce6">
            <text:p>25,037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18508" table:style-name="ce6">
            <text:p>18,508<text:s/></text:p>
          </table:table-cell>
          <table:table-cell office:value-type="float" office:value="29443" table:style-name="ce6">
            <text:p>29,443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9899" table:style-name="ce6">
            <text:p>9,899<text:s/></text:p>
          </table:table-cell>
          <table:table-cell table:number-columns-repeated="16275"/>
        </table:table-row>
        <table:table-row table:style-name="ro2">
          <table:table-cell office:value-type="date" office:date-value="2019-05-29T00:00:00" table:style-name="ce5">
            <text:p>2019/5/29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42907" table:style-name="ce6">
            <text:p>42,907<text:s/></text:p>
          </table:table-cell>
          <table:table-cell office:value-type="float" office:value="46150" table:style-name="ce6">
            <text:p>46,150<text:s/></text:p>
          </table:table-cell>
          <table:table-cell office:value-type="float" office:value="28510" table:style-name="ce6">
            <text:p>28,510<text:s/></text:p>
          </table:table-cell>
          <table:table-cell office:value-type="float" office:value="16230" table:style-name="ce6">
            <text:p>16,230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8999" table:style-name="ce6">
            <text:p>18,999<text:s/></text:p>
          </table:table-cell>
          <table:table-cell office:value-type="float" office:value="18487" table:style-name="ce6">
            <text:p>18,487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45541" table:style-name="ce6">
            <text:p>45,541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36224" table:style-name="ce6">
            <text:p>36,224<text:s/></text:p>
          </table:table-cell>
          <table:table-cell office:value-type="float" office:value="31270" table:style-name="ce6">
            <text:p>31,270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37504" table:style-name="ce6">
            <text:p>37,504<text:s/></text:p>
          </table:table-cell>
          <table:table-cell office:value-type="float" office:value="28761" table:style-name="ce6">
            <text:p>28,761<text:s/></text:p>
          </table:table-cell>
          <table:table-cell office:value-type="float" office:value="27211" table:style-name="ce6">
            <text:p>27,211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27363" table:style-name="ce6">
            <text:p>27,363<text:s/></text:p>
          </table:table-cell>
          <table:table-cell office:value-type="float" office:value="140428" table:style-name="ce6">
            <text:p>140,428<text:s/></text:p>
          </table:table-cell>
          <table:table-cell office:value-type="float" office:value="40907" table:style-name="ce6">
            <text:p>40,907<text:s/></text:p>
          </table:table-cell>
          <table:table-cell office:value-type="float" office:value="23285" table:style-name="ce6">
            <text:p>23,285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28751" table:style-name="ce6">
            <text:p>28,751<text:s/></text:p>
          </table:table-cell>
          <table:table-cell office:value-type="float" office:value="35126" table:style-name="ce6">
            <text:p>35,126<text:s/></text:p>
          </table:table-cell>
          <table:table-cell office:value-type="float" office:value="30019" table:style-name="ce6">
            <text:p>30,019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33369" table:style-name="ce6">
            <text:p>33,369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37514" table:style-name="ce6">
            <text:p>37,514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32111" table:style-name="ce6">
            <text:p>32,111<text:s/></text:p>
          </table:table-cell>
          <table:table-cell office:value-type="float" office:value="38740" table:style-name="ce6">
            <text:p>38,740<text:s/></text:p>
          </table:table-cell>
          <table:table-cell office:value-type="float" office:value="44536" table:style-name="ce6">
            <text:p>44,536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31444" table:style-name="ce6">
            <text:p>31,444<text:s/></text:p>
          </table:table-cell>
          <table:table-cell office:value-type="float" office:value="73734" table:style-name="ce6">
            <text:p>73,734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34651" table:style-name="ce6">
            <text:p>34,651<text:s/></text:p>
          </table:table-cell>
          <table:table-cell office:value-type="float" office:value="36136" table:style-name="ce6">
            <text:p>36,136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62408" table:style-name="ce6">
            <text:p>62,408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35344" table:style-name="ce6">
            <text:p>35,344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41897" table:style-name="ce6">
            <text:p>41,897<text:s/></text:p>
          </table:table-cell>
          <table:table-cell office:value-type="float" office:value="24831" table:style-name="ce6">
            <text:p>24,831<text:s/></text:p>
          </table:table-cell>
          <table:table-cell office:value-type="float" office:value="25271" table:style-name="ce6">
            <text:p>25,271<text:s/></text:p>
          </table:table-cell>
          <table:table-cell office:value-type="float" office:value="26583" table:style-name="ce6">
            <text:p>26,583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30347" table:style-name="ce6">
            <text:p>30,347<text:s/></text:p>
          </table:table-cell>
          <table:table-cell office:value-type="float" office:value="26259" table:style-name="ce6">
            <text:p>26,259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0105" table:style-name="ce6">
            <text:p>10,105<text:s/></text:p>
          </table:table-cell>
          <table:table-cell table:number-columns-repeated="16275"/>
        </table:table-row>
        <table:table-row table:style-name="ro2">
          <table:table-cell office:value-type="date" office:date-value="2019-05-30T00:00:00" table:style-name="ce5">
            <text:p>2019/5/30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16268" table:style-name="ce6">
            <text:p>16,268<text:s/></text:p>
          </table:table-cell>
          <table:table-cell office:value-type="float" office:value="43776" table:style-name="ce6">
            <text:p>43,776<text:s/></text:p>
          </table:table-cell>
          <table:table-cell office:value-type="float" office:value="46376" table:style-name="ce6">
            <text:p>46,376<text:s/></text:p>
          </table:table-cell>
          <table:table-cell office:value-type="float" office:value="28584" table:style-name="ce6">
            <text:p>28,584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4755" table:style-name="ce6">
            <text:p>14,755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49033" table:style-name="ce6">
            <text:p>49,033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23068" table:style-name="ce6">
            <text:p>23,068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30687" table:style-name="ce6">
            <text:p>30,687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35562" table:style-name="ce6">
            <text:p>35,562<text:s/></text:p>
          </table:table-cell>
          <table:table-cell office:value-type="float" office:value="31539" table:style-name="ce6">
            <text:p>31,539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38028" table:style-name="ce6">
            <text:p>38,028<text:s/></text:p>
          </table:table-cell>
          <table:table-cell office:value-type="float" office:value="28356" table:style-name="ce6">
            <text:p>28,356<text:s/></text:p>
          </table:table-cell>
          <table:table-cell office:value-type="float" office:value="27091" table:style-name="ce6">
            <text:p>27,091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27358" table:style-name="ce6">
            <text:p>27,358<text:s/></text:p>
          </table:table-cell>
          <table:table-cell office:value-type="float" office:value="143918" table:style-name="ce6">
            <text:p>143,918<text:s/></text:p>
          </table:table-cell>
          <table:table-cell office:value-type="float" office:value="41770" table:style-name="ce6">
            <text:p>41,770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28755" table:style-name="ce6">
            <text:p>28,755<text:s/></text:p>
          </table:table-cell>
          <table:table-cell office:value-type="float" office:value="35461" table:style-name="ce6">
            <text:p>35,461<text:s/></text:p>
          </table:table-cell>
          <table:table-cell office:value-type="float" office:value="30710" table:style-name="ce6">
            <text:p>30,710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32916" table:style-name="ce6">
            <text:p>32,916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39806" table:style-name="ce6">
            <text:p>39,806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22560" table:style-name="ce6">
            <text:p>22,560<text:s/></text:p>
          </table:table-cell>
          <table:table-cell office:value-type="float" office:value="27395" table:style-name="ce6">
            <text:p>27,395<text:s/></text:p>
          </table:table-cell>
          <table:table-cell office:value-type="float" office:value="32265" table:style-name="ce6">
            <text:p>32,265<text:s/></text:p>
          </table:table-cell>
          <table:table-cell office:value-type="float" office:value="39371" table:style-name="ce6">
            <text:p>39,371<text:s/></text:p>
          </table:table-cell>
          <table:table-cell office:value-type="float" office:value="44534" table:style-name="ce6">
            <text:p>44,534<text:s/></text:p>
          </table:table-cell>
          <table:table-cell office:value-type="float" office:value="26876" table:style-name="ce6">
            <text:p>26,876<text:s/></text:p>
          </table:table-cell>
          <table:table-cell office:value-type="float" office:value="31450" table:style-name="ce6">
            <text:p>31,450<text:s/></text:p>
          </table:table-cell>
          <table:table-cell office:value-type="float" office:value="73037" table:style-name="ce6">
            <text:p>73,037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35125" table:style-name="ce6">
            <text:p>35,125<text:s/></text:p>
          </table:table-cell>
          <table:table-cell office:value-type="float" office:value="36255" table:style-name="ce6">
            <text:p>36,255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63341" table:style-name="ce6">
            <text:p>63,341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35656" table:style-name="ce6">
            <text:p>35,656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42087" table:style-name="ce6">
            <text:p>42,087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25418" table:style-name="ce6">
            <text:p>25,418<text:s/></text:p>
          </table:table-cell>
          <table:table-cell office:value-type="float" office:value="26740" table:style-name="ce6">
            <text:p>26,740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18782" table:style-name="ce6">
            <text:p>18,782<text:s/></text:p>
          </table:table-cell>
          <table:table-cell office:value-type="float" office:value="30452" table:style-name="ce6">
            <text:p>30,452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14802" table:style-name="ce6">
            <text:p>14,802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0223" table:style-name="ce6">
            <text:p>10,223<text:s/></text:p>
          </table:table-cell>
          <table:table-cell table:number-columns-repeated="16275"/>
        </table:table-row>
        <table:table-row table:style-name="ro2">
          <table:table-cell office:value-type="date" office:date-value="2019-05-31T00:00:00" table:style-name="ce5">
            <text:p>2019/5/31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45239" table:style-name="ce6">
            <text:p>45,239<text:s/></text:p>
          </table:table-cell>
          <table:table-cell office:value-type="float" office:value="52959" table:style-name="ce6">
            <text:p>52,959<text:s/></text:p>
          </table:table-cell>
          <table:table-cell office:value-type="float" office:value="29477" table:style-name="ce6">
            <text:p>29,477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50050" table:style-name="ce6">
            <text:p>50,050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9576" table:style-name="ce6">
            <text:p>19,576<text:s/></text:p>
          </table:table-cell>
          <table:table-cell office:value-type="float" office:value="23868" table:style-name="ce6">
            <text:p>23,868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35471" table:style-name="ce6">
            <text:p>35,471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37806" table:style-name="ce6">
            <text:p>37,806<text:s/></text:p>
          </table:table-cell>
          <table:table-cell office:value-type="float" office:value="34512" table:style-name="ce6">
            <text:p>34,512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40052" table:style-name="ce6">
            <text:p>40,052<text:s/></text:p>
          </table:table-cell>
          <table:table-cell office:value-type="float" office:value="29349" table:style-name="ce6">
            <text:p>29,349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28399" table:style-name="ce6">
            <text:p>28,399<text:s/></text:p>
          </table:table-cell>
          <table:table-cell office:value-type="float" office:value="169607" table:style-name="ce6">
            <text:p>169,607<text:s/></text:p>
          </table:table-cell>
          <table:table-cell office:value-type="float" office:value="47171" table:style-name="ce6">
            <text:p>47,171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27875" table:style-name="ce6">
            <text:p>27,875<text:s/></text:p>
          </table:table-cell>
          <table:table-cell office:value-type="float" office:value="30711" table:style-name="ce6">
            <text:p>30,711<text:s/></text:p>
          </table:table-cell>
          <table:table-cell office:value-type="float" office:value="38214" table:style-name="ce6">
            <text:p>38,214<text:s/></text:p>
          </table:table-cell>
          <table:table-cell office:value-type="float" office:value="34595" table:style-name="ce6">
            <text:p>34,595<text:s/></text:p>
          </table:table-cell>
          <table:table-cell office:value-type="float" office:value="26787" table:style-name="ce6">
            <text:p>26,787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34962" table:style-name="ce6">
            <text:p>34,962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0413" table:style-name="ce6">
            <text:p>10,413<text:s/></text:p>
          </table:table-cell>
          <table:table-cell office:value-type="float" office:value="21556" table:style-name="ce6">
            <text:p>21,556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44766" table:style-name="ce6">
            <text:p>44,766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28346" table:style-name="ce6">
            <text:p>28,346<text:s/></text:p>
          </table:table-cell>
          <table:table-cell office:value-type="float" office:value="34490" table:style-name="ce6">
            <text:p>34,490<text:s/></text:p>
          </table:table-cell>
          <table:table-cell office:value-type="float" office:value="43926" table:style-name="ce6">
            <text:p>43,926<text:s/></text:p>
          </table:table-cell>
          <table:table-cell office:value-type="float" office:value="46655" table:style-name="ce6">
            <text:p>46,655<text:s/></text:p>
          </table:table-cell>
          <table:table-cell office:value-type="float" office:value="28387" table:style-name="ce6">
            <text:p>28,387<text:s/></text:p>
          </table:table-cell>
          <table:table-cell office:value-type="float" office:value="33052" table:style-name="ce6">
            <text:p>33,052<text:s/></text:p>
          </table:table-cell>
          <table:table-cell office:value-type="float" office:value="82420" table:style-name="ce6">
            <text:p>82,420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39714" table:style-name="ce6">
            <text:p>39,714<text:s/></text:p>
          </table:table-cell>
          <table:table-cell office:value-type="float" office:value="40662" table:style-name="ce6">
            <text:p>40,662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70675" table:style-name="ce6">
            <text:p>70,675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23522" table:style-name="ce6">
            <text:p>23,522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36717" table:style-name="ce6">
            <text:p>36,717<text:s/></text:p>
          </table:table-cell>
          <table:table-cell office:value-type="float" office:value="20444" table:style-name="ce6">
            <text:p>20,444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43254" table:style-name="ce6">
            <text:p>43,254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10559" table:style-name="ce6">
            <text:p>10,559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31740" table:style-name="ce6">
            <text:p>31,740<text:s/></text:p>
          </table:table-cell>
          <table:table-cell office:value-type="float" office:value="28480" table:style-name="ce6">
            <text:p>28,480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14293" table:style-name="ce6">
            <text:p>14,293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0932" table:style-name="ce6">
            <text:p>10,932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0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16274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trtc</dc:creator>
    <meta:creation-date>2019-06-10T02:24:53Z</meta:creation-date>
    <dc:date>2019-06-10T02:25:52Z</dc:date>
  </office:meta>
</office:document-meta>
</file>